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bon_emissions_uncertain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5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area_cont</text:p>
          </table:table-cell>
          <table:table-cell office:value-type="string" calcext:value-type="string">
            <text:p>area_ctry</text:p>
          </table:table-cell>
          <table:table-cell office:value-type="string" calcext:value-type="string">
            <text:p>area_name</text:p>
          </table:table-cell>
          <table:table-cell office:value-type="string" calcext:value-type="string">
            <text:p>area_code</text:p>
          </table:table-cell>
          <table:table-cell office:value-type="string" calcext:value-type="string">
            <text:p>proj</text:p>
          </table:table-cell>
          <table:table-cell office:value-type="string" calcext:value-type="string">
            <text:p>C2020</text:p>
          </table:table-cell>
          <table:table-cell office:value-type="string" calcext:value-type="string">
            <text:p>C2030</text:p>
          </table:table-cell>
          <table:table-cell office:value-type="string" calcext:value-type="string">
            <text:p>C2040</text:p>
          </table:table-cell>
          <table:table-cell office:value-type="string" calcext:value-type="string">
            <text:p>C2050</text:p>
          </table:table-cell>
          <table:table-cell office:value-type="string" calcext:value-type="string">
            <text:p>C2060</text:p>
          </table:table-cell>
          <table:table-cell office:value-type="string" calcext:value-type="string">
            <text:p>C2070</text:p>
          </table:table-cell>
          <table:table-cell office:value-type="string" calcext:value-type="string">
            <text:p>C2080</text:p>
          </table:table-cell>
          <table:table-cell office:value-type="string" calcext:value-type="string">
            <text:p>C2090</text:p>
          </table:table-cell>
          <table:table-cell office:value-type="string" calcext:value-type="string">
            <text:p>C2100</text:p>
          </table:table-cell>
          <table:table-cell office:value-type="string" calcext:value-type="string">
            <text:p>C211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me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low</text:p>
          </table:table-cell>
          <table:table-cell office:value-type="float" office:value="352" calcext:value-type="float">
            <text:p>352</text:p>
          </table:table-cell>
          <table:table-cell office:value-type="float" office:value="172" calcext:value-type="float">
            <text:p>172</text:p>
          </table:table-cell>
          <table:table-cell office:value-type="float" office:value="308" calcext:value-type="float">
            <text:p>308</text:p>
          </table:table-cell>
          <table:table-cell office:value-type="float" office:value="462" calcext:value-type="float">
            <text:p>462</text:p>
          </table:table-cell>
          <table:table-cell office:value-type="float" office:value="629" calcext:value-type="float">
            <text:p>629</text:p>
          </table:table-cell>
          <table:table-cell office:value-type="float" office:value="809" calcext:value-type="float">
            <text:p>809</text:p>
          </table:table-cell>
          <table:table-cell office:value-type="float" office:value="999" calcext:value-type="float">
            <text:p>999</text:p>
          </table:table-cell>
          <table:table-cell office:value-type="float" office:value="1196" calcext:value-type="float">
            <text:p>1196</text:p>
          </table:table-cell>
          <table:table-cell office:value-type="float" office:value="1399" calcext:value-type="float">
            <text:p>1399</text:p>
          </table:table-cell>
          <table:table-cell office:value-type="float" office:value="1609" calcext:value-type="float">
            <text:p>160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mean</text:p>
          </table:table-cell>
          <table:table-cell office:value-type="float" office:value="352" calcext:value-type="float">
            <text:p>352</text:p>
          </table:table-cell>
          <table:table-cell office:value-type="float" office:value="313" calcext:value-type="float">
            <text:p>313</text:p>
          </table:table-cell>
          <table:table-cell office:value-type="float" office:value="642" calcext:value-type="float">
            <text:p>642</text:p>
          </table:table-cell>
          <table:table-cell office:value-type="float" office:value="1021" calcext:value-type="float">
            <text:p>1021</text:p>
          </table:table-cell>
          <table:table-cell office:value-type="float" office:value="1431" calcext:value-type="float">
            <text:p>1431</text:p>
          </table:table-cell>
          <table:table-cell office:value-type="float" office:value="1859" calcext:value-type="float">
            <text:p>1859</text:p>
          </table:table-cell>
          <table:table-cell table:number-columns-repeated="4"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high</text:p>
          </table:table-cell>
          <table:table-cell office:value-type="float" office:value="352" calcext:value-type="float">
            <text:p>352</text:p>
          </table:table-cell>
          <table:table-cell office:value-type="float" office:value="474" calcext:value-type="float">
            <text:p>474</text:p>
          </table:table-cell>
          <table:table-cell office:value-type="float" office:value="1029" calcext:value-type="float">
            <text:p>1029</text:p>
          </table:table-cell>
          <table:table-cell office:value-type="float" office:value="1658" calcext:value-type="float">
            <text:p>1658</text:p>
          </table:table-cell>
          <table:table-cell table:number-columns-repeated="6" office:value-type="float" office:value="2173" calcext:value-type="float">
            <text:p>21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me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low</text:p>
          </table:table-cell>
          <table:table-cell office:value-type="float" office:value="5174" calcext:value-type="float">
            <text:p>5174</text:p>
          </table:table-cell>
          <table:table-cell office:value-type="float" office:value="3536" calcext:value-type="float">
            <text:p>3536</text:p>
          </table:table-cell>
          <table:table-cell office:value-type="float" office:value="6849" calcext:value-type="float">
            <text:p>6849</text:p>
          </table:table-cell>
          <table:table-cell office:value-type="float" office:value="9956" calcext:value-type="float">
            <text:p>9956</text:p>
          </table:table-cell>
          <table:table-cell office:value-type="float" office:value="13078" calcext:value-type="float">
            <text:p>13078</text:p>
          </table:table-cell>
          <table:table-cell office:value-type="float" office:value="16358" calcext:value-type="float">
            <text:p>16358</text:p>
          </table:table-cell>
          <table:table-cell office:value-type="float" office:value="19840" calcext:value-type="float">
            <text:p>19840</text:p>
          </table:table-cell>
          <table:table-cell office:value-type="float" office:value="23537" calcext:value-type="float">
            <text:p>23537</text:p>
          </table:table-cell>
          <table:table-cell office:value-type="float" office:value="27384" calcext:value-type="float">
            <text:p>27384</text:p>
          </table:table-cell>
          <table:table-cell office:value-type="float" office:value="31418" calcext:value-type="float">
            <text:p>3141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mean</text:p>
          </table:table-cell>
          <table:table-cell office:value-type="float" office:value="5174" calcext:value-type="float">
            <text:p>5174</text:p>
          </table:table-cell>
          <table:table-cell office:value-type="float" office:value="5850" calcext:value-type="float">
            <text:p>5850</text:p>
          </table:table-cell>
          <table:table-cell office:value-type="float" office:value="11185" calcext:value-type="float">
            <text:p>11185</text:p>
          </table:table-cell>
          <table:table-cell office:value-type="float" office:value="16670" calcext:value-type="float">
            <text:p>16670</text:p>
          </table:table-cell>
          <table:table-cell office:value-type="float" office:value="22746" calcext:value-type="float">
            <text:p>22746</text:p>
          </table:table-cell>
          <table:table-cell office:value-type="float" office:value="29317" calcext:value-type="float">
            <text:p>29317</text:p>
          </table:table-cell>
          <table:table-cell office:value-type="float" office:value="36462" calcext:value-type="float">
            <text:p>36462</text:p>
          </table:table-cell>
          <table:table-cell office:value-type="float" office:value="44332" calcext:value-type="float">
            <text:p>44332</text:p>
          </table:table-cell>
          <table:table-cell office:value-type="float" office:value="53265" calcext:value-type="float">
            <text:p>53265</text:p>
          </table:table-cell>
          <table:table-cell office:value-type="float" office:value="62510" calcext:value-type="float">
            <text:p>6251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high</text:p>
          </table:table-cell>
          <table:table-cell office:value-type="float" office:value="5174" calcext:value-type="float">
            <text:p>5174</text:p>
          </table:table-cell>
          <table:table-cell office:value-type="float" office:value="8087" calcext:value-type="float">
            <text:p>8087</text:p>
          </table:table-cell>
          <table:table-cell office:value-type="float" office:value="15649" calcext:value-type="float">
            <text:p>15649</text:p>
          </table:table-cell>
          <table:table-cell office:value-type="float" office:value="24230" calcext:value-type="float">
            <text:p>24230</text:p>
          </table:table-cell>
          <table:table-cell office:value-type="float" office:value="33851" calcext:value-type="float">
            <text:p>33851</text:p>
          </table:table-cell>
          <table:table-cell office:value-type="float" office:value="44785" calcext:value-type="float">
            <text:p>44785</text:p>
          </table:table-cell>
          <table:table-cell office:value-type="float" office:value="57702" calcext:value-type="float">
            <text:p>57702</text:p>
          </table:table-cell>
          <table:table-cell table:number-columns-repeated="3" office:value-type="float" office:value="64923" calcext:value-type="float">
            <text:p>6492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low</text:p>
          </table:table-cell>
          <table:table-cell office:value-type="float" office:value="160736" calcext:value-type="float">
            <text:p>160736</text:p>
          </table:table-cell>
          <table:table-cell office:value-type="float" office:value="91415" calcext:value-type="float">
            <text:p>91415</text:p>
          </table:table-cell>
          <table:table-cell office:value-type="float" office:value="181879" calcext:value-type="float">
            <text:p>181879</text:p>
          </table:table-cell>
          <table:table-cell office:value-type="float" office:value="271407" calcext:value-type="float">
            <text:p>271407</text:p>
          </table:table-cell>
          <table:table-cell office:value-type="float" office:value="361595" calcext:value-type="float">
            <text:p>361595</text:p>
          </table:table-cell>
          <table:table-cell office:value-type="float" office:value="452979" calcext:value-type="float">
            <text:p>452979</text:p>
          </table:table-cell>
          <table:table-cell office:value-type="float" office:value="545300" calcext:value-type="float">
            <text:p>545300</text:p>
          </table:table-cell>
          <table:table-cell office:value-type="float" office:value="638773" calcext:value-type="float">
            <text:p>638773</text:p>
          </table:table-cell>
          <table:table-cell office:value-type="float" office:value="733925" calcext:value-type="float">
            <text:p>733925</text:p>
          </table:table-cell>
          <table:table-cell office:value-type="float" office:value="830558" calcext:value-type="float">
            <text:p>8305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ean</text:p>
          </table:table-cell>
          <table:table-cell office:value-type="float" office:value="160736" calcext:value-type="float">
            <text:p>160736</text:p>
          </table:table-cell>
          <table:table-cell office:value-type="float" office:value="164738" calcext:value-type="float">
            <text:p>164738</text:p>
          </table:table-cell>
          <table:table-cell office:value-type="float" office:value="327097" calcext:value-type="float">
            <text:p>327097</text:p>
          </table:table-cell>
          <table:table-cell office:value-type="float" office:value="492428" calcext:value-type="float">
            <text:p>492428</text:p>
          </table:table-cell>
          <table:table-cell office:value-type="float" office:value="661293" calcext:value-type="float">
            <text:p>661293</text:p>
          </table:table-cell>
          <table:table-cell office:value-type="float" office:value="835199" calcext:value-type="float">
            <text:p>835199</text:p>
          </table:table-cell>
          <table:table-cell office:value-type="float" office:value="1013658" calcext:value-type="float">
            <text:p>1013658</text:p>
          </table:table-cell>
          <table:table-cell office:value-type="float" office:value="1196907" calcext:value-type="float">
            <text:p>1196907</text:p>
          </table:table-cell>
          <table:table-cell office:value-type="float" office:value="1384070" calcext:value-type="float">
            <text:p>1384070</text:p>
          </table:table-cell>
          <table:table-cell office:value-type="float" office:value="1573772" calcext:value-type="float">
            <text:p>15737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high</text:p>
          </table:table-cell>
          <table:table-cell office:value-type="float" office:value="160736" calcext:value-type="float">
            <text:p>160736</text:p>
          </table:table-cell>
          <table:table-cell office:value-type="float" office:value="237329" calcext:value-type="float">
            <text:p>237329</text:p>
          </table:table-cell>
          <table:table-cell office:value-type="float" office:value="474876" calcext:value-type="float">
            <text:p>474876</text:p>
          </table:table-cell>
          <table:table-cell office:value-type="float" office:value="720248" calcext:value-type="float">
            <text:p>720248</text:p>
          </table:table-cell>
          <table:table-cell office:value-type="float" office:value="975703" calcext:value-type="float">
            <text:p>975703</text:p>
          </table:table-cell>
          <table:table-cell office:value-type="float" office:value="1240985" calcext:value-type="float">
            <text:p>1240985</text:p>
          </table:table-cell>
          <table:table-cell office:value-type="float" office:value="1513648" calcext:value-type="float">
            <text:p>1513648</text:p>
          </table:table-cell>
          <table:table-cell office:value-type="float" office:value="1791374" calcext:value-type="float">
            <text:p>1791374</text:p>
          </table:table-cell>
          <table:table-cell office:value-type="float" office:value="2073852" calcext:value-type="float">
            <text:p>2073852</text:p>
          </table:table-cell>
          <table:table-cell office:value-type="float" office:value="2359828" calcext:value-type="float">
            <text:p>23598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low</text:p>
          </table:table-cell>
          <table:table-cell office:value-type="float" office:value="48177" calcext:value-type="float">
            <text:p>48177</text:p>
          </table:table-cell>
          <table:table-cell office:value-type="float" office:value="41300" calcext:value-type="float">
            <text:p>41300</text:p>
          </table:table-cell>
          <table:table-cell office:value-type="float" office:value="82228" calcext:value-type="float">
            <text:p>82228</text:p>
          </table:table-cell>
          <table:table-cell office:value-type="float" office:value="124475" calcext:value-type="float">
            <text:p>124475</text:p>
          </table:table-cell>
          <table:table-cell office:value-type="float" office:value="168649" calcext:value-type="float">
            <text:p>168649</text:p>
          </table:table-cell>
          <table:table-cell office:value-type="float" office:value="215360" calcext:value-type="float">
            <text:p>215360</text:p>
          </table:table-cell>
          <table:table-cell office:value-type="float" office:value="264256" calcext:value-type="float">
            <text:p>264256</text:p>
          </table:table-cell>
          <table:table-cell office:value-type="float" office:value="314748" calcext:value-type="float">
            <text:p>314748</text:p>
          </table:table-cell>
          <table:table-cell office:value-type="float" office:value="366022" calcext:value-type="float">
            <text:p>366022</text:p>
          </table:table-cell>
          <table:table-cell office:value-type="float" office:value="420095" calcext:value-type="float">
            <text:p>42009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mean</text:p>
          </table:table-cell>
          <table:table-cell office:value-type="float" office:value="48177" calcext:value-type="float">
            <text:p>48177</text:p>
          </table:table-cell>
          <table:table-cell office:value-type="float" office:value="48140" calcext:value-type="float">
            <text:p>48140</text:p>
          </table:table-cell>
          <table:table-cell office:value-type="float" office:value="96093" calcext:value-type="float">
            <text:p>96093</text:p>
          </table:table-cell>
          <table:table-cell office:value-type="float" office:value="147590" calcext:value-type="float">
            <text:p>147590</text:p>
          </table:table-cell>
          <table:table-cell office:value-type="float" office:value="205814" calcext:value-type="float">
            <text:p>205814</text:p>
          </table:table-cell>
          <table:table-cell office:value-type="float" office:value="268629" calcext:value-type="float">
            <text:p>268629</text:p>
          </table:table-cell>
          <table:table-cell office:value-type="float" office:value="337618" calcext:value-type="float">
            <text:p>337618</text:p>
          </table:table-cell>
          <table:table-cell office:value-type="float" office:value="409644" calcext:value-type="float">
            <text:p>409644</text:p>
          </table:table-cell>
          <table:table-cell office:value-type="float" office:value="483235" calcext:value-type="float">
            <text:p>483235</text:p>
          </table:table-cell>
          <table:table-cell office:value-type="float" office:value="564822" calcext:value-type="float">
            <text:p>5648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high</text:p>
          </table:table-cell>
          <table:table-cell office:value-type="float" office:value="48177" calcext:value-type="float">
            <text:p>48177</text:p>
          </table:table-cell>
          <table:table-cell office:value-type="float" office:value="54931" calcext:value-type="float">
            <text:p>54931</text:p>
          </table:table-cell>
          <table:table-cell office:value-type="float" office:value="110970" calcext:value-type="float">
            <text:p>110970</text:p>
          </table:table-cell>
          <table:table-cell office:value-type="float" office:value="177429" calcext:value-type="float">
            <text:p>177429</text:p>
          </table:table-cell>
          <table:table-cell office:value-type="float" office:value="254972" calcext:value-type="float">
            <text:p>254972</text:p>
          </table:table-cell>
          <table:table-cell office:value-type="float" office:value="341149" calcext:value-type="float">
            <text:p>341149</text:p>
          </table:table-cell>
          <table:table-cell office:value-type="float" office:value="431588" calcext:value-type="float">
            <text:p>431588</text:p>
          </table:table-cell>
          <table:table-cell office:value-type="float" office:value="530798" calcext:value-type="float">
            <text:p>530798</text:p>
          </table:table-cell>
          <table:table-cell office:value-type="float" office:value="671936" calcext:value-type="float">
            <text:p>671936</text:p>
          </table:table-cell>
          <table:table-cell office:value-type="float" office:value="816996" calcext:value-type="float">
            <text:p>81699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low</text:p>
          </table:table-cell>
          <table:table-cell office:value-type="float" office:value="157" calcext:value-type="float">
            <text:p>157</text:p>
          </table:table-cell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58" calcext:value-type="float">
            <text:p>258</text:p>
          </table:table-cell>
          <table:table-cell office:value-type="float" office:value="343" calcext:value-type="float">
            <text:p>343</text:p>
          </table:table-cell>
          <table:table-cell office:value-type="float" office:value="596" calcext:value-type="float">
            <text:p>596</text:p>
          </table:table-cell>
          <table:table-cell office:value-type="float" office:value="1088" calcext:value-type="float">
            <text:p>1088</text:p>
          </table:table-cell>
          <table:table-cell office:value-type="float" office:value="2074" calcext:value-type="float">
            <text:p>2074</text:p>
          </table:table-cell>
          <table:table-cell table:number-columns-repeated="2" office:value-type="float" office:value="2273" calcext:value-type="float">
            <text:p>22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mean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float" office:value="324" calcext:value-type="float">
            <text:p>324</text:p>
          </table:table-cell>
          <table:table-cell office:value-type="float" office:value="712" calcext:value-type="float">
            <text:p>712</text:p>
          </table:table-cell>
          <table:table-cell table:number-columns-repeated="6" office:value-type="float" office:value="2273" calcext:value-type="float">
            <text:p>22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high</text:p>
          </table:table-cell>
          <table:table-cell office:value-type="float" office:value="157" calcext:value-type="float">
            <text:p>157</text:p>
          </table:table-cell>
          <table:table-cell office:value-type="float" office:value="239" calcext:value-type="float">
            <text:p>239</text:p>
          </table:table-cell>
          <table:table-cell office:value-type="float" office:value="627" calcext:value-type="float">
            <text:p>627</text:p>
          </table:table-cell>
          <table:table-cell table:number-columns-repeated="7" office:value-type="float" office:value="2273" calcext:value-type="float">
            <text:p>22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low</text:p>
          </table:table-cell>
          <table:table-cell office:value-type="float" office:value="7161" calcext:value-type="float">
            <text:p>7161</text:p>
          </table:table-cell>
          <table:table-cell office:value-type="float" office:value="3716" calcext:value-type="float">
            <text:p>3716</text:p>
          </table:table-cell>
          <table:table-cell office:value-type="float" office:value="7925" calcext:value-type="float">
            <text:p>7925</text:p>
          </table:table-cell>
          <table:table-cell office:value-type="float" office:value="12294" calcext:value-type="float">
            <text:p>12294</text:p>
          </table:table-cell>
          <table:table-cell office:value-type="float" office:value="16887" calcext:value-type="float">
            <text:p>16887</text:p>
          </table:table-cell>
          <table:table-cell office:value-type="float" office:value="22266" calcext:value-type="float">
            <text:p>22266</text:p>
          </table:table-cell>
          <table:table-cell office:value-type="float" office:value="28555" calcext:value-type="float">
            <text:p>28555</text:p>
          </table:table-cell>
          <table:table-cell office:value-type="float" office:value="35855" calcext:value-type="float">
            <text:p>35855</text:p>
          </table:table-cell>
          <table:table-cell office:value-type="float" office:value="43870" calcext:value-type="float">
            <text:p>43870</text:p>
          </table:table-cell>
          <table:table-cell office:value-type="float" office:value="53892" calcext:value-type="float">
            <text:p>5389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mean</text:p>
          </table:table-cell>
          <table:table-cell office:value-type="float" office:value="7161" calcext:value-type="float">
            <text:p>7161</text:p>
          </table:table-cell>
          <table:table-cell office:value-type="float" office:value="5339" calcext:value-type="float">
            <text:p>5339</text:p>
          </table:table-cell>
          <table:table-cell office:value-type="float" office:value="11356" calcext:value-type="float">
            <text:p>11356</text:p>
          </table:table-cell>
          <table:table-cell office:value-type="float" office:value="18440" calcext:value-type="float">
            <text:p>18440</text:p>
          </table:table-cell>
          <table:table-cell office:value-type="float" office:value="28482" calcext:value-type="float">
            <text:p>28482</text:p>
          </table:table-cell>
          <table:table-cell office:value-type="float" office:value="41237" calcext:value-type="float">
            <text:p>41237</text:p>
          </table:table-cell>
          <table:table-cell office:value-type="float" office:value="58854" calcext:value-type="float">
            <text:p>58854</text:p>
          </table:table-cell>
          <table:table-cell office:value-type="float" office:value="80297" calcext:value-type="float">
            <text:p>80297</text:p>
          </table:table-cell>
          <table:table-cell office:value-type="float" office:value="105830" calcext:value-type="float">
            <text:p>105830</text:p>
          </table:table-cell>
          <table:table-cell office:value-type="float" office:value="143536" calcext:value-type="float">
            <text:p>14353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high</text:p>
          </table:table-cell>
          <table:table-cell office:value-type="float" office:value="7161" calcext:value-type="float">
            <text:p>7161</text:p>
          </table:table-cell>
          <table:table-cell office:value-type="float" office:value="7016" calcext:value-type="float">
            <text:p>7016</text:p>
          </table:table-cell>
          <table:table-cell office:value-type="float" office:value="15369" calcext:value-type="float">
            <text:p>15369</text:p>
          </table:table-cell>
          <table:table-cell office:value-type="float" office:value="28585" calcext:value-type="float">
            <text:p>28585</text:p>
          </table:table-cell>
          <table:table-cell office:value-type="float" office:value="48671" calcext:value-type="float">
            <text:p>48671</text:p>
          </table:table-cell>
          <table:table-cell office:value-type="float" office:value="76919" calcext:value-type="float">
            <text:p>76919</text:p>
          </table:table-cell>
          <table:table-cell office:value-type="float" office:value="113306" calcext:value-type="float">
            <text:p>113306</text:p>
          </table:table-cell>
          <table:table-cell office:value-type="float" office:value="166180" calcext:value-type="float">
            <text:p>166180</text:p>
          </table:table-cell>
          <table:table-cell office:value-type="float" office:value="287914" calcext:value-type="float">
            <text:p>287914</text:p>
          </table:table-cell>
          <table:table-cell office:value-type="float" office:value="606248" calcext:value-type="float">
            <text:p>6062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low</text:p>
          </table:table-cell>
          <table:table-cell office:value-type="float" office:value="146603" calcext:value-type="float">
            <text:p>146603</text:p>
          </table:table-cell>
          <table:table-cell office:value-type="float" office:value="118327" calcext:value-type="float">
            <text:p>118327</text:p>
          </table:table-cell>
          <table:table-cell office:value-type="float" office:value="225731" calcext:value-type="float">
            <text:p>225731</text:p>
          </table:table-cell>
          <table:table-cell office:value-type="float" office:value="327684" calcext:value-type="float">
            <text:p>327684</text:p>
          </table:table-cell>
          <table:table-cell office:value-type="float" office:value="428470" calcext:value-type="float">
            <text:p>428470</text:p>
          </table:table-cell>
          <table:table-cell office:value-type="float" office:value="529110" calcext:value-type="float">
            <text:p>529110</text:p>
          </table:table-cell>
          <table:table-cell office:value-type="float" office:value="630715" calcext:value-type="float">
            <text:p>630715</text:p>
          </table:table-cell>
          <table:table-cell office:value-type="float" office:value="733890" calcext:value-type="float">
            <text:p>733890</text:p>
          </table:table-cell>
          <table:table-cell office:value-type="float" office:value="837547" calcext:value-type="float">
            <text:p>837547</text:p>
          </table:table-cell>
          <table:table-cell office:value-type="float" office:value="943658" calcext:value-type="float">
            <text:p>9436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ean</text:p>
          </table:table-cell>
          <table:table-cell office:value-type="float" office:value="146603" calcext:value-type="float">
            <text:p>146603</text:p>
          </table:table-cell>
          <table:table-cell office:value-type="float" office:value="166799" calcext:value-type="float">
            <text:p>166799</text:p>
          </table:table-cell>
          <table:table-cell office:value-type="float" office:value="315999" calcext:value-type="float">
            <text:p>315999</text:p>
          </table:table-cell>
          <table:table-cell office:value-type="float" office:value="462107" calcext:value-type="float">
            <text:p>462107</text:p>
          </table:table-cell>
          <table:table-cell office:value-type="float" office:value="610545" calcext:value-type="float">
            <text:p>610545</text:p>
          </table:table-cell>
          <table:table-cell office:value-type="float" office:value="762256" calcext:value-type="float">
            <text:p>762256</text:p>
          </table:table-cell>
          <table:table-cell office:value-type="float" office:value="918815" calcext:value-type="float">
            <text:p>918815</text:p>
          </table:table-cell>
          <table:table-cell office:value-type="float" office:value="1079079" calcext:value-type="float">
            <text:p>1079079</text:p>
          </table:table-cell>
          <table:table-cell office:value-type="float" office:value="1242177" calcext:value-type="float">
            <text:p>1242177</text:p>
          </table:table-cell>
          <table:table-cell office:value-type="float" office:value="1414860" calcext:value-type="float">
            <text:p>14148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high</text:p>
          </table:table-cell>
          <table:table-cell office:value-type="float" office:value="146603" calcext:value-type="float">
            <text:p>146603</text:p>
          </table:table-cell>
          <table:table-cell office:value-type="float" office:value="213664" calcext:value-type="float">
            <text:p>213664</text:p>
          </table:table-cell>
          <table:table-cell office:value-type="float" office:value="405958" calcext:value-type="float">
            <text:p>405958</text:p>
          </table:table-cell>
          <table:table-cell office:value-type="float" office:value="600602" calcext:value-type="float">
            <text:p>600602</text:p>
          </table:table-cell>
          <table:table-cell office:value-type="float" office:value="802886" calcext:value-type="float">
            <text:p>802886</text:p>
          </table:table-cell>
          <table:table-cell office:value-type="float" office:value="1012553" calcext:value-type="float">
            <text:p>1012553</text:p>
          </table:table-cell>
          <table:table-cell office:value-type="float" office:value="1227905" calcext:value-type="float">
            <text:p>1227905</text:p>
          </table:table-cell>
          <table:table-cell office:value-type="float" office:value="1454700" calcext:value-type="float">
            <text:p>1454700</text:p>
          </table:table-cell>
          <table:table-cell office:value-type="float" office:value="1724511" calcext:value-type="float">
            <text:p>1724511</text:p>
          </table:table-cell>
          <table:table-cell office:value-type="float" office:value="2104693" calcext:value-type="float">
            <text:p>21046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low</text:p>
          </table:table-cell>
          <table:table-cell office:value-type="float" office:value="8364" calcext:value-type="float">
            <text:p>8364</text:p>
          </table:table-cell>
          <table:table-cell office:value-type="float" office:value="4223" calcext:value-type="float">
            <text:p>4223</text:p>
          </table:table-cell>
          <table:table-cell office:value-type="float" office:value="8625" calcext:value-type="float">
            <text:p>8625</text:p>
          </table:table-cell>
          <table:table-cell office:value-type="float" office:value="13327" calcext:value-type="float">
            <text:p>13327</text:p>
          </table:table-cell>
          <table:table-cell office:value-type="float" office:value="18379" calcext:value-type="float">
            <text:p>18379</text:p>
          </table:table-cell>
          <table:table-cell office:value-type="float" office:value="24267" calcext:value-type="float">
            <text:p>24267</text:p>
          </table:table-cell>
          <table:table-cell office:value-type="float" office:value="30967" calcext:value-type="float">
            <text:p>30967</text:p>
          </table:table-cell>
          <table:table-cell office:value-type="float" office:value="38460" calcext:value-type="float">
            <text:p>38460</text:p>
          </table:table-cell>
          <table:table-cell office:value-type="float" office:value="46390" calcext:value-type="float">
            <text:p>46390</text:p>
          </table:table-cell>
          <table:table-cell office:value-type="float" office:value="55844" calcext:value-type="float">
            <text:p>558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ean</text:p>
          </table:table-cell>
          <table:table-cell office:value-type="float" office:value="8364" calcext:value-type="float">
            <text:p>8364</text:p>
          </table:table-cell>
          <table:table-cell office:value-type="float" office:value="7640" calcext:value-type="float">
            <text:p>7640</text:p>
          </table:table-cell>
          <table:table-cell office:value-type="float" office:value="16145" calcext:value-type="float">
            <text:p>16145</text:p>
          </table:table-cell>
          <table:table-cell office:value-type="float" office:value="26350" calcext:value-type="float">
            <text:p>26350</text:p>
          </table:table-cell>
          <table:table-cell office:value-type="float" office:value="39584" calcext:value-type="float">
            <text:p>39584</text:p>
          </table:table-cell>
          <table:table-cell office:value-type="float" office:value="55076" calcext:value-type="float">
            <text:p>55076</text:p>
          </table:table-cell>
          <table:table-cell office:value-type="float" office:value="74483" calcext:value-type="float">
            <text:p>74483</text:p>
          </table:table-cell>
          <table:table-cell office:value-type="float" office:value="96591" calcext:value-type="float">
            <text:p>96591</text:p>
          </table:table-cell>
          <table:table-cell office:value-type="float" office:value="121796" calcext:value-type="float">
            <text:p>121796</text:p>
          </table:table-cell>
          <table:table-cell office:value-type="float" office:value="135330" calcext:value-type="float">
            <text:p>1353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igh</text:p>
          </table:table-cell>
          <table:table-cell office:value-type="float" office:value="8364" calcext:value-type="float">
            <text:p>8364</text:p>
          </table:table-cell>
          <table:table-cell office:value-type="float" office:value="11255" calcext:value-type="float">
            <text:p>11255</text:p>
          </table:table-cell>
          <table:table-cell office:value-type="float" office:value="24935" calcext:value-type="float">
            <text:p>24935</text:p>
          </table:table-cell>
          <table:table-cell office:value-type="float" office:value="44143" calcext:value-type="float">
            <text:p>44143</text:p>
          </table:table-cell>
          <table:table-cell office:value-type="float" office:value="69403" calcext:value-type="float">
            <text:p>69403</text:p>
          </table:table-cell>
          <table:table-cell office:value-type="float" office:value="101310" calcext:value-type="float">
            <text:p>101310</text:p>
          </table:table-cell>
          <table:table-cell table:number-columns-repeated="4" office:value-type="float" office:value="135330" calcext:value-type="float">
            <text:p>1353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ow</text:p>
          </table:table-cell>
          <table:table-cell office:value-type="float" office:value="333" calcext:value-type="float">
            <text:p>333</text:p>
          </table:table-cell>
          <table:table-cell office:value-type="float" office:value="197" calcext:value-type="float">
            <text:p>197</text:p>
          </table:table-cell>
          <table:table-cell office:value-type="float" office:value="364" calcext:value-type="float">
            <text:p>364</text:p>
          </table:table-cell>
          <table:table-cell office:value-type="float" office:value="523" calcext:value-type="float">
            <text:p>523</text:p>
          </table:table-cell>
          <table:table-cell office:value-type="float" office:value="706" calcext:value-type="float">
            <text:p>706</text:p>
          </table:table-cell>
          <table:table-cell office:value-type="float" office:value="1376" calcext:value-type="float">
            <text:p>1376</text:p>
          </table:table-cell>
          <table:table-cell table:number-columns-repeated="4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mean</text:p>
          </table:table-cell>
          <table:table-cell office:value-type="float" office:value="333" calcext:value-type="float">
            <text:p>333</text:p>
          </table:table-cell>
          <table:table-cell office:value-type="float" office:value="342" calcext:value-type="float">
            <text:p>342</text:p>
          </table:table-cell>
          <table:table-cell office:value-type="float" office:value="657" calcext:value-type="float">
            <text:p>657</text:p>
          </table:table-cell>
          <table:table-cell office:value-type="float" office:value="1720" calcext:value-type="float">
            <text:p>1720</text:p>
          </table:table-cell>
          <table:table-cell table:number-columns-repeated="6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high</text:p>
          </table:table-cell>
          <table:table-cell office:value-type="float" office:value="333" calcext:value-type="float">
            <text:p>333</text:p>
          </table:table-cell>
          <table:table-cell office:value-type="float" office:value="479" calcext:value-type="float">
            <text:p>479</text:p>
          </table:table-cell>
          <table:table-cell office:value-type="float" office:value="1441" calcext:value-type="float">
            <text:p>1441</text:p>
          </table:table-cell>
          <table:table-cell table:number-columns-repeated="7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low</text:p>
          </table:table-cell>
          <table:table-cell office:value-type="float" office:value="996" calcext:value-type="float">
            <text:p>996</text:p>
          </table:table-cell>
          <table:table-cell office:value-type="float" office:value="447" calcext:value-type="float">
            <text:p>447</text:p>
          </table:table-cell>
          <table:table-cell office:value-type="float" office:value="840" calcext:value-type="float">
            <text:p>840</text:p>
          </table:table-cell>
          <table:table-cell office:value-type="float" office:value="1226" calcext:value-type="float">
            <text:p>1226</text:p>
          </table:table-cell>
          <table:table-cell office:value-type="float" office:value="1625" calcext:value-type="float">
            <text:p>1625</text:p>
          </table:table-cell>
          <table:table-cell office:value-type="float" office:value="2356" calcext:value-type="float">
            <text:p>2356</text:p>
          </table:table-cell>
          <table:table-cell office:value-type="float" office:value="3544" calcext:value-type="float">
            <text:p>3544</text:p>
          </table:table-cell>
          <table:table-cell office:value-type="float" office:value="5227" calcext:value-type="float">
            <text:p>5227</text:p>
          </table:table-cell>
          <table:table-cell office:value-type="float" office:value="7238" calcext:value-type="float">
            <text:p>7238</text:p>
          </table:table-cell>
          <table:table-cell office:value-type="float" office:value="10545" calcext:value-type="float">
            <text:p>105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mean</text:p>
          </table:table-cell>
          <table:table-cell office:value-type="float" office:value="996" calcext:value-type="float">
            <text:p>996</text:p>
          </table:table-cell>
          <table:table-cell office:value-type="float" office:value="1013" calcext:value-type="float">
            <text:p>1013</text:p>
          </table:table-cell>
          <table:table-cell office:value-type="float" office:value="2003" calcext:value-type="float">
            <text:p>2003</text:p>
          </table:table-cell>
          <table:table-cell office:value-type="float" office:value="3589" calcext:value-type="float">
            <text:p>3589</text:p>
          </table:table-cell>
          <table:table-cell office:value-type="float" office:value="7115" calcext:value-type="float">
            <text:p>7115</text:p>
          </table:table-cell>
          <table:table-cell office:value-type="float" office:value="12689" calcext:value-type="float">
            <text:p>12689</text:p>
          </table:table-cell>
          <table:table-cell table:number-columns-repeated="4" office:value-type="float" office:value="20863" calcext:value-type="float">
            <text:p>208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high</text:p>
          </table:table-cell>
          <table:table-cell office:value-type="float" office:value="996" calcext:value-type="float">
            <text:p>996</text:p>
          </table:table-cell>
          <table:table-cell office:value-type="float" office:value="1585" calcext:value-type="float">
            <text:p>1585</text:p>
          </table:table-cell>
          <table:table-cell office:value-type="float" office:value="3671" calcext:value-type="float">
            <text:p>3671</text:p>
          </table:table-cell>
          <table:table-cell office:value-type="float" office:value="9289" calcext:value-type="float">
            <text:p>9289</text:p>
          </table:table-cell>
          <table:table-cell table:number-columns-repeated="6" office:value-type="float" office:value="20863" calcext:value-type="float">
            <text:p>208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low</text:p>
          </table:table-cell>
          <table:table-cell office:value-type="float" office:value="2305" calcext:value-type="float">
            <text:p>2305</text:p>
          </table:table-cell>
          <table:table-cell office:value-type="float" office:value="1483" calcext:value-type="float">
            <text:p>1483</text:p>
          </table:table-cell>
          <table:table-cell office:value-type="float" office:value="2831" calcext:value-type="float">
            <text:p>2831</text:p>
          </table:table-cell>
          <table:table-cell office:value-type="float" office:value="4055" calcext:value-type="float">
            <text:p>4055</text:p>
          </table:table-cell>
          <table:table-cell office:value-type="float" office:value="5223" calcext:value-type="float">
            <text:p>5223</text:p>
          </table:table-cell>
          <table:table-cell table:number-columns-repeated="5" office:value-type="float" office:value="5628" calcext:value-type="float">
            <text:p>56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ean</text:p>
          </table:table-cell>
          <table:table-cell office:value-type="float" office:value="2305" calcext:value-type="float">
            <text:p>2305</text:p>
          </table:table-cell>
          <table:table-cell office:value-type="float" office:value="2181" calcext:value-type="float">
            <text:p>2181</text:p>
          </table:table-cell>
          <table:table-cell office:value-type="float" office:value="4061" calcext:value-type="float">
            <text:p>4061</text:p>
          </table:table-cell>
          <table:table-cell table:number-columns-repeated="7" office:value-type="float" office:value="5628" calcext:value-type="float">
            <text:p>56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high</text:p>
          </table:table-cell>
          <table:table-cell office:value-type="float" office:value="2305" calcext:value-type="float">
            <text:p>2305</text:p>
          </table:table-cell>
          <table:table-cell office:value-type="float" office:value="2837" calcext:value-type="float">
            <text:p>2837</text:p>
          </table:table-cell>
          <table:table-cell office:value-type="float" office:value="5336" calcext:value-type="float">
            <text:p>5336</text:p>
          </table:table-cell>
          <table:table-cell table:number-columns-repeated="7" office:value-type="float" office:value="5628" calcext:value-type="float">
            <text:p>56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ow</text:p>
          </table:table-cell>
          <table:table-cell office:value-type="float" office:value="42198" calcext:value-type="float">
            <text:p>42198</text:p>
          </table:table-cell>
          <table:table-cell office:value-type="float" office:value="25127" calcext:value-type="float">
            <text:p>25127</text:p>
          </table:table-cell>
          <table:table-cell office:value-type="float" office:value="47391" calcext:value-type="float">
            <text:p>47391</text:p>
          </table:table-cell>
          <table:table-cell office:value-type="float" office:value="69445" calcext:value-type="float">
            <text:p>69445</text:p>
          </table:table-cell>
          <table:table-cell office:value-type="float" office:value="91538" calcext:value-type="float">
            <text:p>91538</text:p>
          </table:table-cell>
          <table:table-cell office:value-type="float" office:value="114615" calcext:value-type="float">
            <text:p>114615</text:p>
          </table:table-cell>
          <table:table-cell office:value-type="float" office:value="140425" calcext:value-type="float">
            <text:p>140425</text:p>
          </table:table-cell>
          <table:table-cell office:value-type="float" office:value="175670" calcext:value-type="float">
            <text:p>175670</text:p>
          </table:table-cell>
          <table:table-cell table:number-columns-repeated="2" office:value-type="float" office:value="258078" calcext:value-type="float">
            <text:p>2580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an</text:p>
          </table:table-cell>
          <table:table-cell office:value-type="float" office:value="42198" calcext:value-type="float">
            <text:p>42198</text:p>
          </table:table-cell>
          <table:table-cell office:value-type="float" office:value="42549" calcext:value-type="float">
            <text:p>42549</text:p>
          </table:table-cell>
          <table:table-cell office:value-type="float" office:value="81873" calcext:value-type="float">
            <text:p>81873</text:p>
          </table:table-cell>
          <table:table-cell office:value-type="float" office:value="122942" calcext:value-type="float">
            <text:p>122942</text:p>
          </table:table-cell>
          <table:table-cell office:value-type="float" office:value="182113" calcext:value-type="float">
            <text:p>182113</text:p>
          </table:table-cell>
          <table:table-cell table:number-columns-repeated="5" office:value-type="float" office:value="258078" calcext:value-type="float">
            <text:p>2580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igh</text:p>
          </table:table-cell>
          <table:table-cell office:value-type="float" office:value="42198" calcext:value-type="float">
            <text:p>42198</text:p>
          </table:table-cell>
          <table:table-cell office:value-type="float" office:value="59935" calcext:value-type="float">
            <text:p>59935</text:p>
          </table:table-cell>
          <table:table-cell office:value-type="float" office:value="117572" calcext:value-type="float">
            <text:p>117572</text:p>
          </table:table-cell>
          <table:table-cell office:value-type="float" office:value="201064" calcext:value-type="float">
            <text:p>201064</text:p>
          </table:table-cell>
          <table:table-cell table:number-columns-repeated="6" office:value-type="float" office:value="258078" calcext:value-type="float">
            <text:p>2580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low</text:p>
          </table:table-cell>
          <table:table-cell office:value-type="float" office:value="232028" calcext:value-type="float">
            <text:p>232028</text:p>
          </table:table-cell>
          <table:table-cell office:value-type="float" office:value="178520" calcext:value-type="float">
            <text:p>178520</text:p>
          </table:table-cell>
          <table:table-cell office:value-type="float" office:value="358643" calcext:value-type="float">
            <text:p>358643</text:p>
          </table:table-cell>
          <table:table-cell office:value-type="float" office:value="542639" calcext:value-type="float">
            <text:p>542639</text:p>
          </table:table-cell>
          <table:table-cell office:value-type="float" office:value="730725" calcext:value-type="float">
            <text:p>730725</text:p>
          </table:table-cell>
          <table:table-cell office:value-type="float" office:value="928276" calcext:value-type="float">
            <text:p>928276</text:p>
          </table:table-cell>
          <table:table-cell office:value-type="float" office:value="1135118" calcext:value-type="float">
            <text:p>1135118</text:p>
          </table:table-cell>
          <table:table-cell office:value-type="float" office:value="1353222" calcext:value-type="float">
            <text:p>1353222</text:p>
          </table:table-cell>
          <table:table-cell office:value-type="float" office:value="1584587" calcext:value-type="float">
            <text:p>1584587</text:p>
          </table:table-cell>
          <table:table-cell office:value-type="float" office:value="1830569" calcext:value-type="float">
            <text:p>183056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ean</text:p>
          </table:table-cell>
          <table:table-cell office:value-type="float" office:value="232028" calcext:value-type="float">
            <text:p>232028</text:p>
          </table:table-cell>
          <table:table-cell office:value-type="float" office:value="222162" calcext:value-type="float">
            <text:p>222162</text:p>
          </table:table-cell>
          <table:table-cell office:value-type="float" office:value="448429" calcext:value-type="float">
            <text:p>448429</text:p>
          </table:table-cell>
          <table:table-cell office:value-type="float" office:value="680945" calcext:value-type="float">
            <text:p>680945</text:p>
          </table:table-cell>
          <table:table-cell office:value-type="float" office:value="928239" calcext:value-type="float">
            <text:p>928239</text:p>
          </table:table-cell>
          <table:table-cell office:value-type="float" office:value="1191403" calcext:value-type="float">
            <text:p>1191403</text:p>
          </table:table-cell>
          <table:table-cell office:value-type="float" office:value="1476556" calcext:value-type="float">
            <text:p>1476556</text:p>
          </table:table-cell>
          <table:table-cell office:value-type="float" office:value="1784712" calcext:value-type="float">
            <text:p>1784712</text:p>
          </table:table-cell>
          <table:table-cell office:value-type="float" office:value="2112504" calcext:value-type="float">
            <text:p>2112504</text:p>
          </table:table-cell>
          <table:table-cell office:value-type="float" office:value="2463330" calcext:value-type="float">
            <text:p>246333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high</text:p>
          </table:table-cell>
          <table:table-cell office:value-type="float" office:value="232028" calcext:value-type="float">
            <text:p>232028</text:p>
          </table:table-cell>
          <table:table-cell office:value-type="float" office:value="266161" calcext:value-type="float">
            <text:p>266161</text:p>
          </table:table-cell>
          <table:table-cell office:value-type="float" office:value="539359" calcext:value-type="float">
            <text:p>539359</text:p>
          </table:table-cell>
          <table:table-cell office:value-type="float" office:value="828062" calcext:value-type="float">
            <text:p>828062</text:p>
          </table:table-cell>
          <table:table-cell office:value-type="float" office:value="1142364" calcext:value-type="float">
            <text:p>1142364</text:p>
          </table:table-cell>
          <table:table-cell office:value-type="float" office:value="1486900" calcext:value-type="float">
            <text:p>1486900</text:p>
          </table:table-cell>
          <table:table-cell office:value-type="float" office:value="1864751" calcext:value-type="float">
            <text:p>1864751</text:p>
          </table:table-cell>
          <table:table-cell office:value-type="float" office:value="2276773" calcext:value-type="float">
            <text:p>2276773</text:p>
          </table:table-cell>
          <table:table-cell office:value-type="float" office:value="2747803" calcext:value-type="float">
            <text:p>2747803</text:p>
          </table:table-cell>
          <table:table-cell office:value-type="float" office:value="2812158" calcext:value-type="float">
            <text:p>28121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low</text:p>
          </table:table-cell>
          <table:table-cell office:value-type="float" office:value="2558" calcext:value-type="float">
            <text:p>2558</text:p>
          </table:table-cell>
          <table:table-cell office:value-type="float" office:value="2176" calcext:value-type="float">
            <text:p>2176</text:p>
          </table:table-cell>
          <table:table-cell office:value-type="float" office:value="4034" calcext:value-type="float">
            <text:p>4034</text:p>
          </table:table-cell>
          <table:table-cell office:value-type="float" office:value="5676" calcext:value-type="float">
            <text:p>5676</text:p>
          </table:table-cell>
          <table:table-cell office:value-type="float" office:value="7197" calcext:value-type="float">
            <text:p>7197</text:p>
          </table:table-cell>
          <table:table-cell office:value-type="float" office:value="8975" calcext:value-type="float">
            <text:p>8975</text:p>
          </table:table-cell>
          <table:table-cell office:value-type="float" office:value="11022" calcext:value-type="float">
            <text:p>11022</text:p>
          </table:table-cell>
          <table:table-cell office:value-type="float" office:value="13318" calcext:value-type="float">
            <text:p>13318</text:p>
          </table:table-cell>
          <table:table-cell office:value-type="float" office:value="15778" calcext:value-type="float">
            <text:p>15778</text:p>
          </table:table-cell>
          <table:table-cell office:value-type="float" office:value="19140" calcext:value-type="float">
            <text:p>191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ean</text:p>
          </table:table-cell>
          <table:table-cell office:value-type="float" office:value="2558" calcext:value-type="float">
            <text:p>2558</text:p>
          </table:table-cell>
          <table:table-cell office:value-type="float" office:value="2860" calcext:value-type="float">
            <text:p>2860</text:p>
          </table:table-cell>
          <table:table-cell office:value-type="float" office:value="5246" calcext:value-type="float">
            <text:p>5246</text:p>
          </table:table-cell>
          <table:table-cell office:value-type="float" office:value="7609" calcext:value-type="float">
            <text:p>7609</text:p>
          </table:table-cell>
          <table:table-cell office:value-type="float" office:value="10964" calcext:value-type="float">
            <text:p>10964</text:p>
          </table:table-cell>
          <table:table-cell office:value-type="float" office:value="15013" calcext:value-type="float">
            <text:p>15013</text:p>
          </table:table-cell>
          <table:table-cell table:number-columns-repeated="4" office:value-type="float" office:value="19140" calcext:value-type="float">
            <text:p>191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high</text:p>
          </table:table-cell>
          <table:table-cell office:value-type="float" office:value="2558" calcext:value-type="float">
            <text:p>2558</text:p>
          </table:table-cell>
          <table:table-cell office:value-type="float" office:value="3539" calcext:value-type="float">
            <text:p>3539</text:p>
          </table:table-cell>
          <table:table-cell office:value-type="float" office:value="6544" calcext:value-type="float">
            <text:p>6544</text:p>
          </table:table-cell>
          <table:table-cell office:value-type="float" office:value="10991" calcext:value-type="float">
            <text:p>10991</text:p>
          </table:table-cell>
          <table:table-cell office:value-type="float" office:value="17565" calcext:value-type="float">
            <text:p>17565</text:p>
          </table:table-cell>
          <table:table-cell table:number-columns-repeated="5" office:value-type="float" office:value="19140" calcext:value-type="float">
            <text:p>1914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low</text:p>
          </table:table-cell>
          <table:table-cell office:value-type="float" office:value="12311" calcext:value-type="float">
            <text:p>12311</text:p>
          </table:table-cell>
          <table:table-cell office:value-type="float" office:value="6544" calcext:value-type="float">
            <text:p>6544</text:p>
          </table:table-cell>
          <table:table-cell office:value-type="float" office:value="12373" calcext:value-type="float">
            <text:p>12373</text:p>
          </table:table-cell>
          <table:table-cell office:value-type="float" office:value="18805" calcext:value-type="float">
            <text:p>18805</text:p>
          </table:table-cell>
          <table:table-cell office:value-type="float" office:value="25950" calcext:value-type="float">
            <text:p>25950</text:p>
          </table:table-cell>
          <table:table-cell office:value-type="float" office:value="35542" calcext:value-type="float">
            <text:p>35542</text:p>
          </table:table-cell>
          <table:table-cell table:number-columns-repeated="4" office:value-type="float" office:value="43661" calcext:value-type="float">
            <text:p>4366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ean</text:p>
          </table:table-cell>
          <table:table-cell office:value-type="float" office:value="12311" calcext:value-type="float">
            <text:p>12311</text:p>
          </table:table-cell>
          <table:table-cell office:value-type="float" office:value="12067" calcext:value-type="float">
            <text:p>12067</text:p>
          </table:table-cell>
          <table:table-cell office:value-type="float" office:value="25170" calcext:value-type="float">
            <text:p>25170</text:p>
          </table:table-cell>
          <table:table-cell table:number-columns-repeated="7" office:value-type="float" office:value="43661" calcext:value-type="float">
            <text:p>4366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high</text:p>
          </table:table-cell>
          <table:table-cell office:value-type="float" office:value="12311" calcext:value-type="float">
            <text:p>12311</text:p>
          </table:table-cell>
          <table:table-cell office:value-type="float" office:value="18129" calcext:value-type="float">
            <text:p>18129</text:p>
          </table:table-cell>
          <table:table-cell table:number-columns-repeated="8" office:value-type="float" office:value="43661" calcext:value-type="float">
            <text:p>4366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low</text:p>
          </table:table-cell>
          <table:table-cell office:value-type="float" office:value="427130" calcext:value-type="float">
            <text:p>427130</text:p>
          </table:table-cell>
          <table:table-cell office:value-type="float" office:value="397678" calcext:value-type="float">
            <text:p>397678</text:p>
          </table:table-cell>
          <table:table-cell office:value-type="float" office:value="758204" calcext:value-type="float">
            <text:p>758204</text:p>
          </table:table-cell>
          <table:table-cell office:value-type="float" office:value="1109346" calcext:value-type="float">
            <text:p>1109346</text:p>
          </table:table-cell>
          <table:table-cell office:value-type="float" office:value="1462022" calcext:value-type="float">
            <text:p>1462022</text:p>
          </table:table-cell>
          <table:table-cell office:value-type="float" office:value="1831683" calcext:value-type="float">
            <text:p>1831683</text:p>
          </table:table-cell>
          <table:table-cell office:value-type="float" office:value="2221239" calcext:value-type="float">
            <text:p>2221239</text:p>
          </table:table-cell>
          <table:table-cell office:value-type="float" office:value="2619329" calcext:value-type="float">
            <text:p>2619329</text:p>
          </table:table-cell>
          <table:table-cell office:value-type="float" office:value="3024063" calcext:value-type="float">
            <text:p>3024063</text:p>
          </table:table-cell>
          <table:table-cell office:value-type="float" office:value="3440860" calcext:value-type="float">
            <text:p>34408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ean</text:p>
          </table:table-cell>
          <table:table-cell office:value-type="float" office:value="427130" calcext:value-type="float">
            <text:p>427130</text:p>
          </table:table-cell>
          <table:table-cell office:value-type="float" office:value="477956" calcext:value-type="float">
            <text:p>477956</text:p>
          </table:table-cell>
          <table:table-cell office:value-type="float" office:value="912020" calcext:value-type="float">
            <text:p>912020</text:p>
          </table:table-cell>
          <table:table-cell office:value-type="float" office:value="1339884" calcext:value-type="float">
            <text:p>1339884</text:p>
          </table:table-cell>
          <table:table-cell office:value-type="float" office:value="1788587" calcext:value-type="float">
            <text:p>1788587</text:p>
          </table:table-cell>
          <table:table-cell office:value-type="float" office:value="2267867" calcext:value-type="float">
            <text:p>2267867</text:p>
          </table:table-cell>
          <table:table-cell office:value-type="float" office:value="2763367" calcext:value-type="float">
            <text:p>2763367</text:p>
          </table:table-cell>
          <table:table-cell office:value-type="float" office:value="3272835" calcext:value-type="float">
            <text:p>3272835</text:p>
          </table:table-cell>
          <table:table-cell office:value-type="float" office:value="3799605" calcext:value-type="float">
            <text:p>3799605</text:p>
          </table:table-cell>
          <table:table-cell office:value-type="float" office:value="4351963" calcext:value-type="float">
            <text:p>43519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high</text:p>
          </table:table-cell>
          <table:table-cell office:value-type="float" office:value="427130" calcext:value-type="float">
            <text:p>427130</text:p>
          </table:table-cell>
          <table:table-cell office:value-type="float" office:value="557129" calcext:value-type="float">
            <text:p>557129</text:p>
          </table:table-cell>
          <table:table-cell office:value-type="float" office:value="1065440" calcext:value-type="float">
            <text:p>1065440</text:p>
          </table:table-cell>
          <table:table-cell office:value-type="float" office:value="1581341" calcext:value-type="float">
            <text:p>1581341</text:p>
          </table:table-cell>
          <table:table-cell office:value-type="float" office:value="2141290" calcext:value-type="float">
            <text:p>2141290</text:p>
          </table:table-cell>
          <table:table-cell office:value-type="float" office:value="2730264" calcext:value-type="float">
            <text:p>2730264</text:p>
          </table:table-cell>
          <table:table-cell office:value-type="float" office:value="3338465" calcext:value-type="float">
            <text:p>3338465</text:p>
          </table:table-cell>
          <table:table-cell office:value-type="float" office:value="3978498" calcext:value-type="float">
            <text:p>3978498</text:p>
          </table:table-cell>
          <table:table-cell office:value-type="float" office:value="4688093" calcext:value-type="float">
            <text:p>4688093</text:p>
          </table:table-cell>
          <table:table-cell office:value-type="float" office:value="5548517" calcext:value-type="float">
            <text:p>554851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low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office:value-type="float" office:value="295" calcext:value-type="float">
            <text:p>295</text:p>
          </table:table-cell>
          <table:table-cell office:value-type="float" office:value="723" calcext:value-type="float">
            <text:p>723</text:p>
          </table:table-cell>
          <table:table-cell table:number-columns-repeated="3"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mean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float" office:value="409" calcext:value-type="float">
            <text:p>409</text:p>
          </table:table-cell>
          <table:table-cell table:number-columns-repeated="6"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high</text:p>
          </table:table-cell>
          <table:table-cell office:value-type="float" office:value="63" calcext:value-type="float">
            <text:p>63</text:p>
          </table:table-cell>
          <table:table-cell office:value-type="float" office:value="105" calcext:value-type="float">
            <text:p>105</text:p>
          </table:table-cell>
          <table:table-cell office:value-type="float" office:value="349" calcext:value-type="float">
            <text:p>349</text:p>
          </table:table-cell>
          <table:table-cell table:number-columns-repeated="7"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w</text:p>
          </table:table-cell>
          <table:table-cell office:value-type="float" office:value="11893" calcext:value-type="float">
            <text:p>11893</text:p>
          </table:table-cell>
          <table:table-cell office:value-type="float" office:value="7575" calcext:value-type="float">
            <text:p>7575</text:p>
          </table:table-cell>
          <table:table-cell office:value-type="float" office:value="14028" calcext:value-type="float">
            <text:p>14028</text:p>
          </table:table-cell>
          <table:table-cell office:value-type="float" office:value="20441" calcext:value-type="float">
            <text:p>20441</text:p>
          </table:table-cell>
          <table:table-cell office:value-type="float" office:value="26893" calcext:value-type="float">
            <text:p>26893</text:p>
          </table:table-cell>
          <table:table-cell office:value-type="float" office:value="33878" calcext:value-type="float">
            <text:p>33878</text:p>
          </table:table-cell>
          <table:table-cell office:value-type="float" office:value="41565" calcext:value-type="float">
            <text:p>41565</text:p>
          </table:table-cell>
          <table:table-cell office:value-type="float" office:value="49962" calcext:value-type="float">
            <text:p>49962</text:p>
          </table:table-cell>
          <table:table-cell office:value-type="float" office:value="58811" calcext:value-type="float">
            <text:p>58811</text:p>
          </table:table-cell>
          <table:table-cell office:value-type="float" office:value="69126" calcext:value-type="float">
            <text:p>6912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ean</text:p>
          </table:table-cell>
          <table:table-cell office:value-type="float" office:value="11893" calcext:value-type="float">
            <text:p>11893</text:p>
          </table:table-cell>
          <table:table-cell office:value-type="float" office:value="11171" calcext:value-type="float">
            <text:p>11171</text:p>
          </table:table-cell>
          <table:table-cell office:value-type="float" office:value="21145" calcext:value-type="float">
            <text:p>21145</text:p>
          </table:table-cell>
          <table:table-cell office:value-type="float" office:value="31784" calcext:value-type="float">
            <text:p>31784</text:p>
          </table:table-cell>
          <table:table-cell office:value-type="float" office:value="44768" calcext:value-type="float">
            <text:p>44768</text:p>
          </table:table-cell>
          <table:table-cell office:value-type="float" office:value="59721" calcext:value-type="float">
            <text:p>59721</text:p>
          </table:table-cell>
          <table:table-cell office:value-type="float" office:value="78296" calcext:value-type="float">
            <text:p>78296</text:p>
          </table:table-cell>
          <table:table-cell office:value-type="float" office:value="100099" calcext:value-type="float">
            <text:p>100099</text:p>
          </table:table-cell>
          <table:table-cell office:value-type="float" office:value="126915" calcext:value-type="float">
            <text:p>126915</text:p>
          </table:table-cell>
          <table:table-cell office:value-type="float" office:value="163603" calcext:value-type="float">
            <text:p>1636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igh</text:p>
          </table:table-cell>
          <table:table-cell office:value-type="float" office:value="11893" calcext:value-type="float">
            <text:p>11893</text:p>
          </table:table-cell>
          <table:table-cell office:value-type="float" office:value="14731" calcext:value-type="float">
            <text:p>14731</text:p>
          </table:table-cell>
          <table:table-cell office:value-type="float" office:value="28695" calcext:value-type="float">
            <text:p>28695</text:p>
          </table:table-cell>
          <table:table-cell office:value-type="float" office:value="46498" calcext:value-type="float">
            <text:p>46498</text:p>
          </table:table-cell>
          <table:table-cell office:value-type="float" office:value="69462" calcext:value-type="float">
            <text:p>69462</text:p>
          </table:table-cell>
          <table:table-cell office:value-type="float" office:value="99009" calcext:value-type="float">
            <text:p>99009</text:p>
          </table:table-cell>
          <table:table-cell office:value-type="float" office:value="138542" calcext:value-type="float">
            <text:p>138542</text:p>
          </table:table-cell>
          <table:table-cell table:number-columns-repeated="3" office:value-type="float" office:value="163603" calcext:value-type="float">
            <text:p>1636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low</text:p>
          </table:table-cell>
          <table:table-cell office:value-type="float" office:value="198" calcext:value-type="float">
            <text:p>198</text:p>
          </table:table-cell>
          <table:table-cell office:value-type="float" office:value="107" calcext:value-type="float">
            <text:p>107</text:p>
          </table:table-cell>
          <table:table-cell office:value-type="float" office:value="194" calcext:value-type="float">
            <text:p>194</text:p>
          </table:table-cell>
          <table:table-cell office:value-type="float" office:value="284" calcext:value-type="float">
            <text:p>284</text:p>
          </table:table-cell>
          <table:table-cell office:value-type="float" office:value="373" calcext:value-type="float">
            <text:p>373</text:p>
          </table:table-cell>
          <table:table-cell office:value-type="float" office:value="646" calcext:value-type="float">
            <text:p>646</text:p>
          </table:table-cell>
          <table:table-cell office:value-type="float" office:value="1159" calcext:value-type="float">
            <text:p>1159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2997" calcext:value-type="float">
            <text:p>299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mean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402" calcext:value-type="float">
            <text:p>402</text:p>
          </table:table-cell>
          <table:table-cell office:value-type="float" office:value="849" calcext:value-type="float">
            <text:p>849</text:p>
          </table:table-cell>
          <table:table-cell office:value-type="float" office:value="2365" calcext:value-type="float">
            <text:p>2365</text:p>
          </table:table-cell>
          <table:table-cell table:number-columns-repeated="5" office:value-type="float" office:value="2997" calcext:value-type="float">
            <text:p>299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gh</text:p>
          </table:table-cell>
          <table:table-cell office:value-type="float" office:value="198" calcext:value-type="float">
            <text:p>198</text:p>
          </table:table-cell>
          <table:table-cell office:value-type="float" office:value="314" calcext:value-type="float">
            <text:p>314</text:p>
          </table:table-cell>
          <table:table-cell office:value-type="float" office:value="784" calcext:value-type="float">
            <text:p>784</text:p>
          </table:table-cell>
          <table:table-cell table:number-columns-repeated="7" office:value-type="float" office:value="2997" calcext:value-type="float">
            <text:p>299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low</text:p>
          </table:table-cell>
          <table:table-cell office:value-type="float" office:value="813" calcext:value-type="float">
            <text:p>813</text:p>
          </table:table-cell>
          <table:table-cell office:value-type="float" office:value="343" calcext:value-type="float">
            <text:p>343</text:p>
          </table:table-cell>
          <table:table-cell office:value-type="float" office:value="715" calcext:value-type="float">
            <text:p>715</text:p>
          </table:table-cell>
          <table:table-cell office:value-type="float" office:value="1109" calcext:value-type="float">
            <text:p>1109</text:p>
          </table:table-cell>
          <table:table-cell office:value-type="float" office:value="1483" calcext:value-type="float">
            <text:p>1483</text:p>
          </table:table-cell>
          <table:table-cell office:value-type="float" office:value="2171" calcext:value-type="float">
            <text:p>2171</text:p>
          </table:table-cell>
          <table:table-cell table:number-columns-repeated="4" office:value-type="float" office:value="2293" calcext:value-type="float">
            <text:p>22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mean</text:p>
          </table:table-cell>
          <table:table-cell office:value-type="float" office:value="813" calcext:value-type="float">
            <text:p>813</text:p>
          </table:table-cell>
          <table:table-cell office:value-type="float" office:value="846" calcext:value-type="float">
            <text:p>846</text:p>
          </table:table-cell>
          <table:table-cell office:value-type="float" office:value="1718" calcext:value-type="float">
            <text:p>1718</text:p>
          </table:table-cell>
          <table:table-cell table:number-columns-repeated="7" office:value-type="float" office:value="2293" calcext:value-type="float">
            <text:p>22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igh</text:p>
          </table:table-cell>
          <table:table-cell office:value-type="float" office:value="813" calcext:value-type="float">
            <text:p>813</text:p>
          </table:table-cell>
          <table:table-cell office:value-type="float" office:value="1353" calcext:value-type="float">
            <text:p>1353</text:p>
          </table:table-cell>
          <table:table-cell table:number-columns-repeated="8" office:value-type="float" office:value="2293" calcext:value-type="float">
            <text:p>22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low</text:p>
          </table:table-cell>
          <table:table-cell office:value-type="float" office:value="1707" calcext:value-type="float">
            <text:p>1707</text:p>
          </table:table-cell>
          <table:table-cell office:value-type="float" office:value="286" calcext:value-type="float">
            <text:p>286</text:p>
          </table:table-cell>
          <table:table-cell office:value-type="float" office:value="658" calcext:value-type="float">
            <text:p>658</text:p>
          </table:table-cell>
          <table:table-cell office:value-type="float" office:value="1084" calcext:value-type="float">
            <text:p>1084</text:p>
          </table:table-cell>
          <table:table-cell office:value-type="float" office:value="1549" calcext:value-type="float">
            <text:p>1549</text:p>
          </table:table-cell>
          <table:table-cell office:value-type="float" office:value="2432" calcext:value-type="float">
            <text:p>2432</text:p>
          </table:table-cell>
          <table:table-cell office:value-type="float" office:value="3869" calcext:value-type="float">
            <text:p>3869</text:p>
          </table:table-cell>
          <table:table-cell office:value-type="float" office:value="5920" calcext:value-type="float">
            <text:p>5920</text:p>
          </table:table-cell>
          <table:table-cell office:value-type="float" office:value="8353" calcext:value-type="float">
            <text:p>8353</text:p>
          </table:table-cell>
          <table:table-cell office:value-type="float" office:value="12219" calcext:value-type="float">
            <text:p>1221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mean</text:p>
          </table:table-cell>
          <table:table-cell office:value-type="float" office:value="1707" calcext:value-type="float">
            <text:p>1707</text:p>
          </table:table-cell>
          <table:table-cell office:value-type="float" office:value="1379" calcext:value-type="float">
            <text:p>1379</text:p>
          </table:table-cell>
          <table:table-cell office:value-type="float" office:value="3276" calcext:value-type="float">
            <text:p>3276</text:p>
          </table:table-cell>
          <table:table-cell office:value-type="float" office:value="6109" calcext:value-type="float">
            <text:p>6109</text:p>
          </table:table-cell>
          <table:table-cell office:value-type="float" office:value="11614" calcext:value-type="float">
            <text:p>11614</text:p>
          </table:table-cell>
          <table:table-cell office:value-type="float" office:value="19521" calcext:value-type="float">
            <text:p>19521</text:p>
          </table:table-cell>
          <table:table-cell office:value-type="float" office:value="32221" calcext:value-type="float">
            <text:p>32221</text:p>
          </table:table-cell>
          <table:table-cell office:value-type="float" office:value="46667" calcext:value-type="float">
            <text:p>46667</text:p>
          </table:table-cell>
          <table:table-cell table:number-columns-repeated="2" office:value-type="float" office:value="52747" calcext:value-type="float">
            <text:p>527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high</text:p>
          </table:table-cell>
          <table:table-cell office:value-type="float" office:value="1707" calcext:value-type="float">
            <text:p>1707</text:p>
          </table:table-cell>
          <table:table-cell office:value-type="float" office:value="2720" calcext:value-type="float">
            <text:p>2720</text:p>
          </table:table-cell>
          <table:table-cell office:value-type="float" office:value="7002" calcext:value-type="float">
            <text:p>7002</text:p>
          </table:table-cell>
          <table:table-cell office:value-type="float" office:value="16259" calcext:value-type="float">
            <text:p>16259</text:p>
          </table:table-cell>
          <table:table-cell office:value-type="float" office:value="32832" calcext:value-type="float">
            <text:p>32832</text:p>
          </table:table-cell>
          <table:table-cell table:number-columns-repeated="5" office:value-type="float" office:value="52747" calcext:value-type="float">
            <text:p>527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office:value-type="float" office:value="279" calcext:value-type="float">
            <text:p>279</text:p>
          </table:table-cell>
          <table:table-cell table:number-columns-repeated="4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mean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334" calcext:value-type="float">
            <text:p>334</text:p>
          </table:table-cell>
          <table:table-cell table:number-columns-repeated="6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high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230" calcext:value-type="float">
            <text:p>230</text:p>
          </table:table-cell>
          <table:table-cell table:number-columns-repeated="7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low</text:p>
          </table:table-cell>
          <table:table-cell office:value-type="float" office:value="4824" calcext:value-type="float">
            <text:p>4824</text:p>
          </table:table-cell>
          <table:table-cell office:value-type="float" office:value="2726" calcext:value-type="float">
            <text:p>2726</text:p>
          </table:table-cell>
          <table:table-cell office:value-type="float" office:value="5361" calcext:value-type="float">
            <text:p>5361</text:p>
          </table:table-cell>
          <table:table-cell office:value-type="float" office:value="8144" calcext:value-type="float">
            <text:p>8144</text:p>
          </table:table-cell>
          <table:table-cell office:value-type="float" office:value="11065" calcext:value-type="float">
            <text:p>11065</text:p>
          </table:table-cell>
          <table:table-cell office:value-type="float" office:value="14461" calcext:value-type="float">
            <text:p>14461</text:p>
          </table:table-cell>
          <table:table-cell office:value-type="float" office:value="18464" calcext:value-type="float">
            <text:p>18464</text:p>
          </table:table-cell>
          <table:table-cell office:value-type="float" office:value="23157" calcext:value-type="float">
            <text:p>23157</text:p>
          </table:table-cell>
          <table:table-cell office:value-type="float" office:value="28360" calcext:value-type="float">
            <text:p>28360</text:p>
          </table:table-cell>
          <table:table-cell office:value-type="float" office:value="34789" calcext:value-type="float">
            <text:p>347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ean</text:p>
          </table:table-cell>
          <table:table-cell office:value-type="float" office:value="4824" calcext:value-type="float">
            <text:p>4824</text:p>
          </table:table-cell>
          <table:table-cell office:value-type="float" office:value="4000" calcext:value-type="float">
            <text:p>4000</text:p>
          </table:table-cell>
          <table:table-cell office:value-type="float" office:value="8084" calcext:value-type="float">
            <text:p>8084</text:p>
          </table:table-cell>
          <table:table-cell office:value-type="float" office:value="12855" calcext:value-type="float">
            <text:p>12855</text:p>
          </table:table-cell>
          <table:table-cell office:value-type="float" office:value="19489" calcext:value-type="float">
            <text:p>19489</text:p>
          </table:table-cell>
          <table:table-cell office:value-type="float" office:value="28031" calcext:value-type="float">
            <text:p>28031</text:p>
          </table:table-cell>
          <table:table-cell office:value-type="float" office:value="39668" calcext:value-type="float">
            <text:p>39668</text:p>
          </table:table-cell>
          <table:table-cell office:value-type="float" office:value="53726" calcext:value-type="float">
            <text:p>53726</text:p>
          </table:table-cell>
          <table:table-cell office:value-type="float" office:value="70254" calcext:value-type="float">
            <text:p>70254</text:p>
          </table:table-cell>
          <table:table-cell office:value-type="float" office:value="94751" calcext:value-type="float">
            <text:p>947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high</text:p>
          </table:table-cell>
          <table:table-cell office:value-type="float" office:value="4824" calcext:value-type="float">
            <text:p>4824</text:p>
          </table:table-cell>
          <table:table-cell office:value-type="float" office:value="5305" calcext:value-type="float">
            <text:p>5305</text:p>
          </table:table-cell>
          <table:table-cell office:value-type="float" office:value="11174" calcext:value-type="float">
            <text:p>11174</text:p>
          </table:table-cell>
          <table:table-cell office:value-type="float" office:value="20093" calcext:value-type="float">
            <text:p>20093</text:p>
          </table:table-cell>
          <table:table-cell office:value-type="float" office:value="33623" calcext:value-type="float">
            <text:p>33623</text:p>
          </table:table-cell>
          <table:table-cell office:value-type="float" office:value="52485" calcext:value-type="float">
            <text:p>52485</text:p>
          </table:table-cell>
          <table:table-cell office:value-type="float" office:value="76393" calcext:value-type="float">
            <text:p>76393</text:p>
          </table:table-cell>
          <table:table-cell table:number-columns-repeated="3" office:value-type="float" office:value="103244" calcext:value-type="float">
            <text:p>1032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low</text:p>
          </table:table-cell>
          <table:table-cell office:value-type="float" office:value="127750" calcext:value-type="float">
            <text:p>127750</text:p>
          </table:table-cell>
          <table:table-cell office:value-type="float" office:value="110540" calcext:value-type="float">
            <text:p>110540</text:p>
          </table:table-cell>
          <table:table-cell office:value-type="float" office:value="207184" calcext:value-type="float">
            <text:p>207184</text:p>
          </table:table-cell>
          <table:table-cell office:value-type="float" office:value="305293" calcext:value-type="float">
            <text:p>305293</text:p>
          </table:table-cell>
          <table:table-cell office:value-type="float" office:value="415966" calcext:value-type="float">
            <text:p>415966</text:p>
          </table:table-cell>
          <table:table-cell office:value-type="float" office:value="538598" calcext:value-type="float">
            <text:p>538598</text:p>
          </table:table-cell>
          <table:table-cell office:value-type="float" office:value="667565" calcext:value-type="float">
            <text:p>667565</text:p>
          </table:table-cell>
          <table:table-cell office:value-type="float" office:value="802803" calcext:value-type="float">
            <text:p>802803</text:p>
          </table:table-cell>
          <table:table-cell office:value-type="float" office:value="941674" calcext:value-type="float">
            <text:p>941674</text:p>
          </table:table-cell>
          <table:table-cell office:value-type="float" office:value="1086211" calcext:value-type="float">
            <text:p>108621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mean</text:p>
          </table:table-cell>
          <table:table-cell office:value-type="float" office:value="127750" calcext:value-type="float">
            <text:p>127750</text:p>
          </table:table-cell>
          <table:table-cell office:value-type="float" office:value="129622" calcext:value-type="float">
            <text:p>129622</text:p>
          </table:table-cell>
          <table:table-cell office:value-type="float" office:value="243797" calcext:value-type="float">
            <text:p>243797</text:p>
          </table:table-cell>
          <table:table-cell office:value-type="float" office:value="368720" calcext:value-type="float">
            <text:p>368720</text:p>
          </table:table-cell>
          <table:table-cell office:value-type="float" office:value="515249" calcext:value-type="float">
            <text:p>515249</text:p>
          </table:table-cell>
          <table:table-cell office:value-type="float" office:value="673879" calcext:value-type="float">
            <text:p>673879</text:p>
          </table:table-cell>
          <table:table-cell office:value-type="float" office:value="845193" calcext:value-type="float">
            <text:p>845193</text:p>
          </table:table-cell>
          <table:table-cell office:value-type="float" office:value="1023742" calcext:value-type="float">
            <text:p>1023742</text:p>
          </table:table-cell>
          <table:table-cell office:value-type="float" office:value="1208200" calcext:value-type="float">
            <text:p>1208200</text:p>
          </table:table-cell>
          <table:table-cell office:value-type="float" office:value="1334346" calcext:value-type="float">
            <text:p>13343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high</text:p>
          </table:table-cell>
          <table:table-cell office:value-type="float" office:value="127750" calcext:value-type="float">
            <text:p>127750</text:p>
          </table:table-cell>
          <table:table-cell office:value-type="float" office:value="148455" calcext:value-type="float">
            <text:p>148455</text:p>
          </table:table-cell>
          <table:table-cell office:value-type="float" office:value="282286" calcext:value-type="float">
            <text:p>282286</text:p>
          </table:table-cell>
          <table:table-cell office:value-type="float" office:value="441940" calcext:value-type="float">
            <text:p>441940</text:p>
          </table:table-cell>
          <table:table-cell office:value-type="float" office:value="628292" calcext:value-type="float">
            <text:p>628292</text:p>
          </table:table-cell>
          <table:table-cell office:value-type="float" office:value="832509" calcext:value-type="float">
            <text:p>832509</text:p>
          </table:table-cell>
          <table:table-cell office:value-type="float" office:value="1047369" calcext:value-type="float">
            <text:p>1047369</text:p>
          </table:table-cell>
          <table:table-cell office:value-type="float" office:value="1275845" calcext:value-type="float">
            <text:p>1275845</text:p>
          </table:table-cell>
          <table:table-cell table:number-columns-repeated="2" office:value-type="float" office:value="1334346" calcext:value-type="float">
            <text:p>13343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low</text:p>
          </table:table-cell>
          <table:table-cell office:value-type="float" office:value="55421" calcext:value-type="float">
            <text:p>55421</text:p>
          </table:table-cell>
          <table:table-cell office:value-type="float" office:value="20621" calcext:value-type="float">
            <text:p>20621</text:p>
          </table:table-cell>
          <table:table-cell office:value-type="float" office:value="40558" calcext:value-type="float">
            <text:p>40558</text:p>
          </table:table-cell>
          <table:table-cell office:value-type="float" office:value="59973" calcext:value-type="float">
            <text:p>59973</text:p>
          </table:table-cell>
          <table:table-cell office:value-type="float" office:value="78942" calcext:value-type="float">
            <text:p>78942</text:p>
          </table:table-cell>
          <table:table-cell office:value-type="float" office:value="98154" calcext:value-type="float">
            <text:p>98154</text:p>
          </table:table-cell>
          <table:table-cell office:value-type="float" office:value="118386" calcext:value-type="float">
            <text:p>118386</text:p>
          </table:table-cell>
          <table:table-cell office:value-type="float" office:value="139408" calcext:value-type="float">
            <text:p>139408</text:p>
          </table:table-cell>
          <table:table-cell office:value-type="float" office:value="160670" calcext:value-type="float">
            <text:p>160670</text:p>
          </table:table-cell>
          <table:table-cell office:value-type="float" office:value="183767" calcext:value-type="float">
            <text:p>1837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mean</text:p>
          </table:table-cell>
          <table:table-cell office:value-type="float" office:value="55421" calcext:value-type="float">
            <text:p>55421</text:p>
          </table:table-cell>
          <table:table-cell office:value-type="float" office:value="61536" calcext:value-type="float">
            <text:p>61536</text:p>
          </table:table-cell>
          <table:table-cell office:value-type="float" office:value="119079" calcext:value-type="float">
            <text:p>119079</text:p>
          </table:table-cell>
          <table:table-cell office:value-type="float" office:value="177614" calcext:value-type="float">
            <text:p>177614</text:p>
          </table:table-cell>
          <table:table-cell office:value-type="float" office:value="239389" calcext:value-type="float">
            <text:p>239389</text:p>
          </table:table-cell>
          <table:table-cell office:value-type="float" office:value="304781" calcext:value-type="float">
            <text:p>304781</text:p>
          </table:table-cell>
          <table:table-cell office:value-type="float" office:value="375663" calcext:value-type="float">
            <text:p>375663</text:p>
          </table:table-cell>
          <table:table-cell office:value-type="float" office:value="449708" calcext:value-type="float">
            <text:p>449708</text:p>
          </table:table-cell>
          <table:table-cell office:value-type="float" office:value="529061" calcext:value-type="float">
            <text:p>529061</text:p>
          </table:table-cell>
          <table:table-cell office:value-type="float" office:value="620567" calcext:value-type="float">
            <text:p>6205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high</text:p>
          </table:table-cell>
          <table:table-cell office:value-type="float" office:value="55421" calcext:value-type="float">
            <text:p>55421</text:p>
          </table:table-cell>
          <table:table-cell office:value-type="float" office:value="100424" calcext:value-type="float">
            <text:p>100424</text:p>
          </table:table-cell>
          <table:table-cell office:value-type="float" office:value="197588" calcext:value-type="float">
            <text:p>197588</text:p>
          </table:table-cell>
          <table:table-cell office:value-type="float" office:value="301574" calcext:value-type="float">
            <text:p>301574</text:p>
          </table:table-cell>
          <table:table-cell office:value-type="float" office:value="415646" calcext:value-type="float">
            <text:p>415646</text:p>
          </table:table-cell>
          <table:table-cell office:value-type="float" office:value="542589" calcext:value-type="float">
            <text:p>542589</text:p>
          </table:table-cell>
          <table:table-cell office:value-type="float" office:value="682853" calcext:value-type="float">
            <text:p>682853</text:p>
          </table:table-cell>
          <table:table-cell office:value-type="float" office:value="837817" calcext:value-type="float">
            <text:p>837817</text:p>
          </table:table-cell>
          <table:table-cell office:value-type="float" office:value="1039018" calcext:value-type="float">
            <text:p>1039018</text:p>
          </table:table-cell>
          <table:table-cell office:value-type="float" office:value="1363953" calcext:value-type="float">
            <text:p>13639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low</text:p>
          </table:table-cell>
          <table:table-cell office:value-type="float" office:value="8051" calcext:value-type="float">
            <text:p>8051</text:p>
          </table:table-cell>
          <table:table-cell office:value-type="float" office:value="5581" calcext:value-type="float">
            <text:p>5581</text:p>
          </table:table-cell>
          <table:table-cell office:value-type="float" office:value="11173" calcext:value-type="float">
            <text:p>11173</text:p>
          </table:table-cell>
          <table:table-cell office:value-type="float" office:value="16848" calcext:value-type="float">
            <text:p>16848</text:p>
          </table:table-cell>
          <table:table-cell office:value-type="float" office:value="22597" calcext:value-type="float">
            <text:p>22597</text:p>
          </table:table-cell>
          <table:table-cell office:value-type="float" office:value="28926" calcext:value-type="float">
            <text:p>28926</text:p>
          </table:table-cell>
          <table:table-cell office:value-type="float" office:value="35925" calcext:value-type="float">
            <text:p>35925</text:p>
          </table:table-cell>
          <table:table-cell office:value-type="float" office:value="43614" calcext:value-type="float">
            <text:p>43614</text:p>
          </table:table-cell>
          <table:table-cell office:value-type="float" office:value="51707" calcext:value-type="float">
            <text:p>51707</text:p>
          </table:table-cell>
          <table:table-cell office:value-type="float" office:value="61275" calcext:value-type="float">
            <text:p>612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ean</text:p>
          </table:table-cell>
          <table:table-cell office:value-type="float" office:value="8051" calcext:value-type="float">
            <text:p>8051</text:p>
          </table:table-cell>
          <table:table-cell office:value-type="float" office:value="7385" calcext:value-type="float">
            <text:p>7385</text:p>
          </table:table-cell>
          <table:table-cell office:value-type="float" office:value="14844" calcext:value-type="float">
            <text:p>14844</text:p>
          </table:table-cell>
          <table:table-cell office:value-type="float" office:value="23076" calcext:value-type="float">
            <text:p>23076</text:p>
          </table:table-cell>
          <table:table-cell office:value-type="float" office:value="33609" calcext:value-type="float">
            <text:p>33609</text:p>
          </table:table-cell>
          <table:table-cell office:value-type="float" office:value="45891" calcext:value-type="float">
            <text:p>45891</text:p>
          </table:table-cell>
          <table:table-cell office:value-type="float" office:value="61518" calcext:value-type="float">
            <text:p>61518</text:p>
          </table:table-cell>
          <table:table-cell office:value-type="float" office:value="79204" calcext:value-type="float">
            <text:p>79204</text:p>
          </table:table-cell>
          <table:table-cell office:value-type="float" office:value="98689" calcext:value-type="float">
            <text:p>98689</text:p>
          </table:table-cell>
          <table:table-cell office:value-type="float" office:value="125093" calcext:value-type="float">
            <text:p>12509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high</text:p>
          </table:table-cell>
          <table:table-cell office:value-type="float" office:value="8051" calcext:value-type="float">
            <text:p>8051</text:p>
          </table:table-cell>
          <table:table-cell office:value-type="float" office:value="9196" calcext:value-type="float">
            <text:p>9196</text:p>
          </table:table-cell>
          <table:table-cell office:value-type="float" office:value="18975" calcext:value-type="float">
            <text:p>18975</text:p>
          </table:table-cell>
          <table:table-cell office:value-type="float" office:value="32580" calcext:value-type="float">
            <text:p>32580</text:p>
          </table:table-cell>
          <table:table-cell office:value-type="float" office:value="50839" calcext:value-type="float">
            <text:p>50839</text:p>
          </table:table-cell>
          <table:table-cell office:value-type="float" office:value="74083" calcext:value-type="float">
            <text:p>74083</text:p>
          </table:table-cell>
          <table:table-cell office:value-type="float" office:value="100907" calcext:value-type="float">
            <text:p>100907</text:p>
          </table:table-cell>
          <table:table-cell office:value-type="float" office:value="136213" calcext:value-type="float">
            <text:p>136213</text:p>
          </table:table-cell>
          <table:table-cell table:number-columns-repeated="2" office:value-type="float" office:value="165746" calcext:value-type="float">
            <text:p>1657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ow</text:p>
          </table:table-cell>
          <table:table-cell office:value-type="float" office:value="5535" calcext:value-type="float">
            <text:p>5535</text:p>
          </table:table-cell>
          <table:table-cell office:value-type="float" office:value="1561" calcext:value-type="float">
            <text:p>1561</text:p>
          </table:table-cell>
          <table:table-cell office:value-type="float" office:value="3348" calcext:value-type="float">
            <text:p>3348</text:p>
          </table:table-cell>
          <table:table-cell office:value-type="float" office:value="5962" calcext:value-type="float">
            <text:p>5962</text:p>
          </table:table-cell>
          <table:table-cell office:value-type="float" office:value="9236" calcext:value-type="float">
            <text:p>9236</text:p>
          </table:table-cell>
          <table:table-cell office:value-type="float" office:value="13444" calcext:value-type="float">
            <text:p>13444</text:p>
          </table:table-cell>
          <table:table-cell office:value-type="float" office:value="18604" calcext:value-type="float">
            <text:p>18604</text:p>
          </table:table-cell>
          <table:table-cell office:value-type="float" office:value="24718" calcext:value-type="float">
            <text:p>24718</text:p>
          </table:table-cell>
          <table:table-cell office:value-type="float" office:value="31426" calcext:value-type="float">
            <text:p>31426</text:p>
          </table:table-cell>
          <table:table-cell office:value-type="float" office:value="39827" calcext:value-type="float">
            <text:p>398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ean</text:p>
          </table:table-cell>
          <table:table-cell office:value-type="float" office:value="5535" calcext:value-type="float">
            <text:p>5535</text:p>
          </table:table-cell>
          <table:table-cell office:value-type="float" office:value="3049" calcext:value-type="float">
            <text:p>3049</text:p>
          </table:table-cell>
          <table:table-cell office:value-type="float" office:value="8241" calcext:value-type="float">
            <text:p>8241</text:p>
          </table:table-cell>
          <table:table-cell office:value-type="float" office:value="15872" calcext:value-type="float">
            <text:p>15872</text:p>
          </table:table-cell>
          <table:table-cell office:value-type="float" office:value="27027" calcext:value-type="float">
            <text:p>27027</text:p>
          </table:table-cell>
          <table:table-cell office:value-type="float" office:value="40995" calcext:value-type="float">
            <text:p>40995</text:p>
          </table:table-cell>
          <table:table-cell office:value-type="float" office:value="59347" calcext:value-type="float">
            <text:p>59347</text:p>
          </table:table-cell>
          <table:table-cell office:value-type="float" office:value="80446" calcext:value-type="float">
            <text:p>80446</text:p>
          </table:table-cell>
          <table:table-cell office:value-type="float" office:value="103818" calcext:value-type="float">
            <text:p>103818</text:p>
          </table:table-cell>
          <table:table-cell office:value-type="float" office:value="135256" calcext:value-type="float">
            <text:p>1352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igh</text:p>
          </table:table-cell>
          <table:table-cell office:value-type="float" office:value="5535" calcext:value-type="float">
            <text:p>5535</text:p>
          </table:table-cell>
          <table:table-cell office:value-type="float" office:value="5126" calcext:value-type="float">
            <text:p>5126</text:p>
          </table:table-cell>
          <table:table-cell office:value-type="float" office:value="15075" calcext:value-type="float">
            <text:p>15075</text:p>
          </table:table-cell>
          <table:table-cell office:value-type="float" office:value="31638" calcext:value-type="float">
            <text:p>31638</text:p>
          </table:table-cell>
          <table:table-cell office:value-type="float" office:value="55375" calcext:value-type="float">
            <text:p>55375</text:p>
          </table:table-cell>
          <table:table-cell office:value-type="float" office:value="86140" calcext:value-type="float">
            <text:p>86140</text:p>
          </table:table-cell>
          <table:table-cell office:value-type="float" office:value="121887" calcext:value-type="float">
            <text:p>121887</text:p>
          </table:table-cell>
          <table:table-cell office:value-type="float" office:value="167556" calcext:value-type="float">
            <text:p>167556</text:p>
          </table:table-cell>
          <table:table-cell table:number-columns-repeated="2" office:value-type="float" office:value="212880" calcext:value-type="float">
            <text:p>21288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ow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float" office:value="171" calcext:value-type="float">
            <text:p>171</text:p>
          </table:table-cell>
          <table:table-cell office:value-type="float" office:value="410" calcext:value-type="float">
            <text:p>410</text:p>
          </table:table-cell>
          <table:table-cell office:value-type="float" office:value="936" calcext:value-type="float">
            <text:p>936</text:p>
          </table:table-cell>
          <table:table-cell table:number-columns-repeated="3"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an</text:p>
          </table:table-cell>
          <table:table-cell office:value-type="float" office:value="145" calcext:value-type="float">
            <text:p>145</text:p>
          </table:table-cell>
          <table:table-cell office:value-type="float" office:value="119" calcext:value-type="float">
            <text:p>119</text:p>
          </table:table-cell>
          <table:table-cell office:value-type="float" office:value="258" calcext:value-type="float">
            <text:p>258</text:p>
          </table:table-cell>
          <table:table-cell office:value-type="float" office:value="681" calcext:value-type="float">
            <text:p>681</text:p>
          </table:table-cell>
          <table:table-cell table:number-columns-repeated="6"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igh</text:p>
          </table:table-cell>
          <table:table-cell office:value-type="float" office:value="145" calcext:value-type="float">
            <text:p>145</text:p>
          </table:table-cell>
          <table:table-cell office:value-type="float" office:value="209" calcext:value-type="float">
            <text:p>209</text:p>
          </table:table-cell>
          <table:table-cell office:value-type="float" office:value="643" calcext:value-type="float">
            <text:p>643</text:p>
          </table:table-cell>
          <table:table-cell table:number-columns-repeated="7"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ow</text:p>
          </table:table-cell>
          <table:table-cell office:value-type="float" office:value="16279" calcext:value-type="float">
            <text:p>16279</text:p>
          </table:table-cell>
          <table:table-cell office:value-type="float" office:value="8673" calcext:value-type="float">
            <text:p>8673</text:p>
          </table:table-cell>
          <table:table-cell office:value-type="float" office:value="15307" calcext:value-type="float">
            <text:p>15307</text:p>
          </table:table-cell>
          <table:table-cell office:value-type="float" office:value="22339" calcext:value-type="float">
            <text:p>22339</text:p>
          </table:table-cell>
          <table:table-cell office:value-type="float" office:value="31084" calcext:value-type="float">
            <text:p>31084</text:p>
          </table:table-cell>
          <table:table-cell table:number-columns-repeated="5" office:value-type="float" office:value="34128" calcext:value-type="float">
            <text:p>341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an</text:p>
          </table:table-cell>
          <table:table-cell office:value-type="float" office:value="16279" calcext:value-type="float">
            <text:p>16279</text:p>
          </table:table-cell>
          <table:table-cell office:value-type="float" office:value="13616" calcext:value-type="float">
            <text:p>13616</text:p>
          </table:table-cell>
          <table:table-cell office:value-type="float" office:value="26301" calcext:value-type="float">
            <text:p>26301</text:p>
          </table:table-cell>
          <table:table-cell table:number-columns-repeated="7" office:value-type="float" office:value="34128" calcext:value-type="float">
            <text:p>341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igh</text:p>
          </table:table-cell>
          <table:table-cell office:value-type="float" office:value="16279" calcext:value-type="float">
            <text:p>16279</text:p>
          </table:table-cell>
          <table:table-cell office:value-type="float" office:value="18812" calcext:value-type="float">
            <text:p>18812</text:p>
          </table:table-cell>
          <table:table-cell table:number-columns-repeated="8" office:value-type="float" office:value="34128" calcext:value-type="float">
            <text:p>341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ow</text:p>
          </table:table-cell>
          <table:table-cell office:value-type="float" office:value="181668" calcext:value-type="float">
            <text:p>181668</text:p>
          </table:table-cell>
          <table:table-cell office:value-type="float" office:value="160652" calcext:value-type="float">
            <text:p>160652</text:p>
          </table:table-cell>
          <table:table-cell office:value-type="float" office:value="318063" calcext:value-type="float">
            <text:p>318063</text:p>
          </table:table-cell>
          <table:table-cell office:value-type="float" office:value="483691" calcext:value-type="float">
            <text:p>483691</text:p>
          </table:table-cell>
          <table:table-cell office:value-type="float" office:value="655637" calcext:value-type="float">
            <text:p>655637</text:p>
          </table:table-cell>
          <table:table-cell office:value-type="float" office:value="827388" calcext:value-type="float">
            <text:p>827388</text:p>
          </table:table-cell>
          <table:table-cell office:value-type="float" office:value="999579" calcext:value-type="float">
            <text:p>999579</text:p>
          </table:table-cell>
          <table:table-cell office:value-type="float" office:value="1176887" calcext:value-type="float">
            <text:p>1176887</text:p>
          </table:table-cell>
          <table:table-cell office:value-type="float" office:value="1366795" calcext:value-type="float">
            <text:p>1366795</text:p>
          </table:table-cell>
          <table:table-cell office:value-type="float" office:value="1567911" calcext:value-type="float">
            <text:p>156791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mean</text:p>
          </table:table-cell>
          <table:table-cell office:value-type="float" office:value="181668" calcext:value-type="float">
            <text:p>181668</text:p>
          </table:table-cell>
          <table:table-cell office:value-type="float" office:value="191471" calcext:value-type="float">
            <text:p>191471</text:p>
          </table:table-cell>
          <table:table-cell office:value-type="float" office:value="382551" calcext:value-type="float">
            <text:p>382551</text:p>
          </table:table-cell>
          <table:table-cell office:value-type="float" office:value="586170" calcext:value-type="float">
            <text:p>586170</text:p>
          </table:table-cell>
          <table:table-cell office:value-type="float" office:value="792260" calcext:value-type="float">
            <text:p>792260</text:p>
          </table:table-cell>
          <table:table-cell office:value-type="float" office:value="998631" calcext:value-type="float">
            <text:p>998631</text:p>
          </table:table-cell>
          <table:table-cell office:value-type="float" office:value="1212603" calcext:value-type="float">
            <text:p>1212603</text:p>
          </table:table-cell>
          <table:table-cell office:value-type="float" office:value="1444578" calcext:value-type="float">
            <text:p>1444578</text:p>
          </table:table-cell>
          <table:table-cell office:value-type="float" office:value="1690875" calcext:value-type="float">
            <text:p>1690875</text:p>
          </table:table-cell>
          <table:table-cell office:value-type="float" office:value="1947859" calcext:value-type="float">
            <text:p>194785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high</text:p>
          </table:table-cell>
          <table:table-cell office:value-type="float" office:value="181668" calcext:value-type="float">
            <text:p>181668</text:p>
          </table:table-cell>
          <table:table-cell office:value-type="float" office:value="222599" calcext:value-type="float">
            <text:p>222599</text:p>
          </table:table-cell>
          <table:table-cell office:value-type="float" office:value="449017" calcext:value-type="float">
            <text:p>449017</text:p>
          </table:table-cell>
          <table:table-cell office:value-type="float" office:value="688846" calcext:value-type="float">
            <text:p>688846</text:p>
          </table:table-cell>
          <table:table-cell office:value-type="float" office:value="929193" calcext:value-type="float">
            <text:p>929193</text:p>
          </table:table-cell>
          <table:table-cell office:value-type="float" office:value="1174896" calcext:value-type="float">
            <text:p>1174896</text:p>
          </table:table-cell>
          <table:table-cell office:value-type="float" office:value="1443508" calcext:value-type="float">
            <text:p>1443508</text:p>
          </table:table-cell>
          <table:table-cell office:value-type="float" office:value="1731659" calcext:value-type="float">
            <text:p>1731659</text:p>
          </table:table-cell>
          <table:table-cell office:value-type="float" office:value="2034012" calcext:value-type="float">
            <text:p>2034012</text:p>
          </table:table-cell>
          <table:table-cell office:value-type="float" office:value="2346943" calcext:value-type="float">
            <text:p>234694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low</text:p>
          </table:table-cell>
          <table:table-cell office:value-type="float" office:value="4691" calcext:value-type="float">
            <text:p>4691</text:p>
          </table:table-cell>
          <table:table-cell office:value-type="float" office:value="2574" calcext:value-type="float">
            <text:p>2574</text:p>
          </table:table-cell>
          <table:table-cell office:value-type="float" office:value="5623" calcext:value-type="float">
            <text:p>5623</text:p>
          </table:table-cell>
          <table:table-cell office:value-type="float" office:value="9024" calcext:value-type="float">
            <text:p>9024</text:p>
          </table:table-cell>
          <table:table-cell office:value-type="float" office:value="12702" calcext:value-type="float">
            <text:p>12702</text:p>
          </table:table-cell>
          <table:table-cell office:value-type="float" office:value="16576" calcext:value-type="float">
            <text:p>16576</text:p>
          </table:table-cell>
          <table:table-cell office:value-type="float" office:value="20600" calcext:value-type="float">
            <text:p>20600</text:p>
          </table:table-cell>
          <table:table-cell office:value-type="float" office:value="24767" calcext:value-type="float">
            <text:p>24767</text:p>
          </table:table-cell>
          <table:table-cell office:value-type="float" office:value="29100" calcext:value-type="float">
            <text:p>29100</text:p>
          </table:table-cell>
          <table:table-cell office:value-type="float" office:value="33627" calcext:value-type="float">
            <text:p>336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mean</text:p>
          </table:table-cell>
          <table:table-cell office:value-type="float" office:value="4691" calcext:value-type="float">
            <text:p>4691</text:p>
          </table:table-cell>
          <table:table-cell office:value-type="float" office:value="4245" calcext:value-type="float">
            <text:p>4245</text:p>
          </table:table-cell>
          <table:table-cell office:value-type="float" office:value="9473" calcext:value-type="float">
            <text:p>9473</text:p>
          </table:table-cell>
          <table:table-cell office:value-type="float" office:value="15351" calcext:value-type="float">
            <text:p>15351</text:p>
          </table:table-cell>
          <table:table-cell office:value-type="float" office:value="21632" calcext:value-type="float">
            <text:p>21632</text:p>
          </table:table-cell>
          <table:table-cell office:value-type="float" office:value="28281" calcext:value-type="float">
            <text:p>28281</text:p>
          </table:table-cell>
          <table:table-cell office:value-type="float" office:value="35392" calcext:value-type="float">
            <text:p>35392</text:p>
          </table:table-cell>
          <table:table-cell office:value-type="float" office:value="43077" calcext:value-type="float">
            <text:p>43077</text:p>
          </table:table-cell>
          <table:table-cell office:value-type="float" office:value="51442" calcext:value-type="float">
            <text:p>51442</text:p>
          </table:table-cell>
          <table:table-cell office:value-type="float" office:value="60588" calcext:value-type="float">
            <text:p>605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high</text:p>
          </table:table-cell>
          <table:table-cell office:value-type="float" office:value="4691" calcext:value-type="float">
            <text:p>4691</text:p>
          </table:table-cell>
          <table:table-cell office:value-type="float" office:value="6032" calcext:value-type="float">
            <text:p>6032</text:p>
          </table:table-cell>
          <table:table-cell office:value-type="float" office:value="13659" calcext:value-type="float">
            <text:p>13659</text:p>
          </table:table-cell>
          <table:table-cell office:value-type="float" office:value="22150" calcext:value-type="float">
            <text:p>22150</text:p>
          </table:table-cell>
          <table:table-cell office:value-type="float" office:value="31347" calcext:value-type="float">
            <text:p>31347</text:p>
          </table:table-cell>
          <table:table-cell office:value-type="float" office:value="41491" calcext:value-type="float">
            <text:p>41491</text:p>
          </table:table-cell>
          <table:table-cell office:value-type="float" office:value="52852" calcext:value-type="float">
            <text:p>52852</text:p>
          </table:table-cell>
          <table:table-cell office:value-type="float" office:value="65683" calcext:value-type="float">
            <text:p>65683</text:p>
          </table:table-cell>
          <table:table-cell office:value-type="float" office:value="79978" calcext:value-type="float">
            <text:p>79978</text:p>
          </table:table-cell>
          <table:table-cell office:value-type="float" office:value="90711" calcext:value-type="float">
            <text:p>9071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low</text:p>
          </table:table-cell>
          <table:table-cell office:value-type="float" office:value="3124" calcext:value-type="float">
            <text:p>3124</text:p>
          </table:table-cell>
          <table:table-cell office:value-type="float" office:value="1195" calcext:value-type="float">
            <text:p>1195</text:p>
          </table:table-cell>
          <table:table-cell office:value-type="float" office:value="2954" calcext:value-type="float">
            <text:p>2954</text:p>
          </table:table-cell>
          <table:table-cell office:value-type="float" office:value="4817" calcext:value-type="float">
            <text:p>4817</text:p>
          </table:table-cell>
          <table:table-cell office:value-type="float" office:value="6798" calcext:value-type="float">
            <text:p>6798</text:p>
          </table:table-cell>
          <table:table-cell office:value-type="float" office:value="8890" calcext:value-type="float">
            <text:p>8890</text:p>
          </table:table-cell>
          <table:table-cell office:value-type="float" office:value="11079" calcext:value-type="float">
            <text:p>11079</text:p>
          </table:table-cell>
          <table:table-cell office:value-type="float" office:value="13399" calcext:value-type="float">
            <text:p>13399</text:p>
          </table:table-cell>
          <table:table-cell office:value-type="float" office:value="15904" calcext:value-type="float">
            <text:p>15904</text:p>
          </table:table-cell>
          <table:table-cell office:value-type="float" office:value="18632" calcext:value-type="float">
            <text:p>1863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mean</text:p>
          </table:table-cell>
          <table:table-cell office:value-type="float" office:value="3124" calcext:value-type="float">
            <text:p>3124</text:p>
          </table:table-cell>
          <table:table-cell office:value-type="float" office:value="2630" calcext:value-type="float">
            <text:p>2630</text:p>
          </table:table-cell>
          <table:table-cell office:value-type="float" office:value="6082" calcext:value-type="float">
            <text:p>6082</text:p>
          </table:table-cell>
          <table:table-cell office:value-type="float" office:value="9910" calcext:value-type="float">
            <text:p>9910</text:p>
          </table:table-cell>
          <table:table-cell office:value-type="float" office:value="14113" calcext:value-type="float">
            <text:p>14113</text:p>
          </table:table-cell>
          <table:table-cell office:value-type="float" office:value="18965" calcext:value-type="float">
            <text:p>18965</text:p>
          </table:table-cell>
          <table:table-cell office:value-type="float" office:value="24430" calcext:value-type="float">
            <text:p>24430</text:p>
          </table:table-cell>
          <table:table-cell office:value-type="float" office:value="30472" calcext:value-type="float">
            <text:p>30472</text:p>
          </table:table-cell>
          <table:table-cell office:value-type="float" office:value="36948" calcext:value-type="float">
            <text:p>36948</text:p>
          </table:table-cell>
          <table:table-cell office:value-type="float" office:value="37890" calcext:value-type="float">
            <text:p>3789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high</text:p>
          </table:table-cell>
          <table:table-cell office:value-type="float" office:value="3124" calcext:value-type="float">
            <text:p>3124</text:p>
          </table:table-cell>
          <table:table-cell office:value-type="float" office:value="4150" calcext:value-type="float">
            <text:p>4150</text:p>
          </table:table-cell>
          <table:table-cell office:value-type="float" office:value="9524" calcext:value-type="float">
            <text:p>9524</text:p>
          </table:table-cell>
          <table:table-cell office:value-type="float" office:value="15748" calcext:value-type="float">
            <text:p>15748</text:p>
          </table:table-cell>
          <table:table-cell office:value-type="float" office:value="23329" calcext:value-type="float">
            <text:p>23329</text:p>
          </table:table-cell>
          <table:table-cell office:value-type="float" office:value="32121" calcext:value-type="float">
            <text:p>32121</text:p>
          </table:table-cell>
          <table:table-cell table:number-columns-repeated="4" office:value-type="float" office:value="37890" calcext:value-type="float">
            <text:p>3789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low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232" calcext:value-type="float">
            <text:p>232</text:p>
          </table:table-cell>
          <table:table-cell office:value-type="float" office:value="281" calcext:value-type="float">
            <text:p>281</text:p>
          </table:table-cell>
          <table:table-cell office:value-type="float" office:value="332" calcext:value-type="float">
            <text:p>33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mean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143" calcext:value-type="float">
            <text:p>143</text:p>
          </table:table-cell>
          <table:table-cell office:value-type="float" office:value="234" calcext:value-type="float">
            <text:p>234</text:p>
          </table:table-cell>
          <table:table-cell office:value-type="float" office:value="336" calcext:value-type="float">
            <text:p>336</text:p>
          </table:table-cell>
          <table:table-cell office:value-type="float" office:value="443" calcext:value-type="float">
            <text:p>443</text:p>
          </table:table-cell>
          <table:table-cell office:value-type="float" office:value="552" calcext:value-type="float">
            <text:p>552</text:p>
          </table:table-cell>
          <table:table-cell office:value-type="float" office:value="664" calcext:value-type="float">
            <text:p>664</text:p>
          </table:table-cell>
          <table:table-cell office:value-type="float" office:value="777" calcext:value-type="float">
            <text:p>777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high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236" calcext:value-type="float">
            <text:p>236</text:p>
          </table:table-cell>
          <table:table-cell office:value-type="float" office:value="392" calcext:value-type="float">
            <text:p>392</text:p>
          </table:table-cell>
          <table:table-cell office:value-type="float" office:value="556" calcext:value-type="float">
            <text:p>556</text:p>
          </table:table-cell>
          <table:table-cell office:value-type="float" office:value="724" calcext:value-type="float">
            <text:p>724</text:p>
          </table:table-cell>
          <table:table-cell office:value-type="float" office:value="899" calcext:value-type="float">
            <text:p>899</text:p>
          </table:table-cell>
          <table:table-cell office:value-type="float" office:value="1082" calcext:value-type="float">
            <text:p>1082</text:p>
          </table:table-cell>
          <table:table-cell office:value-type="float" office:value="1270" calcext:value-type="float">
            <text:p>1270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low</text:p>
          </table:table-cell>
          <table:table-cell office:value-type="float" office:value="3245" calcext:value-type="float">
            <text:p>3245</text:p>
          </table:table-cell>
          <table:table-cell office:value-type="float" office:value="1690" calcext:value-type="float">
            <text:p>1690</text:p>
          </table:table-cell>
          <table:table-cell office:value-type="float" office:value="3533" calcext:value-type="float">
            <text:p>3533</text:p>
          </table:table-cell>
          <table:table-cell office:value-type="float" office:value="5572" calcext:value-type="float">
            <text:p>5572</text:p>
          </table:table-cell>
          <table:table-cell office:value-type="float" office:value="7715" calcext:value-type="float">
            <text:p>7715</text:p>
          </table:table-cell>
          <table:table-cell office:value-type="float" office:value="9968" calcext:value-type="float">
            <text:p>9968</text:p>
          </table:table-cell>
          <table:table-cell office:value-type="float" office:value="12293" calcext:value-type="float">
            <text:p>12293</text:p>
          </table:table-cell>
          <table:table-cell office:value-type="float" office:value="14718" calcext:value-type="float">
            <text:p>14718</text:p>
          </table:table-cell>
          <table:table-cell office:value-type="float" office:value="17249" calcext:value-type="float">
            <text:p>17249</text:p>
          </table:table-cell>
          <table:table-cell office:value-type="float" office:value="19929" calcext:value-type="float">
            <text:p>1992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mean</text:p>
          </table:table-cell>
          <table:table-cell office:value-type="float" office:value="3245" calcext:value-type="float">
            <text:p>3245</text:p>
          </table:table-cell>
          <table:table-cell office:value-type="float" office:value="3054" calcext:value-type="float">
            <text:p>3054</text:p>
          </table:table-cell>
          <table:table-cell office:value-type="float" office:value="6619" calcext:value-type="float">
            <text:p>6619</text:p>
          </table:table-cell>
          <table:table-cell office:value-type="float" office:value="10516" calcext:value-type="float">
            <text:p>10516</text:p>
          </table:table-cell>
          <table:table-cell office:value-type="float" office:value="14685" calcext:value-type="float">
            <text:p>14685</text:p>
          </table:table-cell>
          <table:table-cell office:value-type="float" office:value="19196" calcext:value-type="float">
            <text:p>19196</text:p>
          </table:table-cell>
          <table:table-cell office:value-type="float" office:value="24302" calcext:value-type="float">
            <text:p>24302</text:p>
          </table:table-cell>
          <table:table-cell office:value-type="float" office:value="30549" calcext:value-type="float">
            <text:p>30549</text:p>
          </table:table-cell>
          <table:table-cell table:number-columns-repeated="2" office:value-type="float" office:value="31638" calcext:value-type="float">
            <text:p>316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high</text:p>
          </table:table-cell>
          <table:table-cell office:value-type="float" office:value="3245" calcext:value-type="float">
            <text:p>3245</text:p>
          </table:table-cell>
          <table:table-cell office:value-type="float" office:value="4507" calcext:value-type="float">
            <text:p>4507</text:p>
          </table:table-cell>
          <table:table-cell office:value-type="float" office:value="9938" calcext:value-type="float">
            <text:p>9938</text:p>
          </table:table-cell>
          <table:table-cell office:value-type="float" office:value="15921" calcext:value-type="float">
            <text:p>15921</text:p>
          </table:table-cell>
          <table:table-cell office:value-type="float" office:value="22740" calcext:value-type="float">
            <text:p>22740</text:p>
          </table:table-cell>
          <table:table-cell table:number-columns-repeated="5" office:value-type="float" office:value="31638" calcext:value-type="float">
            <text:p>3163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low</text:p>
          </table:table-cell>
          <table:table-cell office:value-type="float" office:value="34207" calcext:value-type="float">
            <text:p>34207</text:p>
          </table:table-cell>
          <table:table-cell office:value-type="float" office:value="14155" calcext:value-type="float">
            <text:p>14155</text:p>
          </table:table-cell>
          <table:table-cell office:value-type="float" office:value="32805" calcext:value-type="float">
            <text:p>32805</text:p>
          </table:table-cell>
          <table:table-cell office:value-type="float" office:value="53530" calcext:value-type="float">
            <text:p>53530</text:p>
          </table:table-cell>
          <table:table-cell office:value-type="float" office:value="76002" calcext:value-type="float">
            <text:p>76002</text:p>
          </table:table-cell>
          <table:table-cell office:value-type="float" office:value="99494" calcext:value-type="float">
            <text:p>99494</text:p>
          </table:table-cell>
          <table:table-cell office:value-type="float" office:value="123698" calcext:value-type="float">
            <text:p>123698</text:p>
          </table:table-cell>
          <table:table-cell office:value-type="float" office:value="148762" calcext:value-type="float">
            <text:p>148762</text:p>
          </table:table-cell>
          <table:table-cell office:value-type="float" office:value="174571" calcext:value-type="float">
            <text:p>174571</text:p>
          </table:table-cell>
          <table:table-cell office:value-type="float" office:value="200872" calcext:value-type="float">
            <text:p>20087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mean</text:p>
          </table:table-cell>
          <table:table-cell office:value-type="float" office:value="34207" calcext:value-type="float">
            <text:p>34207</text:p>
          </table:table-cell>
          <table:table-cell office:value-type="float" office:value="25785" calcext:value-type="float">
            <text:p>25785</text:p>
          </table:table-cell>
          <table:table-cell office:value-type="float" office:value="59631" calcext:value-type="float">
            <text:p>59631</text:p>
          </table:table-cell>
          <table:table-cell office:value-type="float" office:value="97524" calcext:value-type="float">
            <text:p>97524</text:p>
          </table:table-cell>
          <table:table-cell office:value-type="float" office:value="137539" calcext:value-type="float">
            <text:p>137539</text:p>
          </table:table-cell>
          <table:table-cell office:value-type="float" office:value="179675" calcext:value-type="float">
            <text:p>179675</text:p>
          </table:table-cell>
          <table:table-cell office:value-type="float" office:value="223061" calcext:value-type="float">
            <text:p>223061</text:p>
          </table:table-cell>
          <table:table-cell office:value-type="float" office:value="267208" calcext:value-type="float">
            <text:p>267208</text:p>
          </table:table-cell>
          <table:table-cell office:value-type="float" office:value="312409" calcext:value-type="float">
            <text:p>312409</text:p>
          </table:table-cell>
          <table:table-cell office:value-type="float" office:value="359083" calcext:value-type="float">
            <text:p>35908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high</text:p>
          </table:table-cell>
          <table:table-cell office:value-type="float" office:value="34207" calcext:value-type="float">
            <text:p>34207</text:p>
          </table:table-cell>
          <table:table-cell office:value-type="float" office:value="38379" calcext:value-type="float">
            <text:p>38379</text:p>
          </table:table-cell>
          <table:table-cell office:value-type="float" office:value="88990" calcext:value-type="float">
            <text:p>88990</text:p>
          </table:table-cell>
          <table:table-cell office:value-type="float" office:value="144556" calcext:value-type="float">
            <text:p>144556</text:p>
          </table:table-cell>
          <table:table-cell office:value-type="float" office:value="203867" calcext:value-type="float">
            <text:p>203867</text:p>
          </table:table-cell>
          <table:table-cell office:value-type="float" office:value="264961" calcext:value-type="float">
            <text:p>264961</text:p>
          </table:table-cell>
          <table:table-cell office:value-type="float" office:value="328064" calcext:value-type="float">
            <text:p>328064</text:p>
          </table:table-cell>
          <table:table-cell office:value-type="float" office:value="394153" calcext:value-type="float">
            <text:p>394153</text:p>
          </table:table-cell>
          <table:table-cell office:value-type="float" office:value="463082" calcext:value-type="float">
            <text:p>463082</text:p>
          </table:table-cell>
          <table:table-cell office:value-type="float" office:value="534243" calcext:value-type="float">
            <text:p>53424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low</text:p>
          </table:table-cell>
          <table:table-cell office:value-type="float" office:value="382" calcext:value-type="float">
            <text:p>382</text:p>
          </table:table-cell>
          <table:table-cell office:value-type="float" office:value="235" calcext:value-type="float">
            <text:p>235</text:p>
          </table:table-cell>
          <table:table-cell office:value-type="float" office:value="493" calcext:value-type="float">
            <text:p>493</text:p>
          </table:table-cell>
          <table:table-cell office:value-type="float" office:value="754" calcext:value-type="float">
            <text:p>754</text:p>
          </table:table-cell>
          <table:table-cell office:value-type="float" office:value="1020" calcext:value-type="float">
            <text:p>1020</text:p>
          </table:table-cell>
          <table:table-cell office:value-type="float" office:value="1290" calcext:value-type="float">
            <text:p>1290</text:p>
          </table:table-cell>
          <table:table-cell office:value-type="float" office:value="1557" calcext:value-type="float">
            <text:p>1557</text:p>
          </table:table-cell>
          <table:table-cell office:value-type="float" office:value="1821" calcext:value-type="float">
            <text:p>1821</text:p>
          </table:table-cell>
          <table:table-cell office:value-type="float" office:value="2082" calcext:value-type="float">
            <text:p>2082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mean</text:p>
          </table:table-cell>
          <table:table-cell office:value-type="float" office:value="382" calcext:value-type="float">
            <text:p>382</text:p>
          </table:table-cell>
          <table:table-cell office:value-type="float" office:value="371" calcext:value-type="float">
            <text:p>371</text:p>
          </table:table-cell>
          <table:table-cell office:value-type="float" office:value="771" calcext:value-type="float">
            <text:p>771</text:p>
          </table:table-cell>
          <table:table-cell office:value-type="float" office:value="1182" calcext:value-type="float">
            <text:p>1182</text:p>
          </table:table-cell>
          <table:table-cell office:value-type="float" office:value="1592" calcext:value-type="float">
            <text:p>1592</text:p>
          </table:table-cell>
          <table:table-cell office:value-type="float" office:value="1996" calcext:value-type="float">
            <text:p>1996</text:p>
          </table:table-cell>
          <table:table-cell office:value-type="float" office:value="2383" calcext:value-type="float">
            <text:p>2383</text:p>
          </table:table-cell>
          <table:table-cell office:value-type="float" office:value="2752" calcext:value-type="float">
            <text:p>2752</text:p>
          </table:table-cell>
          <table:table-cell table:number-columns-repeated="2" office:value-type="float" office:value="3105" calcext:value-type="float">
            <text:p>310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high</text:p>
          </table:table-cell>
          <table:table-cell office:value-type="float" office:value="382" calcext:value-type="float">
            <text:p>382</text:p>
          </table:table-cell>
          <table:table-cell office:value-type="float" office:value="510" calcext:value-type="float">
            <text:p>510</text:p>
          </table:table-cell>
          <table:table-cell office:value-type="float" office:value="1056" calcext:value-type="float">
            <text:p>1056</text:p>
          </table:table-cell>
          <table:table-cell office:value-type="float" office:value="1610" calcext:value-type="float">
            <text:p>1610</text:p>
          </table:table-cell>
          <table:table-cell office:value-type="float" office:value="2150" calcext:value-type="float">
            <text:p>2150</text:p>
          </table:table-cell>
          <table:table-cell office:value-type="float" office:value="2658" calcext:value-type="float">
            <text:p>2658</text:p>
          </table:table-cell>
          <table:table-cell table:number-columns-repeated="4" office:value-type="float" office:value="3105" calcext:value-type="float">
            <text:p>310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low</text:p>
          </table:table-cell>
          <table:table-cell office:value-type="float" office:value="2734" calcext:value-type="float">
            <text:p>2734</text:p>
          </table:table-cell>
          <table:table-cell office:value-type="float" office:value="3215" calcext:value-type="float">
            <text:p>3215</text:p>
          </table:table-cell>
          <table:table-cell office:value-type="float" office:value="5673" calcext:value-type="float">
            <text:p>5673</text:p>
          </table:table-cell>
          <table:table-cell office:value-type="float" office:value="7662" calcext:value-type="float">
            <text:p>7662</text:p>
          </table:table-cell>
          <table:table-cell office:value-type="float" office:value="9667" calcext:value-type="float">
            <text:p>9667</text:p>
          </table:table-cell>
          <table:table-cell office:value-type="float" office:value="11836" calcext:value-type="float">
            <text:p>11836</text:p>
          </table:table-cell>
          <table:table-cell office:value-type="float" office:value="14115" calcext:value-type="float">
            <text:p>14115</text:p>
          </table:table-cell>
          <table:table-cell office:value-type="float" office:value="16396" calcext:value-type="float">
            <text:p>16396</text:p>
          </table:table-cell>
          <table:table-cell office:value-type="float" office:value="18702" calcext:value-type="float">
            <text:p>18702</text:p>
          </table:table-cell>
          <table:table-cell office:value-type="float" office:value="21035" calcext:value-type="float">
            <text:p>2103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mean</text:p>
          </table:table-cell>
          <table:table-cell office:value-type="float" office:value="2734" calcext:value-type="float">
            <text:p>2734</text:p>
          </table:table-cell>
          <table:table-cell office:value-type="float" office:value="3863" calcext:value-type="float">
            <text:p>3863</text:p>
          </table:table-cell>
          <table:table-cell office:value-type="float" office:value="6669" calcext:value-type="float">
            <text:p>6669</text:p>
          </table:table-cell>
          <table:table-cell office:value-type="float" office:value="9109" calcext:value-type="float">
            <text:p>9109</text:p>
          </table:table-cell>
          <table:table-cell office:value-type="float" office:value="11778" calcext:value-type="float">
            <text:p>11778</text:p>
          </table:table-cell>
          <table:table-cell office:value-type="float" office:value="14612" calcext:value-type="float">
            <text:p>14612</text:p>
          </table:table-cell>
          <table:table-cell office:value-type="float" office:value="17448" calcext:value-type="float">
            <text:p>17448</text:p>
          </table:table-cell>
          <table:table-cell office:value-type="float" office:value="20347" calcext:value-type="float">
            <text:p>20347</text:p>
          </table:table-cell>
          <table:table-cell office:value-type="float" office:value="23278" calcext:value-type="float">
            <text:p>23278</text:p>
          </table:table-cell>
          <table:table-cell office:value-type="float" office:value="26267" calcext:value-type="float">
            <text:p>262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high</text:p>
          </table:table-cell>
          <table:table-cell office:value-type="float" office:value="2734" calcext:value-type="float">
            <text:p>2734</text:p>
          </table:table-cell>
          <table:table-cell office:value-type="float" office:value="4494" calcext:value-type="float">
            <text:p>4494</text:p>
          </table:table-cell>
          <table:table-cell office:value-type="float" office:value="7609" calcext:value-type="float">
            <text:p>7609</text:p>
          </table:table-cell>
          <table:table-cell office:value-type="float" office:value="10647" calcext:value-type="float">
            <text:p>10647</text:p>
          </table:table-cell>
          <table:table-cell office:value-type="float" office:value="13991" calcext:value-type="float">
            <text:p>13991</text:p>
          </table:table-cell>
          <table:table-cell office:value-type="float" office:value="17384" calcext:value-type="float">
            <text:p>17384</text:p>
          </table:table-cell>
          <table:table-cell office:value-type="float" office:value="20845" calcext:value-type="float">
            <text:p>20845</text:p>
          </table:table-cell>
          <table:table-cell office:value-type="float" office:value="24372" calcext:value-type="float">
            <text:p>24372</text:p>
          </table:table-cell>
          <table:table-cell office:value-type="float" office:value="27987" calcext:value-type="float">
            <text:p>27987</text:p>
          </table:table-cell>
          <table:table-cell office:value-type="float" office:value="31751" calcext:value-type="float">
            <text:p>3175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low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mean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office:value-type="float" office:value="173" calcext:value-type="float">
            <text:p>173</text:p>
          </table:table-cell>
          <table:table-cell office:value-type="float" office:value="245" calcext:value-type="float">
            <text:p>245</text:p>
          </table:table-cell>
          <table:table-cell office:value-type="float" office:value="322" calcext:value-type="float">
            <text:p>322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high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office:value-type="float" office:value="213" calcext:value-type="float">
            <text:p>213</text:p>
          </table:table-cell>
          <table:table-cell office:value-type="float" office:value="349" calcext:value-type="float">
            <text:p>349</text:p>
          </table:table-cell>
          <table:table-cell table:number-columns-repeated="6"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low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140" calcext:value-type="float">
            <text:p>140</text:p>
          </table:table-cell>
          <table:table-cell office:value-type="float" office:value="186" calcext:value-type="float">
            <text:p>186</text:p>
          </table:table-cell>
          <table:table-cell office:value-type="float" office:value="229" calcext:value-type="float">
            <text:p>229</text:p>
          </table:table-cell>
          <table:table-cell office:value-type="float" office:value="271" calcext:value-type="float">
            <text:p>271</text:p>
          </table:table-cell>
          <table:table-cell office:value-type="float" office:value="315" calcext:value-type="float">
            <text:p>315</text:p>
          </table:table-cell>
          <table:table-cell office:value-type="float" office:value="359" calcext:value-type="float">
            <text:p>35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mean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145" calcext:value-type="float">
            <text:p>145</text:p>
          </table:table-cell>
          <table:table-cell office:value-type="float" office:value="216" calcext:value-type="float">
            <text:p>216</text:p>
          </table:table-cell>
          <table:table-cell office:value-type="float" office:value="282" calcext:value-type="float">
            <text:p>282</text:p>
          </table:table-cell>
          <table:table-cell office:value-type="float" office:value="351" calcext:value-type="float">
            <text:p>351</text:p>
          </table:table-cell>
          <table:table-cell office:value-type="float" office:value="422" calcext:value-type="float">
            <text:p>422</text:p>
          </table:table-cell>
          <table:table-cell office:value-type="float" office:value="496" calcext:value-type="float">
            <text:p>496</text:p>
          </table:table-cell>
          <table:table-cell office:value-type="float" office:value="577" calcext:value-type="float">
            <text:p>577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high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197" calcext:value-type="float">
            <text:p>197</text:p>
          </table:table-cell>
          <table:table-cell office:value-type="float" office:value="287" calcext:value-type="float">
            <text:p>287</text:p>
          </table:table-cell>
          <table:table-cell office:value-type="float" office:value="381" calcext:value-type="float">
            <text:p>381</text:p>
          </table:table-cell>
          <table:table-cell office:value-type="float" office:value="479" calcext:value-type="float">
            <text:p>479</text:p>
          </table:table-cell>
          <table:table-cell office:value-type="float" office:value="588" calcext:value-type="float">
            <text:p>588</text:p>
          </table:table-cell>
          <table:table-cell office:value-type="float" office:value="714" calcext:value-type="float">
            <text:p>714</text:p>
          </table:table-cell>
          <table:table-cell office:value-type="float" office:value="867" calcext:value-type="float">
            <text:p>867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low</text:p>
          </table:table-cell>
          <table:table-cell office:value-type="float" office:value="16649" calcext:value-type="float">
            <text:p>16649</text:p>
          </table:table-cell>
          <table:table-cell office:value-type="float" office:value="13953" calcext:value-type="float">
            <text:p>13953</text:p>
          </table:table-cell>
          <table:table-cell office:value-type="float" office:value="28549" calcext:value-type="float">
            <text:p>28549</text:p>
          </table:table-cell>
          <table:table-cell office:value-type="float" office:value="44372" calcext:value-type="float">
            <text:p>44372</text:p>
          </table:table-cell>
          <table:table-cell office:value-type="float" office:value="61443" calcext:value-type="float">
            <text:p>61443</text:p>
          </table:table-cell>
          <table:table-cell office:value-type="float" office:value="79675" calcext:value-type="float">
            <text:p>79675</text:p>
          </table:table-cell>
          <table:table-cell office:value-type="float" office:value="99190" calcext:value-type="float">
            <text:p>99190</text:p>
          </table:table-cell>
          <table:table-cell table:number-columns-repeated="3" office:value-type="float" office:value="117270" calcext:value-type="float">
            <text:p>1172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mean</text:p>
          </table:table-cell>
          <table:table-cell office:value-type="float" office:value="16649" calcext:value-type="float">
            <text:p>16649</text:p>
          </table:table-cell>
          <table:table-cell office:value-type="float" office:value="17948" calcext:value-type="float">
            <text:p>17948</text:p>
          </table:table-cell>
          <table:table-cell office:value-type="float" office:value="37259" calcext:value-type="float">
            <text:p>37259</text:p>
          </table:table-cell>
          <table:table-cell office:value-type="float" office:value="58672" calcext:value-type="float">
            <text:p>58672</text:p>
          </table:table-cell>
          <table:table-cell office:value-type="float" office:value="82000" calcext:value-type="float">
            <text:p>82000</text:p>
          </table:table-cell>
          <table:table-cell office:value-type="float" office:value="107651" calcext:value-type="float">
            <text:p>107651</text:p>
          </table:table-cell>
          <table:table-cell table:number-columns-repeated="4" office:value-type="float" office:value="117270" calcext:value-type="float">
            <text:p>1172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high</text:p>
          </table:table-cell>
          <table:table-cell office:value-type="float" office:value="16649" calcext:value-type="float">
            <text:p>16649</text:p>
          </table:table-cell>
          <table:table-cell office:value-type="float" office:value="22029" calcext:value-type="float">
            <text:p>22029</text:p>
          </table:table-cell>
          <table:table-cell office:value-type="float" office:value="46415" calcext:value-type="float">
            <text:p>46415</text:p>
          </table:table-cell>
          <table:table-cell office:value-type="float" office:value="73839" calcext:value-type="float">
            <text:p>73839</text:p>
          </table:table-cell>
          <table:table-cell office:value-type="float" office:value="104314" calcext:value-type="float">
            <text:p>104314</text:p>
          </table:table-cell>
          <table:table-cell table:number-columns-repeated="5" office:value-type="float" office:value="117270" calcext:value-type="float">
            <text:p>1172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ow</text:p>
          </table:table-cell>
          <table:table-cell office:value-type="float" office:value="12848" calcext:value-type="float">
            <text:p>12848</text:p>
          </table:table-cell>
          <table:table-cell office:value-type="float" office:value="15236" calcext:value-type="float">
            <text:p>15236</text:p>
          </table:table-cell>
          <table:table-cell office:value-type="float" office:value="24917" calcext:value-type="float">
            <text:p>24917</text:p>
          </table:table-cell>
          <table:table-cell office:value-type="float" office:value="35058" calcext:value-type="float">
            <text:p>35058</text:p>
          </table:table-cell>
          <table:table-cell office:value-type="float" office:value="44888" calcext:value-type="float">
            <text:p>44888</text:p>
          </table:table-cell>
          <table:table-cell office:value-type="float" office:value="54721" calcext:value-type="float">
            <text:p>54721</text:p>
          </table:table-cell>
          <table:table-cell office:value-type="float" office:value="64865" calcext:value-type="float">
            <text:p>64865</text:p>
          </table:table-cell>
          <table:table-cell office:value-type="float" office:value="75270" calcext:value-type="float">
            <text:p>75270</text:p>
          </table:table-cell>
          <table:table-cell office:value-type="float" office:value="85825" calcext:value-type="float">
            <text:p>85825</text:p>
          </table:table-cell>
          <table:table-cell office:value-type="float" office:value="96456" calcext:value-type="float">
            <text:p>964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mean</text:p>
          </table:table-cell>
          <table:table-cell office:value-type="float" office:value="12848" calcext:value-type="float">
            <text:p>12848</text:p>
          </table:table-cell>
          <table:table-cell office:value-type="float" office:value="19810" calcext:value-type="float">
            <text:p>19810</text:p>
          </table:table-cell>
          <table:table-cell office:value-type="float" office:value="34189" calcext:value-type="float">
            <text:p>34189</text:p>
          </table:table-cell>
          <table:table-cell office:value-type="float" office:value="48502" calcext:value-type="float">
            <text:p>48502</text:p>
          </table:table-cell>
          <table:table-cell office:value-type="float" office:value="63076" calcext:value-type="float">
            <text:p>63076</text:p>
          </table:table-cell>
          <table:table-cell office:value-type="float" office:value="78236" calcext:value-type="float">
            <text:p>78236</text:p>
          </table:table-cell>
          <table:table-cell office:value-type="float" office:value="93669" calcext:value-type="float">
            <text:p>93669</text:p>
          </table:table-cell>
          <table:table-cell office:value-type="float" office:value="109386" calcext:value-type="float">
            <text:p>109386</text:p>
          </table:table-cell>
          <table:table-cell office:value-type="float" office:value="125328" calcext:value-type="float">
            <text:p>125328</text:p>
          </table:table-cell>
          <table:table-cell office:value-type="float" office:value="141394" calcext:value-type="float">
            <text:p>1413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igh</text:p>
          </table:table-cell>
          <table:table-cell office:value-type="float" office:value="12848" calcext:value-type="float">
            <text:p>12848</text:p>
          </table:table-cell>
          <table:table-cell office:value-type="float" office:value="24089" calcext:value-type="float">
            <text:p>24089</text:p>
          </table:table-cell>
          <table:table-cell office:value-type="float" office:value="43178" calcext:value-type="float">
            <text:p>43178</text:p>
          </table:table-cell>
          <table:table-cell office:value-type="float" office:value="62172" calcext:value-type="float">
            <text:p>62172</text:p>
          </table:table-cell>
          <table:table-cell office:value-type="float" office:value="82134" calcext:value-type="float">
            <text:p>82134</text:p>
          </table:table-cell>
          <table:table-cell office:value-type="float" office:value="102531" calcext:value-type="float">
            <text:p>102531</text:p>
          </table:table-cell>
          <table:table-cell office:value-type="float" office:value="123405" calcext:value-type="float">
            <text:p>123405</text:p>
          </table:table-cell>
          <table:table-cell office:value-type="float" office:value="144532" calcext:value-type="float">
            <text:p>144532</text:p>
          </table:table-cell>
          <table:table-cell office:value-type="float" office:value="165804" calcext:value-type="float">
            <text:p>165804</text:p>
          </table:table-cell>
          <table:table-cell office:value-type="float" office:value="187187" calcext:value-type="float">
            <text:p>18718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low</text:p>
          </table:table-cell>
          <table:table-cell office:value-type="float" office:value="811" calcext:value-type="float">
            <text:p>811</text:p>
          </table:table-cell>
          <table:table-cell office:value-type="float" office:value="602" calcext:value-type="float">
            <text:p>602</text:p>
          </table:table-cell>
          <table:table-cell office:value-type="float" office:value="1188" calcext:value-type="float">
            <text:p>1188</text:p>
          </table:table-cell>
          <table:table-cell office:value-type="float" office:value="1755" calcext:value-type="float">
            <text:p>1755</text:p>
          </table:table-cell>
          <table:table-cell office:value-type="float" office:value="2393" calcext:value-type="float">
            <text:p>2393</text:p>
          </table:table-cell>
          <table:table-cell table:number-columns-repeated="5" office:value-type="float" office:value="2749" calcext:value-type="float">
            <text:p>27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mean</text:p>
          </table:table-cell>
          <table:table-cell office:value-type="float" office:value="811" calcext:value-type="float">
            <text:p>811</text:p>
          </table:table-cell>
          <table:table-cell office:value-type="float" office:value="912" calcext:value-type="float">
            <text:p>912</text:p>
          </table:table-cell>
          <table:table-cell office:value-type="float" office:value="1763" calcext:value-type="float">
            <text:p>1763</text:p>
          </table:table-cell>
          <table:table-cell office:value-type="float" office:value="2712" calcext:value-type="float">
            <text:p>2712</text:p>
          </table:table-cell>
          <table:table-cell table:number-columns-repeated="6" office:value-type="float" office:value="2749" calcext:value-type="float">
            <text:p>27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igh</text:p>
          </table:table-cell>
          <table:table-cell office:value-type="float" office:value="811" calcext:value-type="float">
            <text:p>811</text:p>
          </table:table-cell>
          <table:table-cell office:value-type="float" office:value="1196" calcext:value-type="float">
            <text:p>1196</text:p>
          </table:table-cell>
          <table:table-cell office:value-type="float" office:value="2411" calcext:value-type="float">
            <text:p>2411</text:p>
          </table:table-cell>
          <table:table-cell table:number-columns-repeated="7" office:value-type="float" office:value="2749" calcext:value-type="float">
            <text:p>27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low</text:p>
          </table:table-cell>
          <table:table-cell office:value-type="float" office:value="17863" calcext:value-type="float">
            <text:p>17863</text:p>
          </table:table-cell>
          <table:table-cell office:value-type="float" office:value="13537" calcext:value-type="float">
            <text:p>13537</text:p>
          </table:table-cell>
          <table:table-cell office:value-type="float" office:value="28696" calcext:value-type="float">
            <text:p>28696</text:p>
          </table:table-cell>
          <table:table-cell office:value-type="float" office:value="43691" calcext:value-type="float">
            <text:p>43691</text:p>
          </table:table-cell>
          <table:table-cell office:value-type="float" office:value="58139" calcext:value-type="float">
            <text:p>58139</text:p>
          </table:table-cell>
          <table:table-cell office:value-type="float" office:value="72084" calcext:value-type="float">
            <text:p>72084</text:p>
          </table:table-cell>
          <table:table-cell office:value-type="float" office:value="85965" calcext:value-type="float">
            <text:p>85965</text:p>
          </table:table-cell>
          <table:table-cell office:value-type="float" office:value="102136" calcext:value-type="float">
            <text:p>102136</text:p>
          </table:table-cell>
          <table:table-cell office:value-type="float" office:value="122434" calcext:value-type="float">
            <text:p>122434</text:p>
          </table:table-cell>
          <table:table-cell office:value-type="float" office:value="128520" calcext:value-type="float">
            <text:p>12852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mean</text:p>
          </table:table-cell>
          <table:table-cell office:value-type="float" office:value="17863" calcext:value-type="float">
            <text:p>17863</text:p>
          </table:table-cell>
          <table:table-cell office:value-type="float" office:value="19075" calcext:value-type="float">
            <text:p>19075</text:p>
          </table:table-cell>
          <table:table-cell office:value-type="float" office:value="39728" calcext:value-type="float">
            <text:p>39728</text:p>
          </table:table-cell>
          <table:table-cell office:value-type="float" office:value="59529" calcext:value-type="float">
            <text:p>59529</text:p>
          </table:table-cell>
          <table:table-cell office:value-type="float" office:value="78521" calcext:value-type="float">
            <text:p>78521</text:p>
          </table:table-cell>
          <table:table-cell office:value-type="float" office:value="99077" calcext:value-type="float">
            <text:p>99077</text:p>
          </table:table-cell>
          <table:table-cell office:value-type="float" office:value="126836" calcext:value-type="float">
            <text:p>126836</text:p>
          </table:table-cell>
          <table:table-cell table:number-columns-repeated="3" office:value-type="float" office:value="128520" calcext:value-type="float">
            <text:p>12852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igh</text:p>
          </table:table-cell>
          <table:table-cell office:value-type="float" office:value="17863" calcext:value-type="float">
            <text:p>17863</text:p>
          </table:table-cell>
          <table:table-cell office:value-type="float" office:value="24633" calcext:value-type="float">
            <text:p>24633</text:p>
          </table:table-cell>
          <table:table-cell office:value-type="float" office:value="50473" calcext:value-type="float">
            <text:p>50473</text:p>
          </table:table-cell>
          <table:table-cell office:value-type="float" office:value="74826" calcext:value-type="float">
            <text:p>74826</text:p>
          </table:table-cell>
          <table:table-cell office:value-type="float" office:value="100842" calcext:value-type="float">
            <text:p>100842</text:p>
          </table:table-cell>
          <table:table-cell table:number-columns-repeated="5" office:value-type="float" office:value="128520" calcext:value-type="float">
            <text:p>12852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low</text:p>
          </table:table-cell>
          <table:table-cell office:value-type="float" office:value="799" calcext:value-type="float">
            <text:p>799</text:p>
          </table:table-cell>
          <table:table-cell office:value-type="float" office:value="397" calcext:value-type="float">
            <text:p>397</text:p>
          </table:table-cell>
          <table:table-cell office:value-type="float" office:value="822" calcext:value-type="float">
            <text:p>822</text:p>
          </table:table-cell>
          <table:table-cell office:value-type="float" office:value="1280" calcext:value-type="float">
            <text:p>1280</text:p>
          </table:table-cell>
          <table:table-cell office:value-type="float" office:value="1763" calcext:value-type="float">
            <text:p>1763</text:p>
          </table:table-cell>
          <table:table-cell office:value-type="float" office:value="2264" calcext:value-type="float">
            <text:p>2264</text:p>
          </table:table-cell>
          <table:table-cell office:value-type="float" office:value="2772" calcext:value-type="float">
            <text:p>2772</text:p>
          </table:table-cell>
          <table:table-cell office:value-type="float" office:value="3290" calcext:value-type="float">
            <text:p>3290</text:p>
          </table:table-cell>
          <table:table-cell office:value-type="float" office:value="3813" calcext:value-type="float">
            <text:p>3813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mean</text:p>
          </table:table-cell>
          <table:table-cell office:value-type="float" office:value="799" calcext:value-type="float">
            <text:p>799</text:p>
          </table:table-cell>
          <table:table-cell office:value-type="float" office:value="749" calcext:value-type="float">
            <text:p>749</text:p>
          </table:table-cell>
          <table:table-cell office:value-type="float" office:value="1600" calcext:value-type="float">
            <text:p>1600</text:p>
          </table:table-cell>
          <table:table-cell office:value-type="float" office:value="2517" calcext:value-type="float">
            <text:p>2517</text:p>
          </table:table-cell>
          <table:table-cell office:value-type="float" office:value="3463" calcext:value-type="float">
            <text:p>3463</text:p>
          </table:table-cell>
          <table:table-cell office:value-type="float" office:value="4429" calcext:value-type="float">
            <text:p>4429</text:p>
          </table:table-cell>
          <table:table-cell office:value-type="float" office:value="5422" calcext:value-type="float">
            <text:p>5422</text:p>
          </table:table-cell>
          <table:table-cell office:value-type="float" office:value="6457" calcext:value-type="float">
            <text:p>6457</text:p>
          </table:table-cell>
          <table:table-cell office:value-type="float" office:value="7541" calcext:value-type="float">
            <text:p>7541</text:p>
          </table:table-cell>
          <table:table-cell office:value-type="float" office:value="8686" calcext:value-type="float">
            <text:p>86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high</text:p>
          </table:table-cell>
          <table:table-cell office:value-type="float" office:value="799" calcext:value-type="float">
            <text:p>799</text:p>
          </table:table-cell>
          <table:table-cell office:value-type="float" office:value="1124" calcext:value-type="float">
            <text:p>1124</text:p>
          </table:table-cell>
          <table:table-cell office:value-type="float" office:value="2432" calcext:value-type="float">
            <text:p>2432</text:p>
          </table:table-cell>
          <table:table-cell office:value-type="float" office:value="3813" calcext:value-type="float">
            <text:p>3813</text:p>
          </table:table-cell>
          <table:table-cell office:value-type="float" office:value="5238" calcext:value-type="float">
            <text:p>5238</text:p>
          </table:table-cell>
          <table:table-cell office:value-type="float" office:value="6747" calcext:value-type="float">
            <text:p>6747</text:p>
          </table:table-cell>
          <table:table-cell office:value-type="float" office:value="8367" calcext:value-type="float">
            <text:p>8367</text:p>
          </table:table-cell>
          <table:table-cell office:value-type="float" office:value="10129" calcext:value-type="float">
            <text:p>10129</text:p>
          </table:table-cell>
          <table:table-cell office:value-type="float" office:value="12080" calcext:value-type="float">
            <text:p>12080</text:p>
          </table:table-cell>
          <table:table-cell office:value-type="float" office:value="14252" calcext:value-type="float">
            <text:p>1425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low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121" calcext:value-type="float">
            <text:p>121</text:p>
          </table:table-cell>
          <table:table-cell office:value-type="float" office:value="164" calcext:value-type="float">
            <text:p>164</text:p>
          </table:table-cell>
          <table:table-cell office:value-type="float" office:value="213" calcext:value-type="float">
            <text:p>213</text:p>
          </table:table-cell>
          <table:table-cell office:value-type="float" office:value="264" calcext:value-type="float">
            <text:p>264</text:p>
          </table:table-cell>
          <table:table-cell office:value-type="float" office:value="316" calcext:value-type="float">
            <text:p>316</text:p>
          </table:table-cell>
          <table:table-cell office:value-type="float" office:value="368" calcext:value-type="float">
            <text:p>368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mean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142" calcext:value-type="float">
            <text:p>142</text:p>
          </table:table-cell>
          <table:table-cell office:value-type="float" office:value="225" calcext:value-type="float">
            <text:p>225</text:p>
          </table:table-cell>
          <table:table-cell office:value-type="float" office:value="315" calcext:value-type="float">
            <text:p>315</text:p>
          </table:table-cell>
          <table:table-cell office:value-type="float" office:value="407" calcext:value-type="float">
            <text:p>407</text:p>
          </table:table-cell>
          <table:table-cell office:value-type="float" office:value="502" calcext:value-type="float">
            <text:p>502</text:p>
          </table:table-cell>
          <table:table-cell office:value-type="float" office:value="600" calcext:value-type="float">
            <text:p>600</text:p>
          </table:table-cell>
          <table:table-cell office:value-type="float" office:value="702" calcext:value-type="float">
            <text:p>702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high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212" calcext:value-type="float">
            <text:p>212</text:p>
          </table:table-cell>
          <table:table-cell office:value-type="float" office:value="341" calcext:value-type="float">
            <text:p>341</text:p>
          </table:table-cell>
          <table:table-cell office:value-type="float" office:value="474" calcext:value-type="float">
            <text:p>474</text:p>
          </table:table-cell>
          <table:table-cell office:value-type="float" office:value="613" calcext:value-type="float">
            <text:p>613</text:p>
          </table:table-cell>
          <table:table-cell office:value-type="float" office:value="761" calcext:value-type="float">
            <text:p>761</text:p>
          </table:table-cell>
          <table:table-cell office:value-type="float" office:value="918" calcext:value-type="float">
            <text:p>918</text:p>
          </table:table-cell>
          <table:table-cell office:value-type="float" office:value="1092" calcext:value-type="float">
            <text:p>1092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low</text:p>
          </table:table-cell>
          <table:table-cell office:value-type="float" office:value="39995" calcext:value-type="float">
            <text:p>39995</text:p>
          </table:table-cell>
          <table:table-cell office:value-type="float" office:value="32207" calcext:value-type="float">
            <text:p>32207</text:p>
          </table:table-cell>
          <table:table-cell office:value-type="float" office:value="63435" calcext:value-type="float">
            <text:p>63435</text:p>
          </table:table-cell>
          <table:table-cell office:value-type="float" office:value="96566" calcext:value-type="float">
            <text:p>96566</text:p>
          </table:table-cell>
          <table:table-cell office:value-type="float" office:value="131598" calcext:value-type="float">
            <text:p>131598</text:p>
          </table:table-cell>
          <table:table-cell office:value-type="float" office:value="167949" calcext:value-type="float">
            <text:p>167949</text:p>
          </table:table-cell>
          <table:table-cell office:value-type="float" office:value="206184" calcext:value-type="float">
            <text:p>206184</text:p>
          </table:table-cell>
          <table:table-cell office:value-type="float" office:value="249731" calcext:value-type="float">
            <text:p>249731</text:p>
          </table:table-cell>
          <table:table-cell table:number-columns-repeated="2" office:value-type="float" office:value="266722" calcext:value-type="float">
            <text:p>2667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an</text:p>
          </table:table-cell>
          <table:table-cell office:value-type="float" office:value="39995" calcext:value-type="float">
            <text:p>39995</text:p>
          </table:table-cell>
          <table:table-cell office:value-type="float" office:value="41899" calcext:value-type="float">
            <text:p>41899</text:p>
          </table:table-cell>
          <table:table-cell office:value-type="float" office:value="84136" calcext:value-type="float">
            <text:p>84136</text:p>
          </table:table-cell>
          <table:table-cell office:value-type="float" office:value="129774" calcext:value-type="float">
            <text:p>129774</text:p>
          </table:table-cell>
          <table:table-cell office:value-type="float" office:value="177870" calcext:value-type="float">
            <text:p>177870</text:p>
          </table:table-cell>
          <table:table-cell office:value-type="float" office:value="230272" calcext:value-type="float">
            <text:p>230272</text:p>
          </table:table-cell>
          <table:table-cell table:number-columns-repeated="4" office:value-type="float" office:value="266722" calcext:value-type="float">
            <text:p>2667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high</text:p>
          </table:table-cell>
          <table:table-cell office:value-type="float" office:value="39995" calcext:value-type="float">
            <text:p>39995</text:p>
          </table:table-cell>
          <table:table-cell office:value-type="float" office:value="51768" calcext:value-type="float">
            <text:p>51768</text:p>
          </table:table-cell>
          <table:table-cell office:value-type="float" office:value="105703" calcext:value-type="float">
            <text:p>105703</text:p>
          </table:table-cell>
          <table:table-cell office:value-type="float" office:value="164165" calcext:value-type="float">
            <text:p>164165</text:p>
          </table:table-cell>
          <table:table-cell office:value-type="float" office:value="228048" calcext:value-type="float">
            <text:p>228048</text:p>
          </table:table-cell>
          <table:table-cell table:number-columns-repeated="5" office:value-type="float" office:value="266722" calcext:value-type="float">
            <text:p>26672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me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low</text:p>
          </table:table-cell>
          <table:table-cell office:value-type="float" office:value="33339" calcext:value-type="float">
            <text:p>33339</text:p>
          </table:table-cell>
          <table:table-cell office:value-type="float" office:value="20434" calcext:value-type="float">
            <text:p>20434</text:p>
          </table:table-cell>
          <table:table-cell office:value-type="float" office:value="42330" calcext:value-type="float">
            <text:p>42330</text:p>
          </table:table-cell>
          <table:table-cell office:value-type="float" office:value="62486" calcext:value-type="float">
            <text:p>62486</text:p>
          </table:table-cell>
          <table:table-cell office:value-type="float" office:value="82835" calcext:value-type="float">
            <text:p>82835</text:p>
          </table:table-cell>
          <table:table-cell office:value-type="float" office:value="103587" calcext:value-type="float">
            <text:p>103587</text:p>
          </table:table-cell>
          <table:table-cell office:value-type="float" office:value="127531" calcext:value-type="float">
            <text:p>127531</text:p>
          </table:table-cell>
          <table:table-cell office:value-type="float" office:value="162692" calcext:value-type="float">
            <text:p>162692</text:p>
          </table:table-cell>
          <table:table-cell table:number-columns-repeated="2" office:value-type="float" office:value="173264" calcext:value-type="float">
            <text:p>1732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mean</text:p>
          </table:table-cell>
          <table:table-cell office:value-type="float" office:value="33339" calcext:value-type="float">
            <text:p>33339</text:p>
          </table:table-cell>
          <table:table-cell office:value-type="float" office:value="38522" calcext:value-type="float">
            <text:p>38522</text:p>
          </table:table-cell>
          <table:table-cell office:value-type="float" office:value="75396" calcext:value-type="float">
            <text:p>75396</text:p>
          </table:table-cell>
          <table:table-cell office:value-type="float" office:value="113555" calcext:value-type="float">
            <text:p>113555</text:p>
          </table:table-cell>
          <table:table-cell table:number-columns-repeated="6" office:value-type="float" office:value="173264" calcext:value-type="float">
            <text:p>1732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high</text:p>
          </table:table-cell>
          <table:table-cell office:value-type="float" office:value="33339" calcext:value-type="float">
            <text:p>33339</text:p>
          </table:table-cell>
          <table:table-cell office:value-type="float" office:value="55162" calcext:value-type="float">
            <text:p>55162</text:p>
          </table:table-cell>
          <table:table-cell office:value-type="float" office:value="109523" calcext:value-type="float">
            <text:p>109523</text:p>
          </table:table-cell>
          <table:table-cell table:number-columns-repeated="7" office:value-type="float" office:value="173264" calcext:value-type="float">
            <text:p>17326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ow</text:p>
          </table:table-cell>
          <table:table-cell office:value-type="float" office:value="6524" calcext:value-type="float">
            <text:p>6524</text:p>
          </table:table-cell>
          <table:table-cell office:value-type="float" office:value="4805" calcext:value-type="float">
            <text:p>4805</text:p>
          </table:table-cell>
          <table:table-cell office:value-type="float" office:value="9678" calcext:value-type="float">
            <text:p>9678</text:p>
          </table:table-cell>
          <table:table-cell office:value-type="float" office:value="14605" calcext:value-type="float">
            <text:p>14605</text:p>
          </table:table-cell>
          <table:table-cell office:value-type="float" office:value="19803" calcext:value-type="float">
            <text:p>19803</text:p>
          </table:table-cell>
          <table:table-cell office:value-type="float" office:value="25367" calcext:value-type="float">
            <text:p>25367</text:p>
          </table:table-cell>
          <table:table-cell office:value-type="float" office:value="31260" calcext:value-type="float">
            <text:p>31260</text:p>
          </table:table-cell>
          <table:table-cell office:value-type="float" office:value="37485" calcext:value-type="float">
            <text:p>37485</text:p>
          </table:table-cell>
          <table:table-cell office:value-type="float" office:value="44030" calcext:value-type="float">
            <text:p>44030</text:p>
          </table:table-cell>
          <table:table-cell office:value-type="float" office:value="50871" calcext:value-type="float">
            <text:p>5087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an</text:p>
          </table:table-cell>
          <table:table-cell office:value-type="float" office:value="6524" calcext:value-type="float">
            <text:p>6524</text:p>
          </table:table-cell>
          <table:table-cell office:value-type="float" office:value="6663" calcext:value-type="float">
            <text:p>6663</text:p>
          </table:table-cell>
          <table:table-cell office:value-type="float" office:value="13409" calcext:value-type="float">
            <text:p>13409</text:p>
          </table:table-cell>
          <table:table-cell office:value-type="float" office:value="20572" calcext:value-type="float">
            <text:p>20572</text:p>
          </table:table-cell>
          <table:table-cell office:value-type="float" office:value="28410" calcext:value-type="float">
            <text:p>28410</text:p>
          </table:table-cell>
          <table:table-cell office:value-type="float" office:value="36869" calcext:value-type="float">
            <text:p>36869</text:p>
          </table:table-cell>
          <table:table-cell office:value-type="float" office:value="45945" calcext:value-type="float">
            <text:p>45945</text:p>
          </table:table-cell>
          <table:table-cell office:value-type="float" office:value="55585" calcext:value-type="float">
            <text:p>55585</text:p>
          </table:table-cell>
          <table:table-cell office:value-type="float" office:value="65790" calcext:value-type="float">
            <text:p>65790</text:p>
          </table:table-cell>
          <table:table-cell office:value-type="float" office:value="76616" calcext:value-type="float">
            <text:p>7661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high</text:p>
          </table:table-cell>
          <table:table-cell office:value-type="float" office:value="6524" calcext:value-type="float">
            <text:p>6524</text:p>
          </table:table-cell>
          <table:table-cell office:value-type="float" office:value="8519" calcext:value-type="float">
            <text:p>8519</text:p>
          </table:table-cell>
          <table:table-cell office:value-type="float" office:value="17283" calcext:value-type="float">
            <text:p>17283</text:p>
          </table:table-cell>
          <table:table-cell office:value-type="float" office:value="27009" calcext:value-type="float">
            <text:p>27009</text:p>
          </table:table-cell>
          <table:table-cell office:value-type="float" office:value="37777" calcext:value-type="float">
            <text:p>37777</text:p>
          </table:table-cell>
          <table:table-cell office:value-type="float" office:value="49528" calcext:value-type="float">
            <text:p>49528</text:p>
          </table:table-cell>
          <table:table-cell office:value-type="float" office:value="62195" calcext:value-type="float">
            <text:p>62195</text:p>
          </table:table-cell>
          <table:table-cell office:value-type="float" office:value="75836" calcext:value-type="float">
            <text:p>75836</text:p>
          </table:table-cell>
          <table:table-cell office:value-type="float" office:value="90489" calcext:value-type="float">
            <text:p>90489</text:p>
          </table:table-cell>
          <table:table-cell office:value-type="float" office:value="106216" calcext:value-type="float">
            <text:p>10621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low</text:p>
          </table:table-cell>
          <table:table-cell office:value-type="float" office:value="18519" calcext:value-type="float">
            <text:p>18519</text:p>
          </table:table-cell>
          <table:table-cell office:value-type="float" office:value="10879" calcext:value-type="float">
            <text:p>10879</text:p>
          </table:table-cell>
          <table:table-cell office:value-type="float" office:value="20433" calcext:value-type="float">
            <text:p>20433</text:p>
          </table:table-cell>
          <table:table-cell office:value-type="float" office:value="29179" calcext:value-type="float">
            <text:p>29179</text:p>
          </table:table-cell>
          <table:table-cell office:value-type="float" office:value="37770" calcext:value-type="float">
            <text:p>37770</text:p>
          </table:table-cell>
          <table:table-cell office:value-type="float" office:value="45950" calcext:value-type="float">
            <text:p>45950</text:p>
          </table:table-cell>
          <table:table-cell table:number-columns-repeated="4" office:value-type="float" office:value="51448" calcext:value-type="float">
            <text:p>514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mean</text:p>
          </table:table-cell>
          <table:table-cell office:value-type="float" office:value="18519" calcext:value-type="float">
            <text:p>18519</text:p>
          </table:table-cell>
          <table:table-cell office:value-type="float" office:value="18875" calcext:value-type="float">
            <text:p>18875</text:p>
          </table:table-cell>
          <table:table-cell office:value-type="float" office:value="34827" calcext:value-type="float">
            <text:p>34827</text:p>
          </table:table-cell>
          <table:table-cell office:value-type="float" office:value="49848" calcext:value-type="float">
            <text:p>49848</text:p>
          </table:table-cell>
          <table:table-cell table:number-columns-repeated="6" office:value-type="float" office:value="51448" calcext:value-type="float">
            <text:p>514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high</text:p>
          </table:table-cell>
          <table:table-cell office:value-type="float" office:value="18519" calcext:value-type="float">
            <text:p>18519</text:p>
          </table:table-cell>
          <table:table-cell office:value-type="float" office:value="26153" calcext:value-type="float">
            <text:p>26153</text:p>
          </table:table-cell>
          <table:table-cell office:value-type="float" office:value="48417" calcext:value-type="float">
            <text:p>48417</text:p>
          </table:table-cell>
          <table:table-cell table:number-columns-repeated="7" office:value-type="float" office:value="51448" calcext:value-type="float">
            <text:p>514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w</text:p>
          </table:table-cell>
          <table:table-cell office:value-type="float" office:value="121862" calcext:value-type="float">
            <text:p>121862</text:p>
          </table:table-cell>
          <table:table-cell office:value-type="float" office:value="106360" calcext:value-type="float">
            <text:p>106360</text:p>
          </table:table-cell>
          <table:table-cell office:value-type="float" office:value="213461" calcext:value-type="float">
            <text:p>213461</text:p>
          </table:table-cell>
          <table:table-cell office:value-type="float" office:value="321134" calcext:value-type="float">
            <text:p>321134</text:p>
          </table:table-cell>
          <table:table-cell office:value-type="float" office:value="429725" calcext:value-type="float">
            <text:p>429725</text:p>
          </table:table-cell>
          <table:table-cell office:value-type="float" office:value="538971" calcext:value-type="float">
            <text:p>538971</text:p>
          </table:table-cell>
          <table:table-cell office:value-type="float" office:value="648138" calcext:value-type="float">
            <text:p>648138</text:p>
          </table:table-cell>
          <table:table-cell office:value-type="float" office:value="757195" calcext:value-type="float">
            <text:p>757195</text:p>
          </table:table-cell>
          <table:table-cell office:value-type="float" office:value="866177" calcext:value-type="float">
            <text:p>866177</text:p>
          </table:table-cell>
          <table:table-cell office:value-type="float" office:value="974735" calcext:value-type="float">
            <text:p>97473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ean</text:p>
          </table:table-cell>
          <table:table-cell office:value-type="float" office:value="121862" calcext:value-type="float">
            <text:p>121862</text:p>
          </table:table-cell>
          <table:table-cell office:value-type="float" office:value="125205" calcext:value-type="float">
            <text:p>125205</text:p>
          </table:table-cell>
          <table:table-cell office:value-type="float" office:value="251991" calcext:value-type="float">
            <text:p>251991</text:p>
          </table:table-cell>
          <table:table-cell office:value-type="float" office:value="379216" calcext:value-type="float">
            <text:p>379216</text:p>
          </table:table-cell>
          <table:table-cell office:value-type="float" office:value="507806" calcext:value-type="float">
            <text:p>507806</text:p>
          </table:table-cell>
          <table:table-cell office:value-type="float" office:value="636556" calcext:value-type="float">
            <text:p>636556</text:p>
          </table:table-cell>
          <table:table-cell office:value-type="float" office:value="765116" calcext:value-type="float">
            <text:p>765116</text:p>
          </table:table-cell>
          <table:table-cell office:value-type="float" office:value="893527" calcext:value-type="float">
            <text:p>893527</text:p>
          </table:table-cell>
          <table:table-cell office:value-type="float" office:value="1021213" calcext:value-type="float">
            <text:p>1021213</text:p>
          </table:table-cell>
          <table:table-cell office:value-type="float" office:value="1148373" calcext:value-type="float">
            <text:p>114837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igh</text:p>
          </table:table-cell>
          <table:table-cell office:value-type="float" office:value="121862" calcext:value-type="float">
            <text:p>121862</text:p>
          </table:table-cell>
          <table:table-cell office:value-type="float" office:value="144244" calcext:value-type="float">
            <text:p>144244</text:p>
          </table:table-cell>
          <table:table-cell office:value-type="float" office:value="290437" calcext:value-type="float">
            <text:p>290437</text:p>
          </table:table-cell>
          <table:table-cell office:value-type="float" office:value="437638" calcext:value-type="float">
            <text:p>437638</text:p>
          </table:table-cell>
          <table:table-cell office:value-type="float" office:value="585999" calcext:value-type="float">
            <text:p>585999</text:p>
          </table:table-cell>
          <table:table-cell office:value-type="float" office:value="734041" calcext:value-type="float">
            <text:p>734041</text:p>
          </table:table-cell>
          <table:table-cell office:value-type="float" office:value="881970" calcext:value-type="float">
            <text:p>881970</text:p>
          </table:table-cell>
          <table:table-cell office:value-type="float" office:value="1029017" calcext:value-type="float">
            <text:p>1029017</text:p>
          </table:table-cell>
          <table:table-cell office:value-type="float" office:value="1175464" calcext:value-type="float">
            <text:p>1175464</text:p>
          </table:table-cell>
          <table:table-cell office:value-type="float" office:value="1321827" calcext:value-type="float">
            <text:p>132182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low</text:p>
          </table:table-cell>
          <table:table-cell office:value-type="float" office:value="1032" calcext:value-type="float">
            <text:p>1032</text:p>
          </table:table-cell>
          <table:table-cell office:value-type="float" office:value="275" calcext:value-type="float">
            <text:p>275</text:p>
          </table:table-cell>
          <table:table-cell office:value-type="float" office:value="663" calcext:value-type="float">
            <text:p>663</text:p>
          </table:table-cell>
          <table:table-cell office:value-type="float" office:value="1125" calcext:value-type="float">
            <text:p>1125</text:p>
          </table:table-cell>
          <table:table-cell office:value-type="float" office:value="1622" calcext:value-type="float">
            <text:p>1622</text:p>
          </table:table-cell>
          <table:table-cell office:value-type="float" office:value="2145" calcext:value-type="float">
            <text:p>2145</text:p>
          </table:table-cell>
          <table:table-cell office:value-type="float" office:value="2685" calcext:value-type="float">
            <text:p>2685</text:p>
          </table:table-cell>
          <table:table-cell office:value-type="float" office:value="3250" calcext:value-type="float">
            <text:p>3250</text:p>
          </table:table-cell>
          <table:table-cell office:value-type="float" office:value="3835" calcext:value-type="float">
            <text:p>3835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ean</text:p>
          </table:table-cell>
          <table:table-cell office:value-type="float" office:value="1032" calcext:value-type="float">
            <text:p>1032</text:p>
          </table:table-cell>
          <table:table-cell office:value-type="float" office:value="823" calcext:value-type="float">
            <text:p>823</text:p>
          </table:table-cell>
          <table:table-cell office:value-type="float" office:value="1992" calcext:value-type="float">
            <text:p>1992</text:p>
          </table:table-cell>
          <table:table-cell office:value-type="float" office:value="3287" calcext:value-type="float">
            <text:p>3287</text:p>
          </table:table-cell>
          <table:table-cell office:value-type="float" office:value="4706" calcext:value-type="float">
            <text:p>4706</text:p>
          </table:table-cell>
          <table:table-cell office:value-type="float" office:value="6257" calcext:value-type="float">
            <text:p>6257</text:p>
          </table:table-cell>
          <table:table-cell office:value-type="float" office:value="7957" calcext:value-type="float">
            <text:p>7957</text:p>
          </table:table-cell>
          <table:table-cell office:value-type="float" office:value="9814" calcext:value-type="float">
            <text:p>9814</text:p>
          </table:table-cell>
          <table:table-cell office:value-type="float" office:value="11869" calcext:value-type="float">
            <text:p>11869</text:p>
          </table:table-cell>
          <table:table-cell office:value-type="float" office:value="13481" calcext:value-type="float">
            <text:p>1348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high</text:p>
          </table:table-cell>
          <table:table-cell office:value-type="float" office:value="1032" calcext:value-type="float">
            <text:p>1032</text:p>
          </table:table-cell>
          <table:table-cell office:value-type="float" office:value="1475" calcext:value-type="float">
            <text:p>1475</text:p>
          </table:table-cell>
          <table:table-cell office:value-type="float" office:value="3493" calcext:value-type="float">
            <text:p>3493</text:p>
          </table:table-cell>
          <table:table-cell office:value-type="float" office:value="5818" calcext:value-type="float">
            <text:p>5818</text:p>
          </table:table-cell>
          <table:table-cell office:value-type="float" office:value="8499" calcext:value-type="float">
            <text:p>8499</text:p>
          </table:table-cell>
          <table:table-cell office:value-type="float" office:value="11600" calcext:value-type="float">
            <text:p>11600</text:p>
          </table:table-cell>
          <table:table-cell table:number-columns-repeated="4" office:value-type="float" office:value="13481" calcext:value-type="float">
            <text:p>1348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low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me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ow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office:value-type="float" office:value="137" calcext:value-type="float">
            <text:p>137</text:p>
          </table:table-cell>
          <table:table-cell office:value-type="float" office:value="164" calcext:value-type="float">
            <text:p>164</text:p>
          </table:table-cell>
          <table:table-cell office:value-type="float" office:value="191" calcext:value-type="float">
            <text:p>191</text:p>
          </table:table-cell>
          <table:table-cell office:value-type="float" office:value="219" calcext:value-type="float">
            <text:p>21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mean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72" calcext:value-type="float">
            <text:p>172</text:p>
          </table:table-cell>
          <table:table-cell office:value-type="float" office:value="231" calcext:value-type="float">
            <text:p>231</text:p>
          </table:table-cell>
          <table:table-cell office:value-type="float" office:value="293" calcext:value-type="float">
            <text:p>293</text:p>
          </table:table-cell>
          <table:table-cell office:value-type="float" office:value="359" calcext:value-type="float">
            <text:p>359</text:p>
          </table:table-cell>
          <table:table-cell office:value-type="float" office:value="429" calcext:value-type="float">
            <text:p>429</text:p>
          </table:table-cell>
          <table:table-cell office:value-type="float" office:value="502" calcext:value-type="float">
            <text:p>50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high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266" calcext:value-type="float">
            <text:p>266</text:p>
          </table:table-cell>
          <table:table-cell office:value-type="float" office:value="366" calcext:value-type="float">
            <text:p>366</text:p>
          </table:table-cell>
          <table:table-cell office:value-type="float" office:value="474" calcext:value-type="float">
            <text:p>474</text:p>
          </table:table-cell>
          <table:table-cell office:value-type="float" office:value="591" calcext:value-type="float">
            <text:p>591</text:p>
          </table:table-cell>
          <table:table-cell office:value-type="float" office:value="721" calcext:value-type="float">
            <text:p>721</text:p>
          </table:table-cell>
          <table:table-cell office:value-type="float" office:value="864" calcext:value-type="float">
            <text:p>864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me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mean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high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  <table:table-cell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office:value-type="float" office:value="242" calcext:value-type="float">
            <text:p>24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mean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high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low</text:p>
          </table:table-cell>
          <table:table-cell office:value-type="float" office:value="12301" calcext:value-type="float">
            <text:p>12301</text:p>
          </table:table-cell>
          <table:table-cell office:value-type="float" office:value="13265" calcext:value-type="float">
            <text:p>13265</text:p>
          </table:table-cell>
          <table:table-cell office:value-type="float" office:value="24239" calcext:value-type="float">
            <text:p>24239</text:p>
          </table:table-cell>
          <table:table-cell office:value-type="float" office:value="34736" calcext:value-type="float">
            <text:p>34736</text:p>
          </table:table-cell>
          <table:table-cell office:value-type="float" office:value="44794" calcext:value-type="float">
            <text:p>44794</text:p>
          </table:table-cell>
          <table:table-cell office:value-type="float" office:value="54416" calcext:value-type="float">
            <text:p>54416</text:p>
          </table:table-cell>
          <table:table-cell office:value-type="float" office:value="64236" calcext:value-type="float">
            <text:p>64236</text:p>
          </table:table-cell>
          <table:table-cell office:value-type="float" office:value="74376" calcext:value-type="float">
            <text:p>74376</text:p>
          </table:table-cell>
          <table:table-cell office:value-type="float" office:value="84750" calcext:value-type="float">
            <text:p>84750</text:p>
          </table:table-cell>
          <table:table-cell office:value-type="float" office:value="95225" calcext:value-type="float">
            <text:p>9522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mean</text:p>
          </table:table-cell>
          <table:table-cell office:value-type="float" office:value="12301" calcext:value-type="float">
            <text:p>12301</text:p>
          </table:table-cell>
          <table:table-cell office:value-type="float" office:value="16449" calcext:value-type="float">
            <text:p>16449</text:p>
          </table:table-cell>
          <table:table-cell office:value-type="float" office:value="30216" calcext:value-type="float">
            <text:p>30216</text:p>
          </table:table-cell>
          <table:table-cell office:value-type="float" office:value="43305" calcext:value-type="float">
            <text:p>43305</text:p>
          </table:table-cell>
          <table:table-cell office:value-type="float" office:value="55669" calcext:value-type="float">
            <text:p>55669</text:p>
          </table:table-cell>
          <table:table-cell office:value-type="float" office:value="68381" calcext:value-type="float">
            <text:p>68381</text:p>
          </table:table-cell>
          <table:table-cell office:value-type="float" office:value="81560" calcext:value-type="float">
            <text:p>81560</text:p>
          </table:table-cell>
          <table:table-cell office:value-type="float" office:value="94984" calcext:value-type="float">
            <text:p>94984</text:p>
          </table:table-cell>
          <table:table-cell office:value-type="float" office:value="108415" calcext:value-type="float">
            <text:p>108415</text:p>
          </table:table-cell>
          <table:table-cell office:value-type="float" office:value="121776" calcext:value-type="float">
            <text:p>12177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high</text:p>
          </table:table-cell>
          <table:table-cell office:value-type="float" office:value="12301" calcext:value-type="float">
            <text:p>12301</text:p>
          </table:table-cell>
          <table:table-cell office:value-type="float" office:value="19583" calcext:value-type="float">
            <text:p>19583</text:p>
          </table:table-cell>
          <table:table-cell office:value-type="float" office:value="36073" calcext:value-type="float">
            <text:p>36073</text:p>
          </table:table-cell>
          <table:table-cell office:value-type="float" office:value="51483" calcext:value-type="float">
            <text:p>51483</text:p>
          </table:table-cell>
          <table:table-cell office:value-type="float" office:value="66841" calcext:value-type="float">
            <text:p>66841</text:p>
          </table:table-cell>
          <table:table-cell office:value-type="float" office:value="82920" calcext:value-type="float">
            <text:p>82920</text:p>
          </table:table-cell>
          <table:table-cell office:value-type="float" office:value="99296" calcext:value-type="float">
            <text:p>99296</text:p>
          </table:table-cell>
          <table:table-cell office:value-type="float" office:value="115664" calcext:value-type="float">
            <text:p>115664</text:p>
          </table:table-cell>
          <table:table-cell office:value-type="float" office:value="131957" calcext:value-type="float">
            <text:p>131957</text:p>
          </table:table-cell>
          <table:table-cell office:value-type="float" office:value="148294" calcext:value-type="float">
            <text:p>1482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low</text:p>
          </table:table-cell>
          <table:table-cell office:value-type="float" office:value="569" calcext:value-type="float">
            <text:p>569</text:p>
          </table:table-cell>
          <table:table-cell office:value-type="float" office:value="73" calcext:value-type="float">
            <text:p>73</text:p>
          </table:table-cell>
          <table:table-cell office:value-type="float" office:value="154" calcext:value-type="float">
            <text:p>154</text:p>
          </table:table-cell>
          <table:table-cell office:value-type="float" office:value="242" calcext:value-type="float">
            <text:p>242</text:p>
          </table:table-cell>
          <table:table-cell office:value-type="float" office:value="333" calcext:value-type="float">
            <text:p>333</text:p>
          </table:table-cell>
          <table:table-cell office:value-type="float" office:value="425" calcext:value-type="float">
            <text:p>425</text:p>
          </table:table-cell>
          <table:table-cell office:value-type="float" office:value="521" calcext:value-type="float">
            <text:p>521</text:p>
          </table:table-cell>
          <table:table-cell office:value-type="float" office:value="617" calcext:value-type="float">
            <text:p>617</text:p>
          </table:table-cell>
          <table:table-cell office:value-type="float" office:value="716" calcext:value-type="float">
            <text:p>716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mean</text:p>
          </table:table-cell>
          <table:table-cell office:value-type="float" office:value="569" calcext:value-type="float">
            <text:p>569</text:p>
          </table:table-cell>
          <table:table-cell office:value-type="float" office:value="537" calcext:value-type="float">
            <text:p>537</text:p>
          </table:table-cell>
          <table:table-cell office:value-type="float" office:value="1162" calcext:value-type="float">
            <text:p>1162</text:p>
          </table:table-cell>
          <table:table-cell office:value-type="float" office:value="1841" calcext:value-type="float">
            <text:p>1841</text:p>
          </table:table-cell>
          <table:table-cell office:value-type="float" office:value="2569" calcext:value-type="float">
            <text:p>2569</text:p>
          </table:table-cell>
          <table:table-cell office:value-type="float" office:value="3338" calcext:value-type="float">
            <text:p>3338</text:p>
          </table:table-cell>
          <table:table-cell office:value-type="float" office:value="4153" calcext:value-type="float">
            <text:p>4153</text:p>
          </table:table-cell>
          <table:table-cell office:value-type="float" office:value="5018" calcext:value-type="float">
            <text:p>5018</text:p>
          </table:table-cell>
          <table:table-cell office:value-type="float" office:value="5943" calcext:value-type="float">
            <text:p>5943</text:p>
          </table:table-cell>
          <table:table-cell office:value-type="float" office:value="6935" calcext:value-type="float">
            <text:p>693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high</text:p>
          </table:table-cell>
          <table:table-cell office:value-type="float" office:value="569" calcext:value-type="float">
            <text:p>569</text:p>
          </table:table-cell>
          <table:table-cell office:value-type="float" office:value="1057" calcext:value-type="float">
            <text:p>1057</text:p>
          </table:table-cell>
          <table:table-cell office:value-type="float" office:value="2328" calcext:value-type="float">
            <text:p>2328</text:p>
          </table:table-cell>
          <table:table-cell office:value-type="float" office:value="3751" calcext:value-type="float">
            <text:p>3751</text:p>
          </table:table-cell>
          <table:table-cell office:value-type="float" office:value="5335" calcext:value-type="float">
            <text:p>5335</text:p>
          </table:table-cell>
          <table:table-cell office:value-type="float" office:value="7131" calcext:value-type="float">
            <text:p>7131</text:p>
          </table:table-cell>
          <table:table-cell office:value-type="float" office:value="8857" calcext:value-type="float">
            <text:p>8857</text:p>
          </table:table-cell>
          <table:table-cell table:number-columns-repeated="3" office:value-type="float" office:value="11545" calcext:value-type="float">
            <text:p>115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low</text:p>
          </table:table-cell>
          <table:table-cell office:value-type="float" office:value="95678" calcext:value-type="float">
            <text:p>95678</text:p>
          </table:table-cell>
          <table:table-cell office:value-type="float" office:value="57411" calcext:value-type="float">
            <text:p>57411</text:p>
          </table:table-cell>
          <table:table-cell office:value-type="float" office:value="128169" calcext:value-type="float">
            <text:p>128169</text:p>
          </table:table-cell>
          <table:table-cell office:value-type="float" office:value="204789" calcext:value-type="float">
            <text:p>204789</text:p>
          </table:table-cell>
          <table:table-cell office:value-type="float" office:value="284791" calcext:value-type="float">
            <text:p>284791</text:p>
          </table:table-cell>
          <table:table-cell office:value-type="float" office:value="369612" calcext:value-type="float">
            <text:p>369612</text:p>
          </table:table-cell>
          <table:table-cell office:value-type="float" office:value="459582" calcext:value-type="float">
            <text:p>459582</text:p>
          </table:table-cell>
          <table:table-cell office:value-type="float" office:value="553467" calcext:value-type="float">
            <text:p>553467</text:p>
          </table:table-cell>
          <table:table-cell office:value-type="float" office:value="650021" calcext:value-type="float">
            <text:p>650021</text:p>
          </table:table-cell>
          <table:table-cell office:value-type="float" office:value="749416" calcext:value-type="float">
            <text:p>74941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mean</text:p>
          </table:table-cell>
          <table:table-cell office:value-type="float" office:value="95678" calcext:value-type="float">
            <text:p>95678</text:p>
          </table:table-cell>
          <table:table-cell office:value-type="float" office:value="90903" calcext:value-type="float">
            <text:p>90903</text:p>
          </table:table-cell>
          <table:table-cell office:value-type="float" office:value="203524" calcext:value-type="float">
            <text:p>203524</text:p>
          </table:table-cell>
          <table:table-cell office:value-type="float" office:value="324376" calcext:value-type="float">
            <text:p>324376</text:p>
          </table:table-cell>
          <table:table-cell office:value-type="float" office:value="456619" calcext:value-type="float">
            <text:p>456619</text:p>
          </table:table-cell>
          <table:table-cell office:value-type="float" office:value="597513" calcext:value-type="float">
            <text:p>597513</text:p>
          </table:table-cell>
          <table:table-cell office:value-type="float" office:value="744551" calcext:value-type="float">
            <text:p>744551</text:p>
          </table:table-cell>
          <table:table-cell office:value-type="float" office:value="896818" calcext:value-type="float">
            <text:p>896818</text:p>
          </table:table-cell>
          <table:table-cell office:value-type="float" office:value="1054206" calcext:value-type="float">
            <text:p>1054206</text:p>
          </table:table-cell>
          <table:table-cell office:value-type="float" office:value="1215900" calcext:value-type="float">
            <text:p>121590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high</text:p>
          </table:table-cell>
          <table:table-cell office:value-type="float" office:value="95678" calcext:value-type="float">
            <text:p>95678</text:p>
          </table:table-cell>
          <table:table-cell office:value-type="float" office:value="126959" calcext:value-type="float">
            <text:p>126959</text:p>
          </table:table-cell>
          <table:table-cell office:value-type="float" office:value="282150" calcext:value-type="float">
            <text:p>282150</text:p>
          </table:table-cell>
          <table:table-cell office:value-type="float" office:value="455133" calcext:value-type="float">
            <text:p>455133</text:p>
          </table:table-cell>
          <table:table-cell office:value-type="float" office:value="643699" calcext:value-type="float">
            <text:p>643699</text:p>
          </table:table-cell>
          <table:table-cell office:value-type="float" office:value="842759" calcext:value-type="float">
            <text:p>842759</text:p>
          </table:table-cell>
          <table:table-cell office:value-type="float" office:value="1050731" calcext:value-type="float">
            <text:p>1050731</text:p>
          </table:table-cell>
          <table:table-cell office:value-type="float" office:value="1266342" calcext:value-type="float">
            <text:p>1266342</text:p>
          </table:table-cell>
          <table:table-cell office:value-type="float" office:value="1486943" calcext:value-type="float">
            <text:p>1486943</text:p>
          </table:table-cell>
          <table:table-cell office:value-type="float" office:value="1710747" calcext:value-type="float">
            <text:p>17107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low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me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high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mean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72" calcext:value-type="float">
            <text:p>172</text:p>
          </table:table-cell>
          <table:table-cell table:number-columns-repeated="5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high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table:number-columns-repeated="7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low</text:p>
          </table:table-cell>
          <table:table-cell office:value-type="float" office:value="34218" calcext:value-type="float">
            <text:p>34218</text:p>
          </table:table-cell>
          <table:table-cell office:value-type="float" office:value="22102" calcext:value-type="float">
            <text:p>22102</text:p>
          </table:table-cell>
          <table:table-cell office:value-type="float" office:value="45994" calcext:value-type="float">
            <text:p>45994</text:p>
          </table:table-cell>
          <table:table-cell office:value-type="float" office:value="72082" calcext:value-type="float">
            <text:p>72082</text:p>
          </table:table-cell>
          <table:table-cell office:value-type="float" office:value="98806" calcext:value-type="float">
            <text:p>98806</text:p>
          </table:table-cell>
          <table:table-cell office:value-type="float" office:value="125331" calcext:value-type="float">
            <text:p>125331</text:p>
          </table:table-cell>
          <table:table-cell office:value-type="float" office:value="151753" calcext:value-type="float">
            <text:p>151753</text:p>
          </table:table-cell>
          <table:table-cell office:value-type="float" office:value="178160" calcext:value-type="float">
            <text:p>178160</text:p>
          </table:table-cell>
          <table:table-cell office:value-type="float" office:value="204595" calcext:value-type="float">
            <text:p>204595</text:p>
          </table:table-cell>
          <table:table-cell office:value-type="float" office:value="231939" calcext:value-type="float">
            <text:p>23193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mean</text:p>
          </table:table-cell>
          <table:table-cell office:value-type="float" office:value="34218" calcext:value-type="float">
            <text:p>34218</text:p>
          </table:table-cell>
          <table:table-cell office:value-type="float" office:value="35920" calcext:value-type="float">
            <text:p>35920</text:p>
          </table:table-cell>
          <table:table-cell office:value-type="float" office:value="77279" calcext:value-type="float">
            <text:p>77279</text:p>
          </table:table-cell>
          <table:table-cell office:value-type="float" office:value="119864" calcext:value-type="float">
            <text:p>119864</text:p>
          </table:table-cell>
          <table:table-cell office:value-type="float" office:value="162086" calcext:value-type="float">
            <text:p>162086</text:p>
          </table:table-cell>
          <table:table-cell office:value-type="float" office:value="204303" calcext:value-type="float">
            <text:p>204303</text:p>
          </table:table-cell>
          <table:table-cell office:value-type="float" office:value="249097" calcext:value-type="float">
            <text:p>249097</text:p>
          </table:table-cell>
          <table:table-cell office:value-type="float" office:value="308581" calcext:value-type="float">
            <text:p>308581</text:p>
          </table:table-cell>
          <table:table-cell table:number-columns-repeated="2" office:value-type="float" office:value="366503" calcext:value-type="float">
            <text:p>3665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high</text:p>
          </table:table-cell>
          <table:table-cell office:value-type="float" office:value="34218" calcext:value-type="float">
            <text:p>34218</text:p>
          </table:table-cell>
          <table:table-cell office:value-type="float" office:value="50998" calcext:value-type="float">
            <text:p>50998</text:p>
          </table:table-cell>
          <table:table-cell office:value-type="float" office:value="109209" calcext:value-type="float">
            <text:p>109209</text:p>
          </table:table-cell>
          <table:table-cell office:value-type="float" office:value="167249" calcext:value-type="float">
            <text:p>167249</text:p>
          </table:table-cell>
          <table:table-cell office:value-type="float" office:value="225832" calcext:value-type="float">
            <text:p>225832</text:p>
          </table:table-cell>
          <table:table-cell office:value-type="float" office:value="298891" calcext:value-type="float">
            <text:p>298891</text:p>
          </table:table-cell>
          <table:table-cell table:number-columns-repeated="4" office:value-type="float" office:value="366503" calcext:value-type="float">
            <text:p>3665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low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126" calcext:value-type="float">
            <text:p>126</text:p>
          </table:table-cell>
          <table:table-cell table:number-columns-repeated="6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ean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high</text:p>
          </table:table-cell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  <table:table-cell table:number-columns-repeated="8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low</text:p>
          </table:table-cell>
          <table:table-cell office:value-type="float" office:value="193" calcext:value-type="float">
            <text:p>193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152" calcext:value-type="float">
            <text:p>152</text:p>
          </table:table-cell>
          <table:table-cell office:value-type="float" office:value="256" calcext:value-type="float">
            <text:p>256</text:p>
          </table:table-cell>
          <table:table-cell office:value-type="float" office:value="398" calcext:value-type="float">
            <text:p>398</text:p>
          </table:table-cell>
          <table:table-cell office:value-type="float" office:value="552" calcext:value-type="float">
            <text:p>552</text:p>
          </table:table-cell>
          <table:table-cell office:value-type="float" office:value="714" calcext:value-type="float">
            <text:p>714</text:p>
          </table:table-cell>
          <table:table-cell office:value-type="float" office:value="890" calcext:value-type="float">
            <text:p>890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mean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684" calcext:value-type="float">
            <text:p>684</text:p>
          </table:table-cell>
          <table:table-cell office:value-type="float" office:value="1324" calcext:value-type="float">
            <text:p>1324</text:p>
          </table:table-cell>
          <table:table-cell office:value-type="float" office:value="2108" calcext:value-type="float">
            <text:p>2108</text:p>
          </table:table-cell>
          <table:table-cell office:value-type="float" office:value="3069" calcext:value-type="float">
            <text:p>3069</text:p>
          </table:table-cell>
          <table:table-cell office:value-type="float" office:value="3760" calcext:value-type="float">
            <text:p>3760</text:p>
          </table:table-cell>
          <table:table-cell table:number-columns-repeated="3"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high</text:p>
          </table:table-cell>
          <table:table-cell office:value-type="float" office:value="193" calcext:value-type="float">
            <text:p>193</text:p>
          </table:table-cell>
          <table:table-cell office:value-type="float" office:value="523" calcext:value-type="float">
            <text:p>523</text:p>
          </table:table-cell>
          <table:table-cell office:value-type="float" office:value="1631" calcext:value-type="float">
            <text:p>1631</text:p>
          </table:table-cell>
          <table:table-cell office:value-type="float" office:value="3204" calcext:value-type="float">
            <text:p>3204</text:p>
          </table:table-cell>
          <table:table-cell table:number-columns-repeated="6" office:value-type="float" office:value="4761" calcext:value-type="float">
            <text:p>476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low</text:p>
          </table:table-cell>
          <table:table-cell office:value-type="float" office:value="57839" calcext:value-type="float">
            <text:p>57839</text:p>
          </table:table-cell>
          <table:table-cell office:value-type="float" office:value="35514" calcext:value-type="float">
            <text:p>35514</text:p>
          </table:table-cell>
          <table:table-cell office:value-type="float" office:value="81339" calcext:value-type="float">
            <text:p>81339</text:p>
          </table:table-cell>
          <table:table-cell office:value-type="float" office:value="135322" calcext:value-type="float">
            <text:p>135322</text:p>
          </table:table-cell>
          <table:table-cell office:value-type="float" office:value="196125" calcext:value-type="float">
            <text:p>196125</text:p>
          </table:table-cell>
          <table:table-cell office:value-type="float" office:value="260328" calcext:value-type="float">
            <text:p>260328</text:p>
          </table:table-cell>
          <table:table-cell office:value-type="float" office:value="325806" calcext:value-type="float">
            <text:p>325806</text:p>
          </table:table-cell>
          <table:table-cell office:value-type="float" office:value="392756" calcext:value-type="float">
            <text:p>392756</text:p>
          </table:table-cell>
          <table:table-cell office:value-type="float" office:value="461605" calcext:value-type="float">
            <text:p>461605</text:p>
          </table:table-cell>
          <table:table-cell office:value-type="float" office:value="533787" calcext:value-type="float">
            <text:p>5337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mean</text:p>
          </table:table-cell>
          <table:table-cell office:value-type="float" office:value="57839" calcext:value-type="float">
            <text:p>57839</text:p>
          </table:table-cell>
          <table:table-cell office:value-type="float" office:value="45299" calcext:value-type="float">
            <text:p>45299</text:p>
          </table:table-cell>
          <table:table-cell office:value-type="float" office:value="105509" calcext:value-type="float">
            <text:p>105509</text:p>
          </table:table-cell>
          <table:table-cell office:value-type="float" office:value="177284" calcext:value-type="float">
            <text:p>177284</text:p>
          </table:table-cell>
          <table:table-cell office:value-type="float" office:value="255999" calcext:value-type="float">
            <text:p>255999</text:p>
          </table:table-cell>
          <table:table-cell office:value-type="float" office:value="336812" calcext:value-type="float">
            <text:p>336812</text:p>
          </table:table-cell>
          <table:table-cell office:value-type="float" office:value="420023" calcext:value-type="float">
            <text:p>420023</text:p>
          </table:table-cell>
          <table:table-cell office:value-type="float" office:value="506818" calcext:value-type="float">
            <text:p>506818</text:p>
          </table:table-cell>
          <table:table-cell office:value-type="float" office:value="599939" calcext:value-type="float">
            <text:p>599939</text:p>
          </table:table-cell>
          <table:table-cell office:value-type="float" office:value="698903" calcext:value-type="float">
            <text:p>6989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high</text:p>
          </table:table-cell>
          <table:table-cell office:value-type="float" office:value="57839" calcext:value-type="float">
            <text:p>57839</text:p>
          </table:table-cell>
          <table:table-cell office:value-type="float" office:value="55705" calcext:value-type="float">
            <text:p>55705</text:p>
          </table:table-cell>
          <table:table-cell office:value-type="float" office:value="131473" calcext:value-type="float">
            <text:p>131473</text:p>
          </table:table-cell>
          <table:table-cell office:value-type="float" office:value="221627" calcext:value-type="float">
            <text:p>221627</text:p>
          </table:table-cell>
          <table:table-cell office:value-type="float" office:value="316948" calcext:value-type="float">
            <text:p>316948</text:p>
          </table:table-cell>
          <table:table-cell office:value-type="float" office:value="415419" calcext:value-type="float">
            <text:p>415419</text:p>
          </table:table-cell>
          <table:table-cell office:value-type="float" office:value="518956" calcext:value-type="float">
            <text:p>518956</text:p>
          </table:table-cell>
          <table:table-cell office:value-type="float" office:value="631480" calcext:value-type="float">
            <text:p>631480</text:p>
          </table:table-cell>
          <table:table-cell office:value-type="float" office:value="751311" calcext:value-type="float">
            <text:p>751311</text:p>
          </table:table-cell>
          <table:table-cell office:value-type="float" office:value="876398" calcext:value-type="float">
            <text:p>87639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low</text:p>
          </table:table-cell>
          <table:table-cell office:value-type="float" office:value="22812" calcext:value-type="float">
            <text:p>22812</text:p>
          </table:table-cell>
          <table:table-cell office:value-type="float" office:value="19387" calcext:value-type="float">
            <text:p>19387</text:p>
          </table:table-cell>
          <table:table-cell office:value-type="float" office:value="39145" calcext:value-type="float">
            <text:p>39145</text:p>
          </table:table-cell>
          <table:table-cell office:value-type="float" office:value="58738" calcext:value-type="float">
            <text:p>58738</text:p>
          </table:table-cell>
          <table:table-cell office:value-type="float" office:value="77994" calcext:value-type="float">
            <text:p>77994</text:p>
          </table:table-cell>
          <table:table-cell office:value-type="float" office:value="97627" calcext:value-type="float">
            <text:p>97627</text:p>
          </table:table-cell>
          <table:table-cell office:value-type="float" office:value="117881" calcext:value-type="float">
            <text:p>117881</text:p>
          </table:table-cell>
          <table:table-cell office:value-type="float" office:value="138828" calcext:value-type="float">
            <text:p>138828</text:p>
          </table:table-cell>
          <table:table-cell office:value-type="float" office:value="160725" calcext:value-type="float">
            <text:p>160725</text:p>
          </table:table-cell>
          <table:table-cell office:value-type="float" office:value="183984" calcext:value-type="float">
            <text:p>1839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mean</text:p>
          </table:table-cell>
          <table:table-cell office:value-type="float" office:value="22812" calcext:value-type="float">
            <text:p>22812</text:p>
          </table:table-cell>
          <table:table-cell office:value-type="float" office:value="27691" calcext:value-type="float">
            <text:p>27691</text:p>
          </table:table-cell>
          <table:table-cell office:value-type="float" office:value="55530" calcext:value-type="float">
            <text:p>55530</text:p>
          </table:table-cell>
          <table:table-cell office:value-type="float" office:value="82917" calcext:value-type="float">
            <text:p>82917</text:p>
          </table:table-cell>
          <table:table-cell office:value-type="float" office:value="111183" calcext:value-type="float">
            <text:p>111183</text:p>
          </table:table-cell>
          <table:table-cell office:value-type="float" office:value="140753" calcext:value-type="float">
            <text:p>140753</text:p>
          </table:table-cell>
          <table:table-cell office:value-type="float" office:value="172358" calcext:value-type="float">
            <text:p>172358</text:p>
          </table:table-cell>
          <table:table-cell office:value-type="float" office:value="206998" calcext:value-type="float">
            <text:p>206998</text:p>
          </table:table-cell>
          <table:table-cell office:value-type="float" office:value="245320" calcext:value-type="float">
            <text:p>245320</text:p>
          </table:table-cell>
          <table:table-cell office:value-type="float" office:value="287776" calcext:value-type="float">
            <text:p>28777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high</text:p>
          </table:table-cell>
          <table:table-cell office:value-type="float" office:value="22812" calcext:value-type="float">
            <text:p>22812</text:p>
          </table:table-cell>
          <table:table-cell office:value-type="float" office:value="35909" calcext:value-type="float">
            <text:p>35909</text:p>
          </table:table-cell>
          <table:table-cell office:value-type="float" office:value="71703" calcext:value-type="float">
            <text:p>71703</text:p>
          </table:table-cell>
          <table:table-cell office:value-type="float" office:value="107872" calcext:value-type="float">
            <text:p>107872</text:p>
          </table:table-cell>
          <table:table-cell office:value-type="float" office:value="146235" calcext:value-type="float">
            <text:p>146235</text:p>
          </table:table-cell>
          <table:table-cell office:value-type="float" office:value="188363" calcext:value-type="float">
            <text:p>188363</text:p>
          </table:table-cell>
          <table:table-cell office:value-type="float" office:value="236097" calcext:value-type="float">
            <text:p>236097</text:p>
          </table:table-cell>
          <table:table-cell office:value-type="float" office:value="290612" calcext:value-type="float">
            <text:p>290612</text:p>
          </table:table-cell>
          <table:table-cell office:value-type="float" office:value="351522" calcext:value-type="float">
            <text:p>351522</text:p>
          </table:table-cell>
          <table:table-cell office:value-type="float" office:value="419060" calcext:value-type="float">
            <text:p>41906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low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132" calcext:value-type="float">
            <text:p>132</text:p>
          </table:table-cell>
          <table:table-cell office:value-type="float" office:value="174" calcext:value-type="float">
            <text:p>174</text:p>
          </table:table-cell>
          <table:table-cell office:value-type="float" office:value="220" calcext:value-type="float">
            <text:p>220</text:p>
          </table:table-cell>
          <table:table-cell office:value-type="float" office:value="272" calcext:value-type="float">
            <text:p>272</text:p>
          </table:table-cell>
          <table:table-cell office:value-type="float" office:value="328" calcext:value-type="float">
            <text:p>32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ean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27" calcext:value-type="float">
            <text:p>127</text:p>
          </table:table-cell>
          <table:table-cell office:value-type="float" office:value="211" calcext:value-type="float">
            <text:p>211</text:p>
          </table:table-cell>
          <table:table-cell office:value-type="float" office:value="312" calcext:value-type="float">
            <text:p>312</text:p>
          </table:table-cell>
          <table:table-cell office:value-type="float" office:value="430" calcext:value-type="float">
            <text:p>430</text:p>
          </table:table-cell>
          <table:table-cell office:value-type="float" office:value="550" calcext:value-type="float">
            <text:p>550</text:p>
          </table:table-cell>
          <table:table-cell office:value-type="float" office:value="678" calcext:value-type="float">
            <text:p>678</text:p>
          </table:table-cell>
          <table:table-cell office:value-type="float" office:value="808" calcext:value-type="float">
            <text:p>808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high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office:value-type="float" office:value="207" calcext:value-type="float">
            <text:p>207</text:p>
          </table:table-cell>
          <table:table-cell office:value-type="float" office:value="365" calcext:value-type="float">
            <text:p>365</text:p>
          </table:table-cell>
          <table:table-cell office:value-type="float" office:value="542" calcext:value-type="float">
            <text:p>542</text:p>
          </table:table-cell>
          <table:table-cell office:value-type="float" office:value="731" calcext:value-type="float">
            <text:p>731</text:p>
          </table:table-cell>
          <table:table-cell office:value-type="float" office:value="923" calcext:value-type="float">
            <text:p>923</text:p>
          </table:table-cell>
          <table:table-cell office:value-type="float" office:value="1127" calcext:value-type="float">
            <text:p>1127</text:p>
          </table:table-cell>
          <table:table-cell office:value-type="float" office:value="1355" calcext:value-type="float">
            <text:p>1355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low</text:p>
          </table:table-cell>
          <table:table-cell office:value-type="float" office:value="25616" calcext:value-type="float">
            <text:p>25616</text:p>
          </table:table-cell>
          <table:table-cell office:value-type="float" office:value="34087" calcext:value-type="float">
            <text:p>34087</text:p>
          </table:table-cell>
          <table:table-cell office:value-type="float" office:value="54486" calcext:value-type="float">
            <text:p>54486</text:p>
          </table:table-cell>
          <table:table-cell office:value-type="float" office:value="77667" calcext:value-type="float">
            <text:p>77667</text:p>
          </table:table-cell>
          <table:table-cell office:value-type="float" office:value="105741" calcext:value-type="float">
            <text:p>105741</text:p>
          </table:table-cell>
          <table:table-cell office:value-type="float" office:value="137370" calcext:value-type="float">
            <text:p>137370</text:p>
          </table:table-cell>
          <table:table-cell office:value-type="float" office:value="172111" calcext:value-type="float">
            <text:p>172111</text:p>
          </table:table-cell>
          <table:table-cell office:value-type="float" office:value="209075" calcext:value-type="float">
            <text:p>209075</text:p>
          </table:table-cell>
          <table:table-cell office:value-type="float" office:value="247210" calcext:value-type="float">
            <text:p>247210</text:p>
          </table:table-cell>
          <table:table-cell office:value-type="float" office:value="287769" calcext:value-type="float">
            <text:p>2877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mean</text:p>
          </table:table-cell>
          <table:table-cell office:value-type="float" office:value="25616" calcext:value-type="float">
            <text:p>25616</text:p>
          </table:table-cell>
          <table:table-cell office:value-type="float" office:value="41061" calcext:value-type="float">
            <text:p>41061</text:p>
          </table:table-cell>
          <table:table-cell office:value-type="float" office:value="70766" calcext:value-type="float">
            <text:p>70766</text:p>
          </table:table-cell>
          <table:table-cell office:value-type="float" office:value="108249" calcext:value-type="float">
            <text:p>108249</text:p>
          </table:table-cell>
          <table:table-cell office:value-type="float" office:value="152335" calcext:value-type="float">
            <text:p>152335</text:p>
          </table:table-cell>
          <table:table-cell office:value-type="float" office:value="201777" calcext:value-type="float">
            <text:p>201777</text:p>
          </table:table-cell>
          <table:table-cell office:value-type="float" office:value="253772" calcext:value-type="float">
            <text:p>253772</text:p>
          </table:table-cell>
          <table:table-cell office:value-type="float" office:value="309917" calcext:value-type="float">
            <text:p>309917</text:p>
          </table:table-cell>
          <table:table-cell office:value-type="float" office:value="370254" calcext:value-type="float">
            <text:p>370254</text:p>
          </table:table-cell>
          <table:table-cell office:value-type="float" office:value="435255" calcext:value-type="float">
            <text:p>43525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high</text:p>
          </table:table-cell>
          <table:table-cell office:value-type="float" office:value="25616" calcext:value-type="float">
            <text:p>25616</text:p>
          </table:table-cell>
          <table:table-cell office:value-type="float" office:value="48515" calcext:value-type="float">
            <text:p>48515</text:p>
          </table:table-cell>
          <table:table-cell office:value-type="float" office:value="89558" calcext:value-type="float">
            <text:p>89558</text:p>
          </table:table-cell>
          <table:table-cell office:value-type="float" office:value="142868" calcext:value-type="float">
            <text:p>142868</text:p>
          </table:table-cell>
          <table:table-cell office:value-type="float" office:value="204878" calcext:value-type="float">
            <text:p>204878</text:p>
          </table:table-cell>
          <table:table-cell office:value-type="float" office:value="271690" calcext:value-type="float">
            <text:p>271690</text:p>
          </table:table-cell>
          <table:table-cell office:value-type="float" office:value="345034" calcext:value-type="float">
            <text:p>345034</text:p>
          </table:table-cell>
          <table:table-cell office:value-type="float" office:value="425623" calcext:value-type="float">
            <text:p>425623</text:p>
          </table:table-cell>
          <table:table-cell office:value-type="float" office:value="513636" calcext:value-type="float">
            <text:p>513636</text:p>
          </table:table-cell>
          <table:table-cell office:value-type="float" office:value="608085" calcext:value-type="float">
            <text:p>60808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low</text:p>
          </table:table-cell>
          <table:table-cell office:value-type="float" office:value="518135" calcext:value-type="float">
            <text:p>518135</text:p>
          </table:table-cell>
          <table:table-cell office:value-type="float" office:value="433168" calcext:value-type="float">
            <text:p>433168</text:p>
          </table:table-cell>
          <table:table-cell office:value-type="float" office:value="914699" calcext:value-type="float">
            <text:p>914699</text:p>
          </table:table-cell>
          <table:table-cell office:value-type="float" office:value="1439365" calcext:value-type="float">
            <text:p>1439365</text:p>
          </table:table-cell>
          <table:table-cell office:value-type="float" office:value="2014192" calcext:value-type="float">
            <text:p>2014192</text:p>
          </table:table-cell>
          <table:table-cell office:value-type="float" office:value="2627954" calcext:value-type="float">
            <text:p>2627954</text:p>
          </table:table-cell>
          <table:table-cell office:value-type="float" office:value="3278423" calcext:value-type="float">
            <text:p>3278423</text:p>
          </table:table-cell>
          <table:table-cell office:value-type="float" office:value="3973709" calcext:value-type="float">
            <text:p>3973709</text:p>
          </table:table-cell>
          <table:table-cell office:value-type="float" office:value="4720204" calcext:value-type="float">
            <text:p>4720204</text:p>
          </table:table-cell>
          <table:table-cell office:value-type="float" office:value="5522475" calcext:value-type="float">
            <text:p>552247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mean</text:p>
          </table:table-cell>
          <table:table-cell office:value-type="float" office:value="518135" calcext:value-type="float">
            <text:p>518135</text:p>
          </table:table-cell>
          <table:table-cell office:value-type="float" office:value="573055" calcext:value-type="float">
            <text:p>573055</text:p>
          </table:table-cell>
          <table:table-cell office:value-type="float" office:value="1226418" calcext:value-type="float">
            <text:p>1226418</text:p>
          </table:table-cell>
          <table:table-cell office:value-type="float" office:value="1958761" calcext:value-type="float">
            <text:p>1958761</text:p>
          </table:table-cell>
          <table:table-cell office:value-type="float" office:value="2760476" calcext:value-type="float">
            <text:p>2760476</text:p>
          </table:table-cell>
          <table:table-cell office:value-type="float" office:value="3628012" calcext:value-type="float">
            <text:p>3628012</text:p>
          </table:table-cell>
          <table:table-cell office:value-type="float" office:value="4576376" calcext:value-type="float">
            <text:p>4576376</text:p>
          </table:table-cell>
          <table:table-cell office:value-type="float" office:value="5618065" calcext:value-type="float">
            <text:p>5618065</text:p>
          </table:table-cell>
          <table:table-cell office:value-type="float" office:value="6727029" calcext:value-type="float">
            <text:p>6727029</text:p>
          </table:table-cell>
          <table:table-cell office:value-type="float" office:value="7872114" calcext:value-type="float">
            <text:p>787211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high</text:p>
          </table:table-cell>
          <table:table-cell office:value-type="float" office:value="518135" calcext:value-type="float">
            <text:p>518135</text:p>
          </table:table-cell>
          <table:table-cell office:value-type="float" office:value="718143" calcext:value-type="float">
            <text:p>718143</text:p>
          </table:table-cell>
          <table:table-cell office:value-type="float" office:value="1555233" calcext:value-type="float">
            <text:p>1555233</text:p>
          </table:table-cell>
          <table:table-cell office:value-type="float" office:value="2510871" calcext:value-type="float">
            <text:p>2510871</text:p>
          </table:table-cell>
          <table:table-cell office:value-type="float" office:value="3563236" calcext:value-type="float">
            <text:p>3563236</text:p>
          </table:table-cell>
          <table:table-cell office:value-type="float" office:value="4737383" calcext:value-type="float">
            <text:p>4737383</text:p>
          </table:table-cell>
          <table:table-cell office:value-type="float" office:value="6047206" calcext:value-type="float">
            <text:p>6047206</text:p>
          </table:table-cell>
          <table:table-cell office:value-type="float" office:value="7439014" calcext:value-type="float">
            <text:p>7439014</text:p>
          </table:table-cell>
          <table:table-cell office:value-type="float" office:value="8868663" calcext:value-type="float">
            <text:p>8868663</text:p>
          </table:table-cell>
          <table:table-cell office:value-type="float" office:value="10328821" calcext:value-type="float">
            <text:p>1032882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low</text:p>
          </table:table-cell>
          <table:table-cell office:value-type="float" office:value="3016" calcext:value-type="float">
            <text:p>3016</text:p>
          </table:table-cell>
          <table:table-cell office:value-type="float" office:value="2364" calcext:value-type="float">
            <text:p>2364</text:p>
          </table:table-cell>
          <table:table-cell office:value-type="float" office:value="4938" calcext:value-type="float">
            <text:p>4938</text:p>
          </table:table-cell>
          <table:table-cell office:value-type="float" office:value="7786" calcext:value-type="float">
            <text:p>7786</text:p>
          </table:table-cell>
          <table:table-cell office:value-type="float" office:value="10718" calcext:value-type="float">
            <text:p>10718</text:p>
          </table:table-cell>
          <table:table-cell office:value-type="float" office:value="13663" calcext:value-type="float">
            <text:p>13663</text:p>
          </table:table-cell>
          <table:table-cell office:value-type="float" office:value="16605" calcext:value-type="float">
            <text:p>16605</text:p>
          </table:table-cell>
          <table:table-cell office:value-type="float" office:value="19566" calcext:value-type="float">
            <text:p>19566</text:p>
          </table:table-cell>
          <table:table-cell office:value-type="float" office:value="22555" calcext:value-type="float">
            <text:p>22555</text:p>
          </table:table-cell>
          <table:table-cell office:value-type="float" office:value="25582" calcext:value-type="float">
            <text:p>2558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mean</text:p>
          </table:table-cell>
          <table:table-cell office:value-type="float" office:value="3016" calcext:value-type="float">
            <text:p>3016</text:p>
          </table:table-cell>
          <table:table-cell office:value-type="float" office:value="3229" calcext:value-type="float">
            <text:p>3229</text:p>
          </table:table-cell>
          <table:table-cell office:value-type="float" office:value="6940" calcext:value-type="float">
            <text:p>6940</text:p>
          </table:table-cell>
          <table:table-cell office:value-type="float" office:value="10897" calcext:value-type="float">
            <text:p>10897</text:p>
          </table:table-cell>
          <table:table-cell office:value-type="float" office:value="14879" calcext:value-type="float">
            <text:p>14879</text:p>
          </table:table-cell>
          <table:table-cell office:value-type="float" office:value="18875" calcext:value-type="float">
            <text:p>18875</text:p>
          </table:table-cell>
          <table:table-cell office:value-type="float" office:value="22916" calcext:value-type="float">
            <text:p>22916</text:p>
          </table:table-cell>
          <table:table-cell office:value-type="float" office:value="27030" calcext:value-type="float">
            <text:p>27030</text:p>
          </table:table-cell>
          <table:table-cell office:value-type="float" office:value="31203" calcext:value-type="float">
            <text:p>31203</text:p>
          </table:table-cell>
          <table:table-cell office:value-type="float" office:value="35444" calcext:value-type="float">
            <text:p>3544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high</text:p>
          </table:table-cell>
          <table:table-cell office:value-type="float" office:value="3016" calcext:value-type="float">
            <text:p>3016</text:p>
          </table:table-cell>
          <table:table-cell office:value-type="float" office:value="4144" calcext:value-type="float">
            <text:p>4144</text:p>
          </table:table-cell>
          <table:table-cell office:value-type="float" office:value="8995" calcext:value-type="float">
            <text:p>8995</text:p>
          </table:table-cell>
          <table:table-cell office:value-type="float" office:value="14021" calcext:value-type="float">
            <text:p>14021</text:p>
          </table:table-cell>
          <table:table-cell office:value-type="float" office:value="19058" calcext:value-type="float">
            <text:p>19058</text:p>
          </table:table-cell>
          <table:table-cell office:value-type="float" office:value="24173" calcext:value-type="float">
            <text:p>24173</text:p>
          </table:table-cell>
          <table:table-cell office:value-type="float" office:value="29397" calcext:value-type="float">
            <text:p>29397</text:p>
          </table:table-cell>
          <table:table-cell office:value-type="float" office:value="34721" calcext:value-type="float">
            <text:p>34721</text:p>
          </table:table-cell>
          <table:table-cell office:value-type="float" office:value="40152" calcext:value-type="float">
            <text:p>40152</text:p>
          </table:table-cell>
          <table:table-cell office:value-type="float" office:value="45666" calcext:value-type="float">
            <text:p>4566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ow</text:p>
          </table:table-cell>
          <table:table-cell office:value-type="float" office:value="30685" calcext:value-type="float">
            <text:p>30685</text:p>
          </table:table-cell>
          <table:table-cell office:value-type="float" office:value="20337" calcext:value-type="float">
            <text:p>20337</text:p>
          </table:table-cell>
          <table:table-cell office:value-type="float" office:value="43451" calcext:value-type="float">
            <text:p>43451</text:p>
          </table:table-cell>
          <table:table-cell office:value-type="float" office:value="69679" calcext:value-type="float">
            <text:p>69679</text:p>
          </table:table-cell>
          <table:table-cell office:value-type="float" office:value="98747" calcext:value-type="float">
            <text:p>98747</text:p>
          </table:table-cell>
          <table:table-cell office:value-type="float" office:value="131433" calcext:value-type="float">
            <text:p>131433</text:p>
          </table:table-cell>
          <table:table-cell office:value-type="float" office:value="168946" calcext:value-type="float">
            <text:p>168946</text:p>
          </table:table-cell>
          <table:table-cell table:number-columns-repeated="3" office:value-type="float" office:value="201730" calcext:value-type="float">
            <text:p>20173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ean</text:p>
          </table:table-cell>
          <table:table-cell office:value-type="float" office:value="30685" calcext:value-type="float">
            <text:p>30685</text:p>
          </table:table-cell>
          <table:table-cell office:value-type="float" office:value="40362" calcext:value-type="float">
            <text:p>40362</text:p>
          </table:table-cell>
          <table:table-cell office:value-type="float" office:value="91170" calcext:value-type="float">
            <text:p>91170</text:p>
          </table:table-cell>
          <table:table-cell office:value-type="float" office:value="154295" calcext:value-type="float">
            <text:p>154295</text:p>
          </table:table-cell>
          <table:table-cell table:number-columns-repeated="6" office:value-type="float" office:value="201730" calcext:value-type="float">
            <text:p>20173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high</text:p>
          </table:table-cell>
          <table:table-cell office:value-type="float" office:value="30685" calcext:value-type="float">
            <text:p>30685</text:p>
          </table:table-cell>
          <table:table-cell office:value-type="float" office:value="62848" calcext:value-type="float">
            <text:p>62848</text:p>
          </table:table-cell>
          <table:table-cell office:value-type="float" office:value="149548" calcext:value-type="float">
            <text:p>149548</text:p>
          </table:table-cell>
          <table:table-cell table:number-columns-repeated="7" office:value-type="float" office:value="201730" calcext:value-type="float">
            <text:p>20173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low</text:p>
          </table:table-cell>
          <table:table-cell office:value-type="float" office:value="11064" calcext:value-type="float">
            <text:p>11064</text:p>
          </table:table-cell>
          <table:table-cell office:value-type="float" office:value="8921" calcext:value-type="float">
            <text:p>8921</text:p>
          </table:table-cell>
          <table:table-cell office:value-type="float" office:value="15053" calcext:value-type="float">
            <text:p>15053</text:p>
          </table:table-cell>
          <table:table-cell office:value-type="float" office:value="21594" calcext:value-type="float">
            <text:p>21594</text:p>
          </table:table-cell>
          <table:table-cell office:value-type="float" office:value="28439" calcext:value-type="float">
            <text:p>28439</text:p>
          </table:table-cell>
          <table:table-cell office:value-type="float" office:value="35681" calcext:value-type="float">
            <text:p>35681</text:p>
          </table:table-cell>
          <table:table-cell office:value-type="float" office:value="43421" calcext:value-type="float">
            <text:p>43421</text:p>
          </table:table-cell>
          <table:table-cell office:value-type="float" office:value="51507" calcext:value-type="float">
            <text:p>51507</text:p>
          </table:table-cell>
          <table:table-cell office:value-type="float" office:value="59804" calcext:value-type="float">
            <text:p>59804</text:p>
          </table:table-cell>
          <table:table-cell office:value-type="float" office:value="68256" calcext:value-type="float">
            <text:p>6825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mean</text:p>
          </table:table-cell>
          <table:table-cell office:value-type="float" office:value="11064" calcext:value-type="float">
            <text:p>11064</text:p>
          </table:table-cell>
          <table:table-cell office:value-type="float" office:value="11864" calcext:value-type="float">
            <text:p>11864</text:p>
          </table:table-cell>
          <table:table-cell office:value-type="float" office:value="21244" calcext:value-type="float">
            <text:p>21244</text:p>
          </table:table-cell>
          <table:table-cell office:value-type="float" office:value="31439" calcext:value-type="float">
            <text:p>31439</text:p>
          </table:table-cell>
          <table:table-cell office:value-type="float" office:value="42601" calcext:value-type="float">
            <text:p>42601</text:p>
          </table:table-cell>
          <table:table-cell office:value-type="float" office:value="54555" calcext:value-type="float">
            <text:p>54555</text:p>
          </table:table-cell>
          <table:table-cell office:value-type="float" office:value="66935" calcext:value-type="float">
            <text:p>66935</text:p>
          </table:table-cell>
          <table:table-cell office:value-type="float" office:value="79483" calcext:value-type="float">
            <text:p>79483</text:p>
          </table:table-cell>
          <table:table-cell office:value-type="float" office:value="92084" calcext:value-type="float">
            <text:p>92084</text:p>
          </table:table-cell>
          <table:table-cell office:value-type="float" office:value="104778" calcext:value-type="float">
            <text:p>10477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high</text:p>
          </table:table-cell>
          <table:table-cell office:value-type="float" office:value="11064" calcext:value-type="float">
            <text:p>11064</text:p>
          </table:table-cell>
          <table:table-cell office:value-type="float" office:value="14728" calcext:value-type="float">
            <text:p>14728</text:p>
          </table:table-cell>
          <table:table-cell office:value-type="float" office:value="27710" calcext:value-type="float">
            <text:p>27710</text:p>
          </table:table-cell>
          <table:table-cell office:value-type="float" office:value="42188" calcext:value-type="float">
            <text:p>42188</text:p>
          </table:table-cell>
          <table:table-cell office:value-type="float" office:value="58060" calcext:value-type="float">
            <text:p>58060</text:p>
          </table:table-cell>
          <table:table-cell office:value-type="float" office:value="74550" calcext:value-type="float">
            <text:p>74550</text:p>
          </table:table-cell>
          <table:table-cell office:value-type="float" office:value="91197" calcext:value-type="float">
            <text:p>91197</text:p>
          </table:table-cell>
          <table:table-cell office:value-type="float" office:value="107977" calcext:value-type="float">
            <text:p>107977</text:p>
          </table:table-cell>
          <table:table-cell office:value-type="float" office:value="124910" calcext:value-type="float">
            <text:p>124910</text:p>
          </table:table-cell>
          <table:table-cell office:value-type="float" office:value="142074" calcext:value-type="float">
            <text:p>14207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low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mean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high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number-columns-repeated="7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low</text:p>
          </table:table-cell>
          <table:table-cell office:value-type="float" office:value="28186" calcext:value-type="float">
            <text:p>28186</text:p>
          </table:table-cell>
          <table:table-cell office:value-type="float" office:value="19257" calcext:value-type="float">
            <text:p>19257</text:p>
          </table:table-cell>
          <table:table-cell office:value-type="float" office:value="37729" calcext:value-type="float">
            <text:p>37729</text:p>
          </table:table-cell>
          <table:table-cell office:value-type="float" office:value="58204" calcext:value-type="float">
            <text:p>58204</text:p>
          </table:table-cell>
          <table:table-cell office:value-type="float" office:value="83421" calcext:value-type="float">
            <text:p>83421</text:p>
          </table:table-cell>
          <table:table-cell office:value-type="float" office:value="149664" calcext:value-type="float">
            <text:p>149664</text:p>
          </table:table-cell>
          <table:table-cell table:number-columns-repeated="4" office:value-type="float" office:value="185303" calcext:value-type="float">
            <text:p>1853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mean</text:p>
          </table:table-cell>
          <table:table-cell office:value-type="float" office:value="28186" calcext:value-type="float">
            <text:p>28186</text:p>
          </table:table-cell>
          <table:table-cell office:value-type="float" office:value="33417" calcext:value-type="float">
            <text:p>33417</text:p>
          </table:table-cell>
          <table:table-cell office:value-type="float" office:value="70498" calcext:value-type="float">
            <text:p>70498</text:p>
          </table:table-cell>
          <table:table-cell office:value-type="float" office:value="177804" calcext:value-type="float">
            <text:p>177804</text:p>
          </table:table-cell>
          <table:table-cell table:number-columns-repeated="6" office:value-type="float" office:value="185303" calcext:value-type="float">
            <text:p>1853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high</text:p>
          </table:table-cell>
          <table:table-cell office:value-type="float" office:value="28186" calcext:value-type="float">
            <text:p>28186</text:p>
          </table:table-cell>
          <table:table-cell office:value-type="float" office:value="48258" calcext:value-type="float">
            <text:p>48258</text:p>
          </table:table-cell>
          <table:table-cell office:value-type="float" office:value="156146" calcext:value-type="float">
            <text:p>156146</text:p>
          </table:table-cell>
          <table:table-cell table:number-columns-repeated="7" office:value-type="float" office:value="185303" calcext:value-type="float">
            <text:p>1853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low</text:p>
          </table:table-cell>
          <table:table-cell office:value-type="float" office:value="13132" calcext:value-type="float">
            <text:p>13132</text:p>
          </table:table-cell>
          <table:table-cell office:value-type="float" office:value="11357" calcext:value-type="float">
            <text:p>11357</text:p>
          </table:table-cell>
          <table:table-cell office:value-type="float" office:value="25738" calcext:value-type="float">
            <text:p>25738</text:p>
          </table:table-cell>
          <table:table-cell table:number-columns-repeated="7" office:value-type="float" office:value="53254" calcext:value-type="float">
            <text:p>5325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mean</text:p>
          </table:table-cell>
          <table:table-cell office:value-type="float" office:value="13132" calcext:value-type="float">
            <text:p>13132</text:p>
          </table:table-cell>
          <table:table-cell office:value-type="float" office:value="15648" calcext:value-type="float">
            <text:p>15648</text:p>
          </table:table-cell>
          <table:table-cell office:value-type="float" office:value="39787" calcext:value-type="float">
            <text:p>39787</text:p>
          </table:table-cell>
          <table:table-cell table:number-columns-repeated="7" office:value-type="float" office:value="53254" calcext:value-type="float">
            <text:p>5325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high</text:p>
          </table:table-cell>
          <table:table-cell office:value-type="float" office:value="13132" calcext:value-type="float">
            <text:p>13132</text:p>
          </table:table-cell>
          <table:table-cell office:value-type="float" office:value="20277" calcext:value-type="float">
            <text:p>20277</text:p>
          </table:table-cell>
          <table:table-cell table:number-columns-repeated="8" office:value-type="float" office:value="53254" calcext:value-type="float">
            <text:p>5325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low</text:p>
          </table:table-cell>
          <table:table-cell office:value-type="float" office:value="727" calcext:value-type="float">
            <text:p>727</text:p>
          </table:table-cell>
          <table:table-cell office:value-type="float" office:value="502" calcext:value-type="float">
            <text:p>502</text:p>
          </table:table-cell>
          <table:table-cell office:value-type="float" office:value="942" calcext:value-type="float">
            <text:p>942</text:p>
          </table:table-cell>
          <table:table-cell office:value-type="float" office:value="1373" calcext:value-type="float">
            <text:p>1373</text:p>
          </table:table-cell>
          <table:table-cell office:value-type="float" office:value="1815" calcext:value-type="float">
            <text:p>1815</text:p>
          </table:table-cell>
          <table:table-cell office:value-type="float" office:value="2286" calcext:value-type="float">
            <text:p>2286</text:p>
          </table:table-cell>
          <table:table-cell office:value-type="float" office:value="2803" calcext:value-type="float">
            <text:p>2803</text:p>
          </table:table-cell>
          <table:table-cell office:value-type="float" office:value="3399" calcext:value-type="float">
            <text:p>3399</text:p>
          </table:table-cell>
          <table:table-cell table:number-columns-repeated="2" office:value-type="float" office:value="3504" calcext:value-type="float">
            <text:p>350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mean</text:p>
          </table:table-cell>
          <table:table-cell office:value-type="float" office:value="727" calcext:value-type="float">
            <text:p>727</text:p>
          </table:table-cell>
          <table:table-cell office:value-type="float" office:value="659" calcext:value-type="float">
            <text:p>659</text:p>
          </table:table-cell>
          <table:table-cell office:value-type="float" office:value="1241" calcext:value-type="float">
            <text:p>1241</text:p>
          </table:table-cell>
          <table:table-cell office:value-type="float" office:value="1835" calcext:value-type="float">
            <text:p>1835</text:p>
          </table:table-cell>
          <table:table-cell office:value-type="float" office:value="2480" calcext:value-type="float">
            <text:p>2480</text:p>
          </table:table-cell>
          <table:table-cell office:value-type="float" office:value="3233" calcext:value-type="float">
            <text:p>3233</text:p>
          </table:table-cell>
          <table:table-cell table:number-columns-repeated="4" office:value-type="float" office:value="3504" calcext:value-type="float">
            <text:p>350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high</text:p>
          </table:table-cell>
          <table:table-cell office:value-type="float" office:value="727" calcext:value-type="float">
            <text:p>727</text:p>
          </table:table-cell>
          <table:table-cell office:value-type="float" office:value="808" calcext:value-type="float">
            <text:p>808</text:p>
          </table:table-cell>
          <table:table-cell office:value-type="float" office:value="1546" calcext:value-type="float">
            <text:p>1546</text:p>
          </table:table-cell>
          <table:table-cell office:value-type="float" office:value="2326" calcext:value-type="float">
            <text:p>2326</text:p>
          </table:table-cell>
          <table:table-cell office:value-type="float" office:value="3259" calcext:value-type="float">
            <text:p>3259</text:p>
          </table:table-cell>
          <table:table-cell table:number-columns-repeated="5" office:value-type="float" office:value="3504" calcext:value-type="float">
            <text:p>350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low</text:p>
          </table:table-cell>
          <table:table-cell office:value-type="float" office:value="95269" calcext:value-type="float">
            <text:p>95269</text:p>
          </table:table-cell>
          <table:table-cell office:value-type="float" office:value="53746" calcext:value-type="float">
            <text:p>53746</text:p>
          </table:table-cell>
          <table:table-cell office:value-type="float" office:value="116705" calcext:value-type="float">
            <text:p>116705</text:p>
          </table:table-cell>
          <table:table-cell table:number-columns-repeated="7" office:value-type="float" office:value="232466" calcext:value-type="float">
            <text:p>23246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mean</text:p>
          </table:table-cell>
          <table:table-cell office:value-type="float" office:value="95269" calcext:value-type="float">
            <text:p>95269</text:p>
          </table:table-cell>
          <table:table-cell office:value-type="float" office:value="84718" calcext:value-type="float">
            <text:p>84718</text:p>
          </table:table-cell>
          <table:table-cell table:number-columns-repeated="8" office:value-type="float" office:value="232466" calcext:value-type="float">
            <text:p>23246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high</text:p>
          </table:table-cell>
          <table:table-cell office:value-type="float" office:value="95269" calcext:value-type="float">
            <text:p>95269</text:p>
          </table:table-cell>
          <table:table-cell office:value-type="float" office:value="121581" calcext:value-type="float">
            <text:p>121581</text:p>
          </table:table-cell>
          <table:table-cell table:number-columns-repeated="8" office:value-type="float" office:value="232466" calcext:value-type="float">
            <text:p>23246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low</text:p>
          </table:table-cell>
          <table:table-cell office:value-type="float" office:value="5249" calcext:value-type="float">
            <text:p>5249</text:p>
          </table:table-cell>
          <table:table-cell office:value-type="float" office:value="2585" calcext:value-type="float">
            <text:p>2585</text:p>
          </table:table-cell>
          <table:table-cell office:value-type="float" office:value="5380" calcext:value-type="float">
            <text:p>5380</text:p>
          </table:table-cell>
          <table:table-cell office:value-type="float" office:value="8258" calcext:value-type="float">
            <text:p>8258</text:p>
          </table:table-cell>
          <table:table-cell office:value-type="float" office:value="11246" calcext:value-type="float">
            <text:p>11246</text:p>
          </table:table-cell>
          <table:table-cell office:value-type="float" office:value="14411" calcext:value-type="float">
            <text:p>14411</text:p>
          </table:table-cell>
          <table:table-cell office:value-type="float" office:value="17689" calcext:value-type="float">
            <text:p>17689</text:p>
          </table:table-cell>
          <table:table-cell office:value-type="float" office:value="21099" calcext:value-type="float">
            <text:p>21099</text:p>
          </table:table-cell>
          <table:table-cell office:value-type="float" office:value="24660" calcext:value-type="float">
            <text:p>24660</text:p>
          </table:table-cell>
          <table:table-cell office:value-type="float" office:value="28467" calcext:value-type="float">
            <text:p>2846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ean</text:p>
          </table:table-cell>
          <table:table-cell office:value-type="float" office:value="5249" calcext:value-type="float">
            <text:p>5249</text:p>
          </table:table-cell>
          <table:table-cell office:value-type="float" office:value="6580" calcext:value-type="float">
            <text:p>6580</text:p>
          </table:table-cell>
          <table:table-cell office:value-type="float" office:value="13922" calcext:value-type="float">
            <text:p>13922</text:p>
          </table:table-cell>
          <table:table-cell office:value-type="float" office:value="22057" calcext:value-type="float">
            <text:p>22057</text:p>
          </table:table-cell>
          <table:table-cell office:value-type="float" office:value="31268" calcext:value-type="float">
            <text:p>31268</text:p>
          </table:table-cell>
          <table:table-cell office:value-type="float" office:value="41834" calcext:value-type="float">
            <text:p>41834</text:p>
          </table:table-cell>
          <table:table-cell office:value-type="float" office:value="54204" calcext:value-type="float">
            <text:p>54204</text:p>
          </table:table-cell>
          <table:table-cell table:number-columns-repeated="3" office:value-type="float" office:value="57392" calcext:value-type="float">
            <text:p>5739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high</text:p>
          </table:table-cell>
          <table:table-cell office:value-type="float" office:value="5249" calcext:value-type="float">
            <text:p>5249</text:p>
          </table:table-cell>
          <table:table-cell office:value-type="float" office:value="10783" calcext:value-type="float">
            <text:p>10783</text:p>
          </table:table-cell>
          <table:table-cell office:value-type="float" office:value="23555" calcext:value-type="float">
            <text:p>23555</text:p>
          </table:table-cell>
          <table:table-cell office:value-type="float" office:value="39219" calcext:value-type="float">
            <text:p>39219</text:p>
          </table:table-cell>
          <table:table-cell table:number-columns-repeated="6" office:value-type="float" office:value="57392" calcext:value-type="float">
            <text:p>5739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ow</text:p>
          </table:table-cell>
          <table:table-cell office:value-type="float" office:value="50841" calcext:value-type="float">
            <text:p>50841</text:p>
          </table:table-cell>
          <table:table-cell office:value-type="float" office:value="35167" calcext:value-type="float">
            <text:p>35167</text:p>
          </table:table-cell>
          <table:table-cell office:value-type="float" office:value="70184" calcext:value-type="float">
            <text:p>70184</text:p>
          </table:table-cell>
          <table:table-cell office:value-type="float" office:value="109943" calcext:value-type="float">
            <text:p>109943</text:p>
          </table:table-cell>
          <table:table-cell office:value-type="float" office:value="157834" calcext:value-type="float">
            <text:p>157834</text:p>
          </table:table-cell>
          <table:table-cell office:value-type="float" office:value="213451" calcext:value-type="float">
            <text:p>213451</text:p>
          </table:table-cell>
          <table:table-cell office:value-type="float" office:value="276917" calcext:value-type="float">
            <text:p>276917</text:p>
          </table:table-cell>
          <table:table-cell office:value-type="float" office:value="348936" calcext:value-type="float">
            <text:p>348936</text:p>
          </table:table-cell>
          <table:table-cell office:value-type="float" office:value="428747" calcext:value-type="float">
            <text:p>428747</text:p>
          </table:table-cell>
          <table:table-cell office:value-type="float" office:value="514749" calcext:value-type="float">
            <text:p>5147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mean</text:p>
          </table:table-cell>
          <table:table-cell office:value-type="float" office:value="50841" calcext:value-type="float">
            <text:p>50841</text:p>
          </table:table-cell>
          <table:table-cell office:value-type="float" office:value="46783" calcext:value-type="float">
            <text:p>46783</text:p>
          </table:table-cell>
          <table:table-cell office:value-type="float" office:value="95859" calcext:value-type="float">
            <text:p>95859</text:p>
          </table:table-cell>
          <table:table-cell office:value-type="float" office:value="157890" calcext:value-type="float">
            <text:p>157890</text:p>
          </table:table-cell>
          <table:table-cell office:value-type="float" office:value="233721" calcext:value-type="float">
            <text:p>233721</text:p>
          </table:table-cell>
          <table:table-cell office:value-type="float" office:value="324130" calcext:value-type="float">
            <text:p>324130</text:p>
          </table:table-cell>
          <table:table-cell office:value-type="float" office:value="428921" calcext:value-type="float">
            <text:p>428921</text:p>
          </table:table-cell>
          <table:table-cell office:value-type="float" office:value="544642" calcext:value-type="float">
            <text:p>544642</text:p>
          </table:table-cell>
          <table:table-cell office:value-type="float" office:value="667355" calcext:value-type="float">
            <text:p>667355</text:p>
          </table:table-cell>
          <table:table-cell office:value-type="float" office:value="795945" calcext:value-type="float">
            <text:p>79594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high</text:p>
          </table:table-cell>
          <table:table-cell office:value-type="float" office:value="50841" calcext:value-type="float">
            <text:p>50841</text:p>
          </table:table-cell>
          <table:table-cell office:value-type="float" office:value="58357" calcext:value-type="float">
            <text:p>58357</text:p>
          </table:table-cell>
          <table:table-cell office:value-type="float" office:value="125039" calcext:value-type="float">
            <text:p>125039</text:p>
          </table:table-cell>
          <table:table-cell office:value-type="float" office:value="213583" calcext:value-type="float">
            <text:p>213583</text:p>
          </table:table-cell>
          <table:table-cell office:value-type="float" office:value="324218" calcext:value-type="float">
            <text:p>324218</text:p>
          </table:table-cell>
          <table:table-cell office:value-type="float" office:value="457190" calcext:value-type="float">
            <text:p>457190</text:p>
          </table:table-cell>
          <table:table-cell office:value-type="float" office:value="605347" calcext:value-type="float">
            <text:p>605347</text:p>
          </table:table-cell>
          <table:table-cell office:value-type="float" office:value="763710" calcext:value-type="float">
            <text:p>763710</text:p>
          </table:table-cell>
          <table:table-cell office:value-type="float" office:value="901493" calcext:value-type="float">
            <text:p>901493</text:p>
          </table:table-cell>
          <table:table-cell office:value-type="float" office:value="1011995" calcext:value-type="float">
            <text:p>101199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low</text:p>
          </table:table-cell>
          <table:table-cell office:value-type="float" office:value="78168" calcext:value-type="float">
            <text:p>78168</text:p>
          </table:table-cell>
          <table:table-cell office:value-type="float" office:value="55512" calcext:value-type="float">
            <text:p>55512</text:p>
          </table:table-cell>
          <table:table-cell office:value-type="float" office:value="115534" calcext:value-type="float">
            <text:p>115534</text:p>
          </table:table-cell>
          <table:table-cell office:value-type="float" office:value="182460" calcext:value-type="float">
            <text:p>182460</text:p>
          </table:table-cell>
          <table:table-cell office:value-type="float" office:value="256077" calcext:value-type="float">
            <text:p>256077</text:p>
          </table:table-cell>
          <table:table-cell office:value-type="float" office:value="336522" calcext:value-type="float">
            <text:p>336522</text:p>
          </table:table-cell>
          <table:table-cell office:value-type="float" office:value="422724" calcext:value-type="float">
            <text:p>422724</text:p>
          </table:table-cell>
          <table:table-cell table:number-columns-repeated="3" office:value-type="float" office:value="499865" calcext:value-type="float">
            <text:p>4998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ean</text:p>
          </table:table-cell>
          <table:table-cell office:value-type="float" office:value="78168" calcext:value-type="float">
            <text:p>78168</text:p>
          </table:table-cell>
          <table:table-cell office:value-type="float" office:value="81751" calcext:value-type="float">
            <text:p>81751</text:p>
          </table:table-cell>
          <table:table-cell office:value-type="float" office:value="175677" calcext:value-type="float">
            <text:p>175677</text:p>
          </table:table-cell>
          <table:table-cell office:value-type="float" office:value="283857" calcext:value-type="float">
            <text:p>283857</text:p>
          </table:table-cell>
          <table:table-cell office:value-type="float" office:value="405614" calcext:value-type="float">
            <text:p>405614</text:p>
          </table:table-cell>
          <table:table-cell table:number-columns-repeated="5" office:value-type="float" office:value="499865" calcext:value-type="float">
            <text:p>4998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high</text:p>
          </table:table-cell>
          <table:table-cell office:value-type="float" office:value="78168" calcext:value-type="float">
            <text:p>78168</text:p>
          </table:table-cell>
          <table:table-cell office:value-type="float" office:value="109366" calcext:value-type="float">
            <text:p>109366</text:p>
          </table:table-cell>
          <table:table-cell office:value-type="float" office:value="241209" calcext:value-type="float">
            <text:p>241209</text:p>
          </table:table-cell>
          <table:table-cell office:value-type="float" office:value="397122" calcext:value-type="float">
            <text:p>397122</text:p>
          </table:table-cell>
          <table:table-cell table:number-columns-repeated="6" office:value-type="float" office:value="499865" calcext:value-type="float">
            <text:p>49986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low</text:p>
          </table:table-cell>
          <table:table-cell office:value-type="float" office:value="1935" calcext:value-type="float">
            <text:p>1935</text:p>
          </table:table-cell>
          <table:table-cell office:value-type="float" office:value="1205" calcext:value-type="float">
            <text:p>1205</text:p>
          </table:table-cell>
          <table:table-cell office:value-type="float" office:value="2402" calcext:value-type="float">
            <text:p>2402</text:p>
          </table:table-cell>
          <table:table-cell table:number-columns-repeated="7" office:value-type="float" office:value="2424" calcext:value-type="float">
            <text:p>242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ean</text:p>
          </table:table-cell>
          <table:table-cell office:value-type="float" office:value="1935" calcext:value-type="float">
            <text:p>1935</text:p>
          </table:table-cell>
          <table:table-cell office:value-type="float" office:value="2055" calcext:value-type="float">
            <text:p>2055</text:p>
          </table:table-cell>
          <table:table-cell table:number-columns-repeated="8" office:value-type="float" office:value="2424" calcext:value-type="float">
            <text:p>242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high</text:p>
          </table:table-cell>
          <table:table-cell office:value-type="float" office:value="1935" calcext:value-type="float">
            <text:p>1935</text:p>
          </table:table-cell>
          <table:table-cell table:number-columns-repeated="9" office:value-type="float" office:value="2424" calcext:value-type="float">
            <text:p>242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low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ean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high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low</text:p>
          </table:table-cell>
          <table:table-cell office:value-type="float" office:value="242" calcext:value-type="float">
            <text:p>242</text:p>
          </table:table-cell>
          <table:table-cell office:value-type="float" office:value="69" calcext:value-type="float">
            <text:p>69</text:p>
          </table:table-cell>
          <table:table-cell office:value-type="float" office:value="156" calcext:value-type="float">
            <text:p>156</text:p>
          </table:table-cell>
          <table:table-cell office:value-type="float" office:value="235" calcext:value-type="float">
            <text:p>235</text:p>
          </table:table-cell>
          <table:table-cell office:value-type="float" office:value="313" calcext:value-type="float">
            <text:p>313</text:p>
          </table:table-cell>
          <table:table-cell office:value-type="float" office:value="395" calcext:value-type="float">
            <text:p>395</text:p>
          </table:table-cell>
          <table:table-cell office:value-type="float" office:value="477" calcext:value-type="float">
            <text:p>477</text:p>
          </table:table-cell>
          <table:table-cell office:value-type="float" office:value="551" calcext:value-type="float">
            <text:p>551</text:p>
          </table:table-cell>
          <table:table-cell office:value-type="float" office:value="644" calcext:value-type="float">
            <text:p>644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mean</text:p>
          </table:table-cell>
          <table:table-cell office:value-type="float" office:value="242" calcext:value-type="float">
            <text:p>242</text:p>
          </table:table-cell>
          <table:table-cell office:value-type="float" office:value="269" calcext:value-type="float">
            <text:p>269</text:p>
          </table:table-cell>
          <table:table-cell office:value-type="float" office:value="544" calcext:value-type="float">
            <text:p>544</text:p>
          </table:table-cell>
          <table:table-cell table:number-columns-repeated="7"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high</text:p>
          </table:table-cell>
          <table:table-cell office:value-type="float" office:value="242" calcext:value-type="float">
            <text:p>242</text:p>
          </table:table-cell>
          <table:table-cell office:value-type="float" office:value="469" calcext:value-type="float">
            <text:p>469</text:p>
          </table:table-cell>
          <table:table-cell table:number-columns-repeated="8"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low</text:p>
          </table:table-cell>
          <table:table-cell office:value-type="float" office:value="27239" calcext:value-type="float">
            <text:p>27239</text:p>
          </table:table-cell>
          <table:table-cell office:value-type="float" office:value="18405" calcext:value-type="float">
            <text:p>18405</text:p>
          </table:table-cell>
          <table:table-cell office:value-type="float" office:value="39459" calcext:value-type="float">
            <text:p>39459</text:p>
          </table:table-cell>
          <table:table-cell office:value-type="float" office:value="63404" calcext:value-type="float">
            <text:p>63404</text:p>
          </table:table-cell>
          <table:table-cell office:value-type="float" office:value="90380" calcext:value-type="float">
            <text:p>90380</text:p>
          </table:table-cell>
          <table:table-cell office:value-type="float" office:value="122013" calcext:value-type="float">
            <text:p>122013</text:p>
          </table:table-cell>
          <table:table-cell office:value-type="float" office:value="156244" calcext:value-type="float">
            <text:p>156244</text:p>
          </table:table-cell>
          <table:table-cell office:value-type="float" office:value="190640" calcext:value-type="float">
            <text:p>190640</text:p>
          </table:table-cell>
          <table:table-cell office:value-type="float" office:value="227553" calcext:value-type="float">
            <text:p>227553</text:p>
          </table:table-cell>
          <table:table-cell office:value-type="float" office:value="283363" calcext:value-type="float">
            <text:p>28336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mean</text:p>
          </table:table-cell>
          <table:table-cell office:value-type="float" office:value="27239" calcext:value-type="float">
            <text:p>27239</text:p>
          </table:table-cell>
          <table:table-cell office:value-type="float" office:value="28994" calcext:value-type="float">
            <text:p>28994</text:p>
          </table:table-cell>
          <table:table-cell office:value-type="float" office:value="64634" calcext:value-type="float">
            <text:p>64634</text:p>
          </table:table-cell>
          <table:table-cell office:value-type="float" office:value="107734" calcext:value-type="float">
            <text:p>107734</text:p>
          </table:table-cell>
          <table:table-cell office:value-type="float" office:value="159500" calcext:value-type="float">
            <text:p>159500</text:p>
          </table:table-cell>
          <table:table-cell office:value-type="float" office:value="212788" calcext:value-type="float">
            <text:p>212788</text:p>
          </table:table-cell>
          <table:table-cell office:value-type="float" office:value="296124" calcext:value-type="float">
            <text:p>296124</text:p>
          </table:table-cell>
          <table:table-cell table:number-columns-repeated="3" office:value-type="float" office:value="310869" calcext:value-type="float">
            <text:p>3108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high</text:p>
          </table:table-cell>
          <table:table-cell office:value-type="float" office:value="27239" calcext:value-type="float">
            <text:p>27239</text:p>
          </table:table-cell>
          <table:table-cell office:value-type="float" office:value="40551" calcext:value-type="float">
            <text:p>40551</text:p>
          </table:table-cell>
          <table:table-cell office:value-type="float" office:value="93144" calcext:value-type="float">
            <text:p>93144</text:p>
          </table:table-cell>
          <table:table-cell office:value-type="float" office:value="161123" calcext:value-type="float">
            <text:p>161123</text:p>
          </table:table-cell>
          <table:table-cell office:value-type="float" office:value="235600" calcext:value-type="float">
            <text:p>235600</text:p>
          </table:table-cell>
          <table:table-cell table:number-columns-repeated="5" office:value-type="float" office:value="310869" calcext:value-type="float">
            <text:p>3108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low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mean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high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low</text:p>
          </table:table-cell>
          <table:table-cell office:value-type="float" office:value="551" calcext:value-type="float">
            <text:p>551</text:p>
          </table:table-cell>
          <table:table-cell office:value-type="float" office:value="200" calcext:value-type="float">
            <text:p>200</text:p>
          </table:table-cell>
          <table:table-cell office:value-type="float" office:value="405" calcext:value-type="float">
            <text:p>405</text:p>
          </table:table-cell>
          <table:table-cell office:value-type="float" office:value="769" calcext:value-type="float">
            <text:p>769</text:p>
          </table:table-cell>
          <table:table-cell office:value-type="float" office:value="1634" calcext:value-type="float">
            <text:p>1634</text:p>
          </table:table-cell>
          <table:table-cell office:value-type="float" office:value="2773" calcext:value-type="float">
            <text:p>2773</text:p>
          </table:table-cell>
          <table:table-cell office:value-type="float" office:value="4060" calcext:value-type="float">
            <text:p>4060</text:p>
          </table:table-cell>
          <table:table-cell office:value-type="float" office:value="5464" calcext:value-type="float">
            <text:p>5464</text:p>
          </table:table-cell>
          <table:table-cell office:value-type="float" office:value="6886" calcext:value-type="float">
            <text:p>6886</text:p>
          </table:table-cell>
          <table:table-cell office:value-type="float" office:value="7863" calcext:value-type="float">
            <text:p>786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ean</text:p>
          </table:table-cell>
          <table:table-cell office:value-type="float" office:value="551" calcext:value-type="float">
            <text:p>551</text:p>
          </table:table-cell>
          <table:table-cell office:value-type="float" office:value="599" calcext:value-type="float">
            <text:p>599</text:p>
          </table:table-cell>
          <table:table-cell office:value-type="float" office:value="3146" calcext:value-type="float">
            <text:p>3146</text:p>
          </table:table-cell>
          <table:table-cell office:value-type="float" office:value="6886" calcext:value-type="float">
            <text:p>6886</text:p>
          </table:table-cell>
          <table:table-cell table:number-columns-repeated="6" office:value-type="float" office:value="13964" calcext:value-type="float">
            <text:p>139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high</text:p>
          </table:table-cell>
          <table:table-cell office:value-type="float" office:value="551" calcext:value-type="float">
            <text:p>551</text:p>
          </table:table-cell>
          <table:table-cell office:value-type="float" office:value="1956" calcext:value-type="float">
            <text:p>1956</text:p>
          </table:table-cell>
          <table:table-cell office:value-type="float" office:value="7863" calcext:value-type="float">
            <text:p>7863</text:p>
          </table:table-cell>
          <table:table-cell table:number-columns-repeated="7" office:value-type="float" office:value="13964" calcext:value-type="float">
            <text:p>139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low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ean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187" calcext:value-type="float">
            <text:p>187</text:p>
          </table:table-cell>
          <table:table-cell office:value-type="float" office:value="288" calcext:value-type="float">
            <text:p>288</text:p>
          </table:table-cell>
          <table:table-cell office:value-type="float" office:value="396" calcext:value-type="float">
            <text:p>396</text:p>
          </table:table-cell>
          <table:table-cell office:value-type="float" office:value="520" calcext:value-type="float">
            <text:p>520</text:p>
          </table:table-cell>
          <table:table-cell office:value-type="float" office:value="662" calcext:value-type="float">
            <text:p>662</text:p>
          </table:table-cell>
          <table:table-cell table:number-columns-repeated="3"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185" calcext:value-type="float">
            <text:p>185</text:p>
          </table:table-cell>
          <table:table-cell office:value-type="float" office:value="391" calcext:value-type="float">
            <text:p>391</text:p>
          </table:table-cell>
          <table:table-cell office:value-type="float" office:value="652" calcext:value-type="float">
            <text:p>652</text:p>
          </table:table-cell>
          <table:table-cell table:number-columns-repeated="6"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low</text:p>
          </table:table-cell>
          <table:table-cell office:value-type="float" office:value="32294" calcext:value-type="float">
            <text:p>32294</text:p>
          </table:table-cell>
          <table:table-cell office:value-type="float" office:value="27981" calcext:value-type="float">
            <text:p>27981</text:p>
          </table:table-cell>
          <table:table-cell office:value-type="float" office:value="56131" calcext:value-type="float">
            <text:p>56131</text:p>
          </table:table-cell>
          <table:table-cell table:number-columns-repeated="7" office:value-type="float" office:value="83426" calcext:value-type="float">
            <text:p>834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mean</text:p>
          </table:table-cell>
          <table:table-cell office:value-type="float" office:value="32294" calcext:value-type="float">
            <text:p>32294</text:p>
          </table:table-cell>
          <table:table-cell office:value-type="float" office:value="39329" calcext:value-type="float">
            <text:p>39329</text:p>
          </table:table-cell>
          <table:table-cell table:number-columns-repeated="8" office:value-type="float" office:value="83426" calcext:value-type="float">
            <text:p>834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high</text:p>
          </table:table-cell>
          <table:table-cell office:value-type="float" office:value="32294" calcext:value-type="float">
            <text:p>32294</text:p>
          </table:table-cell>
          <table:table-cell office:value-type="float" office:value="51288" calcext:value-type="float">
            <text:p>51288</text:p>
          </table:table-cell>
          <table:table-cell table:number-columns-repeated="8" office:value-type="float" office:value="83426" calcext:value-type="float">
            <text:p>8342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ow</text:p>
          </table:table-cell>
          <table:table-cell office:value-type="float" office:value="847" calcext:value-type="float">
            <text:p>847</text:p>
          </table:table-cell>
          <table:table-cell office:value-type="float" office:value="276" calcext:value-type="float">
            <text:p>276</text:p>
          </table:table-cell>
          <table:table-cell office:value-type="float" office:value="649" calcext:value-type="float">
            <text:p>649</text:p>
          </table:table-cell>
          <table:table-cell office:value-type="float" office:value="1329" calcext:value-type="float">
            <text:p>1329</text:p>
          </table:table-cell>
          <table:table-cell office:value-type="float" office:value="2133" calcext:value-type="float">
            <text:p>2133</text:p>
          </table:table-cell>
          <table:table-cell table:number-columns-repeated="5" office:value-type="float" office:value="2405" calcext:value-type="float">
            <text:p>24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ean</text:p>
          </table:table-cell>
          <table:table-cell office:value-type="float" office:value="847" calcext:value-type="float">
            <text:p>847</text:p>
          </table:table-cell>
          <table:table-cell office:value-type="float" office:value="454" calcext:value-type="float">
            <text:p>454</text:p>
          </table:table-cell>
          <table:table-cell office:value-type="float" office:value="1404" calcext:value-type="float">
            <text:p>1404</text:p>
          </table:table-cell>
          <table:table-cell table:number-columns-repeated="7" office:value-type="float" office:value="2405" calcext:value-type="float">
            <text:p>24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high</text:p>
          </table:table-cell>
          <table:table-cell office:value-type="float" office:value="847" calcext:value-type="float">
            <text:p>847</text:p>
          </table:table-cell>
          <table:table-cell office:value-type="float" office:value="707" calcext:value-type="float">
            <text:p>707</text:p>
          </table:table-cell>
          <table:table-cell office:value-type="float" office:value="2361" calcext:value-type="float">
            <text:p>2361</text:p>
          </table:table-cell>
          <table:table-cell table:number-columns-repeated="7" office:value-type="float" office:value="2405" calcext:value-type="float">
            <text:p>24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low</text:p>
          </table:table-cell>
          <table:table-cell office:value-type="float" office:value="3778" calcext:value-type="float">
            <text:p>3778</text:p>
          </table:table-cell>
          <table:table-cell office:value-type="float" office:value="2363" calcext:value-type="float">
            <text:p>2363</text:p>
          </table:table-cell>
          <table:table-cell office:value-type="float" office:value="5077" calcext:value-type="float">
            <text:p>5077</text:p>
          </table:table-cell>
          <table:table-cell office:value-type="float" office:value="8102" calcext:value-type="float">
            <text:p>8102</text:p>
          </table:table-cell>
          <table:table-cell office:value-type="float" office:value="11438" calcext:value-type="float">
            <text:p>11438</text:p>
          </table:table-cell>
          <table:table-cell office:value-type="float" office:value="15058" calcext:value-type="float">
            <text:p>15058</text:p>
          </table:table-cell>
          <table:table-cell office:value-type="float" office:value="18884" calcext:value-type="float">
            <text:p>18884</text:p>
          </table:table-cell>
          <table:table-cell office:value-type="float" office:value="22959" calcext:value-type="float">
            <text:p>22959</text:p>
          </table:table-cell>
          <table:table-cell office:value-type="float" office:value="27352" calcext:value-type="float">
            <text:p>27352</text:p>
          </table:table-cell>
          <table:table-cell office:value-type="float" office:value="32115" calcext:value-type="float">
            <text:p>3211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mean</text:p>
          </table:table-cell>
          <table:table-cell office:value-type="float" office:value="3778" calcext:value-type="float">
            <text:p>3778</text:p>
          </table:table-cell>
          <table:table-cell office:value-type="float" office:value="4041" calcext:value-type="float">
            <text:p>4041</text:p>
          </table:table-cell>
          <table:table-cell office:value-type="float" office:value="8922" calcext:value-type="float">
            <text:p>8922</text:p>
          </table:table-cell>
          <table:table-cell office:value-type="float" office:value="14610" calcext:value-type="float">
            <text:p>14610</text:p>
          </table:table-cell>
          <table:table-cell office:value-type="float" office:value="20912" calcext:value-type="float">
            <text:p>20912</text:p>
          </table:table-cell>
          <table:table-cell office:value-type="float" office:value="27954" calcext:value-type="float">
            <text:p>27954</text:p>
          </table:table-cell>
          <table:table-cell office:value-type="float" office:value="35950" calcext:value-type="float">
            <text:p>35950</text:p>
          </table:table-cell>
          <table:table-cell office:value-type="float" office:value="44797" calcext:value-type="float">
            <text:p>44797</text:p>
          </table:table-cell>
          <table:table-cell office:value-type="float" office:value="54386" calcext:value-type="float">
            <text:p>54386</text:p>
          </table:table-cell>
          <table:table-cell office:value-type="float" office:value="64815" calcext:value-type="float">
            <text:p>6481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high</text:p>
          </table:table-cell>
          <table:table-cell office:value-type="float" office:value="3778" calcext:value-type="float">
            <text:p>3778</text:p>
          </table:table-cell>
          <table:table-cell office:value-type="float" office:value="5797" calcext:value-type="float">
            <text:p>5797</text:p>
          </table:table-cell>
          <table:table-cell office:value-type="float" office:value="13244" calcext:value-type="float">
            <text:p>13244</text:p>
          </table:table-cell>
          <table:table-cell office:value-type="float" office:value="21945" calcext:value-type="float">
            <text:p>21945</text:p>
          </table:table-cell>
          <table:table-cell office:value-type="float" office:value="32159" calcext:value-type="float">
            <text:p>32159</text:p>
          </table:table-cell>
          <table:table-cell office:value-type="float" office:value="44105" calcext:value-type="float">
            <text:p>44105</text:p>
          </table:table-cell>
          <table:table-cell office:value-type="float" office:value="57502" calcext:value-type="float">
            <text:p>57502</text:p>
          </table:table-cell>
          <table:table-cell office:value-type="float" office:value="70789" calcext:value-type="float">
            <text:p>70789</text:p>
          </table:table-cell>
          <table:table-cell table:number-columns-repeated="2" office:value-type="float" office:value="78269" calcext:value-type="float">
            <text:p>782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low</text:p>
          </table:table-cell>
          <table:table-cell office:value-type="float" office:value="519" calcext:value-type="float">
            <text:p>519</text:p>
          </table:table-cell>
          <table:table-cell office:value-type="float" office:value="310" calcext:value-type="float">
            <text:p>310</text:p>
          </table:table-cell>
          <table:table-cell office:value-type="float" office:value="649" calcext:value-type="float">
            <text:p>649</text:p>
          </table:table-cell>
          <table:table-cell office:value-type="float" office:value="1045" calcext:value-type="float">
            <text:p>1045</text:p>
          </table:table-cell>
          <table:table-cell table:number-columns-repeated="6"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mean</text:p>
          </table:table-cell>
          <table:table-cell office:value-type="float" office:value="519" calcext:value-type="float">
            <text:p>519</text:p>
          </table:table-cell>
          <table:table-cell office:value-type="float" office:value="619" calcext:value-type="float">
            <text:p>619</text:p>
          </table:table-cell>
          <table:table-cell table:number-columns-repeated="8"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high</text:p>
          </table:table-cell>
          <table:table-cell office:value-type="float" office:value="519" calcext:value-type="float">
            <text:p>519</text:p>
          </table:table-cell>
          <table:table-cell office:value-type="float" office:value="966" calcext:value-type="float">
            <text:p>966</text:p>
          </table:table-cell>
          <table:table-cell table:number-columns-repeated="8" office:value-type="float" office:value="1323" calcext:value-type="float">
            <text:p>132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low</text:p>
          </table:table-cell>
          <table:table-cell office:value-type="float" office:value="10106" calcext:value-type="float">
            <text:p>10106</text:p>
          </table:table-cell>
          <table:table-cell office:value-type="float" office:value="7451" calcext:value-type="float">
            <text:p>7451</text:p>
          </table:table-cell>
          <table:table-cell office:value-type="float" office:value="21501" calcext:value-type="float">
            <text:p>21501</text:p>
          </table:table-cell>
          <table:table-cell office:value-type="float" office:value="42938" calcext:value-type="float">
            <text:p>42938</text:p>
          </table:table-cell>
          <table:table-cell table:number-columns-repeated="6" office:value-type="float" office:value="65612" calcext:value-type="float">
            <text:p>6561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ean</text:p>
          </table:table-cell>
          <table:table-cell office:value-type="float" office:value="10106" calcext:value-type="float">
            <text:p>10106</text:p>
          </table:table-cell>
          <table:table-cell office:value-type="float" office:value="16170" calcext:value-type="float">
            <text:p>16170</text:p>
          </table:table-cell>
          <table:table-cell office:value-type="float" office:value="51978" calcext:value-type="float">
            <text:p>51978</text:p>
          </table:table-cell>
          <table:table-cell table:number-columns-repeated="7" office:value-type="float" office:value="65612" calcext:value-type="float">
            <text:p>6561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high</text:p>
          </table:table-cell>
          <table:table-cell office:value-type="float" office:value="10106" calcext:value-type="float">
            <text:p>10106</text:p>
          </table:table-cell>
          <table:table-cell office:value-type="float" office:value="28676" calcext:value-type="float">
            <text:p>28676</text:p>
          </table:table-cell>
          <table:table-cell table:number-columns-repeated="8" office:value-type="float" office:value="65612" calcext:value-type="float">
            <text:p>6561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low</text:p>
          </table:table-cell>
          <table:table-cell office:value-type="float" office:value="1657" calcext:value-type="float">
            <text:p>1657</text:p>
          </table:table-cell>
          <table:table-cell office:value-type="float" office:value="1014" calcext:value-type="float">
            <text:p>1014</text:p>
          </table:table-cell>
          <table:table-cell office:value-type="float" office:value="2080" calcext:value-type="float">
            <text:p>2080</text:p>
          </table:table-cell>
          <table:table-cell office:value-type="float" office:value="3085" calcext:value-type="float">
            <text:p>3085</text:p>
          </table:table-cell>
          <table:table-cell office:value-type="float" office:value="3896" calcext:value-type="float">
            <text:p>3896</text:p>
          </table:table-cell>
          <table:table-cell table:number-columns-repeated="5" office:value-type="float" office:value="4007" calcext:value-type="float">
            <text:p>400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mean</text:p>
          </table:table-cell>
          <table:table-cell office:value-type="float" office:value="1657" calcext:value-type="float">
            <text:p>1657</text:p>
          </table:table-cell>
          <table:table-cell office:value-type="float" office:value="1764" calcext:value-type="float">
            <text:p>1764</text:p>
          </table:table-cell>
          <table:table-cell office:value-type="float" office:value="3433" calcext:value-type="float">
            <text:p>3433</text:p>
          </table:table-cell>
          <table:table-cell table:number-columns-repeated="7" office:value-type="float" office:value="4007" calcext:value-type="float">
            <text:p>400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high</text:p>
          </table:table-cell>
          <table:table-cell office:value-type="float" office:value="1657" calcext:value-type="float">
            <text:p>1657</text:p>
          </table:table-cell>
          <table:table-cell office:value-type="float" office:value="2511" calcext:value-type="float">
            <text:p>2511</text:p>
          </table:table-cell>
          <table:table-cell table:number-columns-repeated="8" office:value-type="float" office:value="4007" calcext:value-type="float">
            <text:p>400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low</text:p>
          </table:table-cell>
          <table:table-cell office:value-type="float" office:value="14010" calcext:value-type="float">
            <text:p>14010</text:p>
          </table:table-cell>
          <table:table-cell office:value-type="float" office:value="8544" calcext:value-type="float">
            <text:p>8544</text:p>
          </table:table-cell>
          <table:table-cell office:value-type="float" office:value="16773" calcext:value-type="float">
            <text:p>16773</text:p>
          </table:table-cell>
          <table:table-cell office:value-type="float" office:value="25115" calcext:value-type="float">
            <text:p>25115</text:p>
          </table:table-cell>
          <table:table-cell office:value-type="float" office:value="33352" calcext:value-type="float">
            <text:p>33352</text:p>
          </table:table-cell>
          <table:table-cell office:value-type="float" office:value="41408" calcext:value-type="float">
            <text:p>41408</text:p>
          </table:table-cell>
          <table:table-cell office:value-type="float" office:value="49398" calcext:value-type="float">
            <text:p>49398</text:p>
          </table:table-cell>
          <table:table-cell office:value-type="float" office:value="57527" calcext:value-type="float">
            <text:p>57527</text:p>
          </table:table-cell>
          <table:table-cell office:value-type="float" office:value="65787" calcext:value-type="float">
            <text:p>65787</text:p>
          </table:table-cell>
          <table:table-cell office:value-type="float" office:value="74202" calcext:value-type="float">
            <text:p>7420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mean</text:p>
          </table:table-cell>
          <table:table-cell office:value-type="float" office:value="14010" calcext:value-type="float">
            <text:p>14010</text:p>
          </table:table-cell>
          <table:table-cell office:value-type="float" office:value="14730" calcext:value-type="float">
            <text:p>14730</text:p>
          </table:table-cell>
          <table:table-cell office:value-type="float" office:value="29289" calcext:value-type="float">
            <text:p>29289</text:p>
          </table:table-cell>
          <table:table-cell office:value-type="float" office:value="43470" calcext:value-type="float">
            <text:p>43470</text:p>
          </table:table-cell>
          <table:table-cell office:value-type="float" office:value="57630" calcext:value-type="float">
            <text:p>57630</text:p>
          </table:table-cell>
          <table:table-cell office:value-type="float" office:value="72221" calcext:value-type="float">
            <text:p>72221</text:p>
          </table:table-cell>
          <table:table-cell office:value-type="float" office:value="87455" calcext:value-type="float">
            <text:p>87455</text:p>
          </table:table-cell>
          <table:table-cell office:value-type="float" office:value="103775" calcext:value-type="float">
            <text:p>103775</text:p>
          </table:table-cell>
          <table:table-cell office:value-type="float" office:value="121292" calcext:value-type="float">
            <text:p>121292</text:p>
          </table:table-cell>
          <table:table-cell office:value-type="float" office:value="139843" calcext:value-type="float">
            <text:p>13984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high</text:p>
          </table:table-cell>
          <table:table-cell office:value-type="float" office:value="14010" calcext:value-type="float">
            <text:p>14010</text:p>
          </table:table-cell>
          <table:table-cell office:value-type="float" office:value="20975" calcext:value-type="float">
            <text:p>20975</text:p>
          </table:table-cell>
          <table:table-cell office:value-type="float" office:value="41505" calcext:value-type="float">
            <text:p>41505</text:p>
          </table:table-cell>
          <table:table-cell office:value-type="float" office:value="61793" calcext:value-type="float">
            <text:p>61793</text:p>
          </table:table-cell>
          <table:table-cell office:value-type="float" office:value="83076" calcext:value-type="float">
            <text:p>83076</text:p>
          </table:table-cell>
          <table:table-cell office:value-type="float" office:value="106282" calcext:value-type="float">
            <text:p>106282</text:p>
          </table:table-cell>
          <table:table-cell office:value-type="float" office:value="131895" calcext:value-type="float">
            <text:p>131895</text:p>
          </table:table-cell>
          <table:table-cell office:value-type="float" office:value="159336" calcext:value-type="float">
            <text:p>159336</text:p>
          </table:table-cell>
          <table:table-cell office:value-type="float" office:value="188410" calcext:value-type="float">
            <text:p>188410</text:p>
          </table:table-cell>
          <table:table-cell office:value-type="float" office:value="218778" calcext:value-type="float">
            <text:p>21877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low</text:p>
          </table:table-cell>
          <table:table-cell office:value-type="float" office:value="2084" calcext:value-type="float">
            <text:p>2084</text:p>
          </table:table-cell>
          <table:table-cell office:value-type="float" office:value="1638" calcext:value-type="float">
            <text:p>1638</text:p>
          </table:table-cell>
          <table:table-cell office:value-type="float" office:value="2958" calcext:value-type="float">
            <text:p>2958</text:p>
          </table:table-cell>
          <table:table-cell office:value-type="float" office:value="4241" calcext:value-type="float">
            <text:p>4241</text:p>
          </table:table-cell>
          <table:table-cell office:value-type="float" office:value="5557" calcext:value-type="float">
            <text:p>5557</text:p>
          </table:table-cell>
          <table:table-cell office:value-type="float" office:value="6799" calcext:value-type="float">
            <text:p>6799</text:p>
          </table:table-cell>
          <table:table-cell office:value-type="float" office:value="8035" calcext:value-type="float">
            <text:p>8035</text:p>
          </table:table-cell>
          <table:table-cell office:value-type="float" office:value="9278" calcext:value-type="float">
            <text:p>9278</text:p>
          </table:table-cell>
          <table:table-cell office:value-type="float" office:value="10549" calcext:value-type="float">
            <text:p>10549</text:p>
          </table:table-cell>
          <table:table-cell office:value-type="float" office:value="11830" calcext:value-type="float">
            <text:p>1183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mean</text:p>
          </table:table-cell>
          <table:table-cell office:value-type="float" office:value="2084" calcext:value-type="float">
            <text:p>2084</text:p>
          </table:table-cell>
          <table:table-cell office:value-type="float" office:value="2400" calcext:value-type="float">
            <text:p>2400</text:p>
          </table:table-cell>
          <table:table-cell office:value-type="float" office:value="4356" calcext:value-type="float">
            <text:p>4356</text:p>
          </table:table-cell>
          <table:table-cell office:value-type="float" office:value="6350" calcext:value-type="float">
            <text:p>6350</text:p>
          </table:table-cell>
          <table:table-cell office:value-type="float" office:value="8253" calcext:value-type="float">
            <text:p>8253</text:p>
          </table:table-cell>
          <table:table-cell office:value-type="float" office:value="10192" calcext:value-type="float">
            <text:p>10192</text:p>
          </table:table-cell>
          <table:table-cell office:value-type="float" office:value="12174" calcext:value-type="float">
            <text:p>12174</text:p>
          </table:table-cell>
          <table:table-cell office:value-type="float" office:value="14182" calcext:value-type="float">
            <text:p>14182</text:p>
          </table:table-cell>
          <table:table-cell office:value-type="float" office:value="16184" calcext:value-type="float">
            <text:p>16184</text:p>
          </table:table-cell>
          <table:table-cell office:value-type="float" office:value="18188" calcext:value-type="float">
            <text:p>1818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high</text:p>
          </table:table-cell>
          <table:table-cell office:value-type="float" office:value="2084" calcext:value-type="float">
            <text:p>2084</text:p>
          </table:table-cell>
          <table:table-cell office:value-type="float" office:value="3067" calcext:value-type="float">
            <text:p>3067</text:p>
          </table:table-cell>
          <table:table-cell office:value-type="float" office:value="5782" calcext:value-type="float">
            <text:p>5782</text:p>
          </table:table-cell>
          <table:table-cell office:value-type="float" office:value="8363" calcext:value-type="float">
            <text:p>8363</text:p>
          </table:table-cell>
          <table:table-cell office:value-type="float" office:value="11000" calcext:value-type="float">
            <text:p>11000</text:p>
          </table:table-cell>
          <table:table-cell office:value-type="float" office:value="13706" calcext:value-type="float">
            <text:p>13706</text:p>
          </table:table-cell>
          <table:table-cell office:value-type="float" office:value="16412" calcext:value-type="float">
            <text:p>16412</text:p>
          </table:table-cell>
          <table:table-cell office:value-type="float" office:value="19124" calcext:value-type="float">
            <text:p>19124</text:p>
          </table:table-cell>
          <table:table-cell office:value-type="float" office:value="21840" calcext:value-type="float">
            <text:p>21840</text:p>
          </table:table-cell>
          <table:table-cell office:value-type="float" office:value="24594" calcext:value-type="float">
            <text:p>245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low</text:p>
          </table:table-cell>
          <table:table-cell office:value-type="float" office:value="8948" calcext:value-type="float">
            <text:p>8948</text:p>
          </table:table-cell>
          <table:table-cell office:value-type="float" office:value="4985" calcext:value-type="float">
            <text:p>4985</text:p>
          </table:table-cell>
          <table:table-cell office:value-type="float" office:value="9999" calcext:value-type="float">
            <text:p>9999</text:p>
          </table:table-cell>
          <table:table-cell office:value-type="float" office:value="15169" calcext:value-type="float">
            <text:p>15169</text:p>
          </table:table-cell>
          <table:table-cell office:value-type="float" office:value="20462" calcext:value-type="float">
            <text:p>20462</text:p>
          </table:table-cell>
          <table:table-cell office:value-type="float" office:value="25832" calcext:value-type="float">
            <text:p>25832</text:p>
          </table:table-cell>
          <table:table-cell office:value-type="float" office:value="31226" calcext:value-type="float">
            <text:p>31226</text:p>
          </table:table-cell>
          <table:table-cell office:value-type="float" office:value="36639" calcext:value-type="float">
            <text:p>36639</text:p>
          </table:table-cell>
          <table:table-cell office:value-type="float" office:value="42083" calcext:value-type="float">
            <text:p>42083</text:p>
          </table:table-cell>
          <table:table-cell office:value-type="float" office:value="47531" calcext:value-type="float">
            <text:p>4753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mean</text:p>
          </table:table-cell>
          <table:table-cell office:value-type="float" office:value="8948" calcext:value-type="float">
            <text:p>8948</text:p>
          </table:table-cell>
          <table:table-cell office:value-type="float" office:value="8472" calcext:value-type="float">
            <text:p>8472</text:p>
          </table:table-cell>
          <table:table-cell office:value-type="float" office:value="17265" calcext:value-type="float">
            <text:p>17265</text:p>
          </table:table-cell>
          <table:table-cell office:value-type="float" office:value="26354" calcext:value-type="float">
            <text:p>26354</text:p>
          </table:table-cell>
          <table:table-cell office:value-type="float" office:value="35530" calcext:value-type="float">
            <text:p>35530</text:p>
          </table:table-cell>
          <table:table-cell office:value-type="float" office:value="44777" calcext:value-type="float">
            <text:p>44777</text:p>
          </table:table-cell>
          <table:table-cell office:value-type="float" office:value="54069" calcext:value-type="float">
            <text:p>54069</text:p>
          </table:table-cell>
          <table:table-cell office:value-type="float" office:value="63442" calcext:value-type="float">
            <text:p>63442</text:p>
          </table:table-cell>
          <table:table-cell office:value-type="float" office:value="72876" calcext:value-type="float">
            <text:p>72876</text:p>
          </table:table-cell>
          <table:table-cell office:value-type="float" office:value="82338" calcext:value-type="float">
            <text:p>8233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high</text:p>
          </table:table-cell>
          <table:table-cell office:value-type="float" office:value="8948" calcext:value-type="float">
            <text:p>8948</text:p>
          </table:table-cell>
          <table:table-cell office:value-type="float" office:value="12041" calcext:value-type="float">
            <text:p>12041</text:p>
          </table:table-cell>
          <table:table-cell office:value-type="float" office:value="24737" calcext:value-type="float">
            <text:p>24737</text:p>
          </table:table-cell>
          <table:table-cell office:value-type="float" office:value="37698" calcext:value-type="float">
            <text:p>37698</text:p>
          </table:table-cell>
          <table:table-cell office:value-type="float" office:value="50772" calcext:value-type="float">
            <text:p>50772</text:p>
          </table:table-cell>
          <table:table-cell office:value-type="float" office:value="63990" calcext:value-type="float">
            <text:p>63990</text:p>
          </table:table-cell>
          <table:table-cell office:value-type="float" office:value="77310" calcext:value-type="float">
            <text:p>77310</text:p>
          </table:table-cell>
          <table:table-cell office:value-type="float" office:value="90717" calcext:value-type="float">
            <text:p>90717</text:p>
          </table:table-cell>
          <table:table-cell office:value-type="float" office:value="104270" calcext:value-type="float">
            <text:p>104270</text:p>
          </table:table-cell>
          <table:table-cell office:value-type="float" office:value="117923" calcext:value-type="float">
            <text:p>11792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low</text:p>
          </table:table-cell>
          <table:table-cell office:value-type="float" office:value="493" calcext:value-type="float">
            <text:p>493</text:p>
          </table:table-cell>
          <table:table-cell office:value-type="float" office:value="424" calcext:value-type="float">
            <text:p>424</text:p>
          </table:table-cell>
          <table:table-cell office:value-type="float" office:value="797" calcext:value-type="float">
            <text:p>797</text:p>
          </table:table-cell>
          <table:table-cell office:value-type="float" office:value="1192" calcext:value-type="float">
            <text:p>1192</text:p>
          </table:table-cell>
          <table:table-cell office:value-type="float" office:value="1607" calcext:value-type="float">
            <text:p>1607</text:p>
          </table:table-cell>
          <table:table-cell office:value-type="float" office:value="2033" calcext:value-type="float">
            <text:p>2033</text:p>
          </table:table-cell>
          <table:table-cell office:value-type="float" office:value="2456" calcext:value-type="float">
            <text:p>2456</text:p>
          </table:table-cell>
          <table:table-cell office:value-type="float" office:value="2874" calcext:value-type="float">
            <text:p>2874</text:p>
          </table:table-cell>
          <table:table-cell office:value-type="float" office:value="3287" calcext:value-type="float">
            <text:p>3287</text:p>
          </table:table-cell>
          <table:table-cell office:value-type="float" office:value="3701" calcext:value-type="float">
            <text:p>370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mean</text:p>
          </table:table-cell>
          <table:table-cell office:value-type="float" office:value="493" calcext:value-type="float">
            <text:p>493</text:p>
          </table:table-cell>
          <table:table-cell office:value-type="float" office:value="550" calcext:value-type="float">
            <text:p>550</text:p>
          </table:table-cell>
          <table:table-cell office:value-type="float" office:value="1063" calcext:value-type="float">
            <text:p>1063</text:p>
          </table:table-cell>
          <table:table-cell office:value-type="float" office:value="1614" calcext:value-type="float">
            <text:p>1614</text:p>
          </table:table-cell>
          <table:table-cell office:value-type="float" office:value="2183" calcext:value-type="float">
            <text:p>2183</text:p>
          </table:table-cell>
          <table:table-cell office:value-type="float" office:value="2746" calcext:value-type="float">
            <text:p>2746</text:p>
          </table:table-cell>
          <table:table-cell office:value-type="float" office:value="3301" calcext:value-type="float">
            <text:p>3301</text:p>
          </table:table-cell>
          <table:table-cell office:value-type="float" office:value="3857" calcext:value-type="float">
            <text:p>3857</text:p>
          </table:table-cell>
          <table:table-cell office:value-type="float" office:value="4424" calcext:value-type="float">
            <text:p>4424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high</text:p>
          </table:table-cell>
          <table:table-cell office:value-type="float" office:value="493" calcext:value-type="float">
            <text:p>493</text:p>
          </table:table-cell>
          <table:table-cell office:value-type="float" office:value="676" calcext:value-type="float">
            <text:p>676</text:p>
          </table:table-cell>
          <table:table-cell office:value-type="float" office:value="1338" calcext:value-type="float">
            <text:p>1338</text:p>
          </table:table-cell>
          <table:table-cell office:value-type="float" office:value="2049" calcext:value-type="float">
            <text:p>2049</text:p>
          </table:table-cell>
          <table:table-cell office:value-type="float" office:value="2756" calcext:value-type="float">
            <text:p>2756</text:p>
          </table:table-cell>
          <table:table-cell office:value-type="float" office:value="3451" calcext:value-type="float">
            <text:p>3451</text:p>
          </table:table-cell>
          <table:table-cell office:value-type="float" office:value="4155" calcext:value-type="float">
            <text:p>4155</text:p>
          </table:table-cell>
          <table:table-cell office:value-type="float" office:value="4880" calcext:value-type="float">
            <text:p>4880</text:p>
          </table:table-cell>
          <table:table-cell office:value-type="float" office:value="5639" calcext:value-type="float">
            <text:p>5639</text:p>
          </table:table-cell>
          <table:table-cell office:value-type="float" office:value="6429" calcext:value-type="float">
            <text:p>642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low</text:p>
          </table:table-cell>
          <table:table-cell office:value-type="float" office:value="105090" calcext:value-type="float">
            <text:p>105090</text:p>
          </table:table-cell>
          <table:table-cell office:value-type="float" office:value="74059" calcext:value-type="float">
            <text:p>74059</text:p>
          </table:table-cell>
          <table:table-cell office:value-type="float" office:value="157880" calcext:value-type="float">
            <text:p>157880</text:p>
          </table:table-cell>
          <table:table-cell office:value-type="float" office:value="254684" calcext:value-type="float">
            <text:p>254684</text:p>
          </table:table-cell>
          <table:table-cell table:number-columns-repeated="6" office:value-type="float" office:value="304171" calcext:value-type="float">
            <text:p>30417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mean</text:p>
          </table:table-cell>
          <table:table-cell office:value-type="float" office:value="105090" calcext:value-type="float">
            <text:p>105090</text:p>
          </table:table-cell>
          <table:table-cell office:value-type="float" office:value="106408" calcext:value-type="float">
            <text:p>106408</text:p>
          </table:table-cell>
          <table:table-cell office:value-type="float" office:value="235429" calcext:value-type="float">
            <text:p>235429</text:p>
          </table:table-cell>
          <table:table-cell table:number-columns-repeated="7" office:value-type="float" office:value="304171" calcext:value-type="float">
            <text:p>30417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high</text:p>
          </table:table-cell>
          <table:table-cell office:value-type="float" office:value="105090" calcext:value-type="float">
            <text:p>105090</text:p>
          </table:table-cell>
          <table:table-cell office:value-type="float" office:value="140922" calcext:value-type="float">
            <text:p>140922</text:p>
          </table:table-cell>
          <table:table-cell table:number-columns-repeated="8" office:value-type="float" office:value="304171" calcext:value-type="float">
            <text:p>30417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low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mean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high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low</text:p>
          </table:table-cell>
          <table:table-cell office:value-type="float" office:value="1159" calcext:value-type="float">
            <text:p>1159</text:p>
          </table:table-cell>
          <table:table-cell office:value-type="float" office:value="154" calcext:value-type="float">
            <text:p>154</text:p>
          </table:table-cell>
          <table:table-cell office:value-type="float" office:value="342" calcext:value-type="float">
            <text:p>342</text:p>
          </table:table-cell>
          <table:table-cell office:value-type="float" office:value="561" calcext:value-type="float">
            <text:p>561</text:p>
          </table:table-cell>
          <table:table-cell office:value-type="float" office:value="803" calcext:value-type="float">
            <text:p>803</text:p>
          </table:table-cell>
          <table:table-cell office:value-type="float" office:value="1062" calcext:value-type="float">
            <text:p>1062</text:p>
          </table:table-cell>
          <table:table-cell office:value-type="float" office:value="1326" calcext:value-type="float">
            <text:p>1326</text:p>
          </table:table-cell>
          <table:table-cell office:value-type="float" office:value="1589" calcext:value-type="float">
            <text:p>1589</text:p>
          </table:table-cell>
          <table:table-cell office:value-type="float" office:value="1850" calcext:value-type="float">
            <text:p>1850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mean</text:p>
          </table:table-cell>
          <table:table-cell office:value-type="float" office:value="1159" calcext:value-type="float">
            <text:p>1159</text:p>
          </table:table-cell>
          <table:table-cell office:value-type="float" office:value="1018" calcext:value-type="float">
            <text:p>1018</text:p>
          </table:table-cell>
          <table:table-cell office:value-type="float" office:value="2284" calcext:value-type="float">
            <text:p>2284</text:p>
          </table:table-cell>
          <table:table-cell office:value-type="float" office:value="3456" calcext:value-type="float">
            <text:p>3456</text:p>
          </table:table-cell>
          <table:table-cell office:value-type="float" office:value="4584" calcext:value-type="float">
            <text:p>4584</text:p>
          </table:table-cell>
          <table:table-cell office:value-type="float" office:value="5739" calcext:value-type="float">
            <text:p>5739</text:p>
          </table:table-cell>
          <table:table-cell office:value-type="float" office:value="6946" calcext:value-type="float">
            <text:p>6946</text:p>
          </table:table-cell>
          <table:table-cell office:value-type="float" office:value="8185" calcext:value-type="float">
            <text:p>8185</text:p>
          </table:table-cell>
          <table:table-cell office:value-type="float" office:value="9443" calcext:value-type="float">
            <text:p>9443</text:p>
          </table:table-cell>
          <table:table-cell office:value-type="float" office:value="10716" calcext:value-type="float">
            <text:p>1071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high</text:p>
          </table:table-cell>
          <table:table-cell office:value-type="float" office:value="1159" calcext:value-type="float">
            <text:p>1159</text:p>
          </table:table-cell>
          <table:table-cell office:value-type="float" office:value="2023" calcext:value-type="float">
            <text:p>2023</text:p>
          </table:table-cell>
          <table:table-cell office:value-type="float" office:value="4113" calcext:value-type="float">
            <text:p>4113</text:p>
          </table:table-cell>
          <table:table-cell office:value-type="float" office:value="6195" calcext:value-type="float">
            <text:p>6195</text:p>
          </table:table-cell>
          <table:table-cell office:value-type="float" office:value="8403" calcext:value-type="float">
            <text:p>8403</text:p>
          </table:table-cell>
          <table:table-cell office:value-type="float" office:value="10674" calcext:value-type="float">
            <text:p>10674</text:p>
          </table:table-cell>
          <table:table-cell office:value-type="float" office:value="13007" calcext:value-type="float">
            <text:p>13007</text:p>
          </table:table-cell>
          <table:table-cell office:value-type="float" office:value="15411" calcext:value-type="float">
            <text:p>15411</text:p>
          </table:table-cell>
          <table:table-cell office:value-type="float" office:value="17912" calcext:value-type="float">
            <text:p>17912</text:p>
          </table:table-cell>
          <table:table-cell office:value-type="float" office:value="20517" calcext:value-type="float">
            <text:p>2051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w</text:p>
          </table:table-cell>
          <table:table-cell office:value-type="float" office:value="38498" calcext:value-type="float">
            <text:p>38498</text:p>
          </table:table-cell>
          <table:table-cell office:value-type="float" office:value="23360" calcext:value-type="float">
            <text:p>23360</text:p>
          </table:table-cell>
          <table:table-cell office:value-type="float" office:value="49165" calcext:value-type="float">
            <text:p>49165</text:p>
          </table:table-cell>
          <table:table-cell office:value-type="float" office:value="76670" calcext:value-type="float">
            <text:p>76670</text:p>
          </table:table-cell>
          <table:table-cell office:value-type="float" office:value="104918" calcext:value-type="float">
            <text:p>104918</text:p>
          </table:table-cell>
          <table:table-cell office:value-type="float" office:value="133602" calcext:value-type="float">
            <text:p>133602</text:p>
          </table:table-cell>
          <table:table-cell office:value-type="float" office:value="162597" calcext:value-type="float">
            <text:p>162597</text:p>
          </table:table-cell>
          <table:table-cell office:value-type="float" office:value="191881" calcext:value-type="float">
            <text:p>191881</text:p>
          </table:table-cell>
          <table:table-cell office:value-type="float" office:value="221433" calcext:value-type="float">
            <text:p>221433</text:p>
          </table:table-cell>
          <table:table-cell office:value-type="float" office:value="251364" calcext:value-type="float">
            <text:p>25136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mean</text:p>
          </table:table-cell>
          <table:table-cell office:value-type="float" office:value="38498" calcext:value-type="float">
            <text:p>38498</text:p>
          </table:table-cell>
          <table:table-cell office:value-type="float" office:value="36668" calcext:value-type="float">
            <text:p>36668</text:p>
          </table:table-cell>
          <table:table-cell office:value-type="float" office:value="78214" calcext:value-type="float">
            <text:p>78214</text:p>
          </table:table-cell>
          <table:table-cell office:value-type="float" office:value="121603" calcext:value-type="float">
            <text:p>121603</text:p>
          </table:table-cell>
          <table:table-cell office:value-type="float" office:value="165825" calcext:value-type="float">
            <text:p>165825</text:p>
          </table:table-cell>
          <table:table-cell office:value-type="float" office:value="210719" calcext:value-type="float">
            <text:p>210719</text:p>
          </table:table-cell>
          <table:table-cell office:value-type="float" office:value="256366" calcext:value-type="float">
            <text:p>256366</text:p>
          </table:table-cell>
          <table:table-cell office:value-type="float" office:value="302896" calcext:value-type="float">
            <text:p>302896</text:p>
          </table:table-cell>
          <table:table-cell office:value-type="float" office:value="350519" calcext:value-type="float">
            <text:p>350519</text:p>
          </table:table-cell>
          <table:table-cell office:value-type="float" office:value="399406" calcext:value-type="float">
            <text:p>39940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high</text:p>
          </table:table-cell>
          <table:table-cell office:value-type="float" office:value="38498" calcext:value-type="float">
            <text:p>38498</text:p>
          </table:table-cell>
          <table:table-cell office:value-type="float" office:value="50653" calcext:value-type="float">
            <text:p>50653</text:p>
          </table:table-cell>
          <table:table-cell office:value-type="float" office:value="108070" calcext:value-type="float">
            <text:p>108070</text:p>
          </table:table-cell>
          <table:table-cell office:value-type="float" office:value="167436" calcext:value-type="float">
            <text:p>167436</text:p>
          </table:table-cell>
          <table:table-cell office:value-type="float" office:value="228030" calcext:value-type="float">
            <text:p>228030</text:p>
          </table:table-cell>
          <table:table-cell office:value-type="float" office:value="290091" calcext:value-type="float">
            <text:p>290091</text:p>
          </table:table-cell>
          <table:table-cell office:value-type="float" office:value="354018" calcext:value-type="float">
            <text:p>354018</text:p>
          </table:table-cell>
          <table:table-cell office:value-type="float" office:value="420265" calcext:value-type="float">
            <text:p>420265</text:p>
          </table:table-cell>
          <table:table-cell office:value-type="float" office:value="489349" calcext:value-type="float">
            <text:p>489349</text:p>
          </table:table-cell>
          <table:table-cell office:value-type="float" office:value="561241" calcext:value-type="float">
            <text:p>56124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low</text:p>
          </table:table-cell>
          <table:table-cell office:value-type="float" office:value="20646" calcext:value-type="float">
            <text:p>20646</text:p>
          </table:table-cell>
          <table:table-cell office:value-type="float" office:value="10431" calcext:value-type="float">
            <text:p>10431</text:p>
          </table:table-cell>
          <table:table-cell office:value-type="float" office:value="25606" calcext:value-type="float">
            <text:p>25606</text:p>
          </table:table-cell>
          <table:table-cell office:value-type="float" office:value="44608" calcext:value-type="float">
            <text:p>44608</text:p>
          </table:table-cell>
          <table:table-cell office:value-type="float" office:value="66084" calcext:value-type="float">
            <text:p>66084</text:p>
          </table:table-cell>
          <table:table-cell office:value-type="float" office:value="88994" calcext:value-type="float">
            <text:p>88994</text:p>
          </table:table-cell>
          <table:table-cell office:value-type="float" office:value="113298" calcext:value-type="float">
            <text:p>113298</text:p>
          </table:table-cell>
          <table:table-cell office:value-type="float" office:value="139963" calcext:value-type="float">
            <text:p>139963</text:p>
          </table:table-cell>
          <table:table-cell table:number-columns-repeated="2" office:value-type="float" office:value="160894" calcext:value-type="float">
            <text:p>1608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mean</text:p>
          </table:table-cell>
          <table:table-cell office:value-type="float" office:value="20646" calcext:value-type="float">
            <text:p>20646</text:p>
          </table:table-cell>
          <table:table-cell office:value-type="float" office:value="19249" calcext:value-type="float">
            <text:p>19249</text:p>
          </table:table-cell>
          <table:table-cell office:value-type="float" office:value="49349" calcext:value-type="float">
            <text:p>49349</text:p>
          </table:table-cell>
          <table:table-cell office:value-type="float" office:value="85358" calcext:value-type="float">
            <text:p>85358</text:p>
          </table:table-cell>
          <table:table-cell office:value-type="float" office:value="125189" calcext:value-type="float">
            <text:p>125189</text:p>
          </table:table-cell>
          <table:table-cell table:number-columns-repeated="5" office:value-type="float" office:value="160894" calcext:value-type="float">
            <text:p>1608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high</text:p>
          </table:table-cell>
          <table:table-cell office:value-type="float" office:value="20646" calcext:value-type="float">
            <text:p>20646</text:p>
          </table:table-cell>
          <table:table-cell office:value-type="float" office:value="29725" calcext:value-type="float">
            <text:p>29725</text:p>
          </table:table-cell>
          <table:table-cell office:value-type="float" office:value="76464" calcext:value-type="float">
            <text:p>76464</text:p>
          </table:table-cell>
          <table:table-cell office:value-type="float" office:value="131355" calcext:value-type="float">
            <text:p>131355</text:p>
          </table:table-cell>
          <table:table-cell table:number-columns-repeated="6" office:value-type="float" office:value="160894" calcext:value-type="float">
            <text:p>16089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ow</text:p>
          </table:table-cell>
          <table:table-cell office:value-type="float" office:value="759115" calcext:value-type="float">
            <text:p>759115</text:p>
          </table:table-cell>
          <table:table-cell office:value-type="float" office:value="449407" calcext:value-type="float">
            <text:p>449407</text:p>
          </table:table-cell>
          <table:table-cell office:value-type="float" office:value="944777" calcext:value-type="float">
            <text:p>944777</text:p>
          </table:table-cell>
          <table:table-cell office:value-type="float" office:value="1495357" calcext:value-type="float">
            <text:p>1495357</text:p>
          </table:table-cell>
          <table:table-cell office:value-type="float" office:value="2121098" calcext:value-type="float">
            <text:p>2121098</text:p>
          </table:table-cell>
          <table:table-cell office:value-type="float" office:value="2828380" calcext:value-type="float">
            <text:p>2828380</text:p>
          </table:table-cell>
          <table:table-cell office:value-type="float" office:value="3607525" calcext:value-type="float">
            <text:p>3607525</text:p>
          </table:table-cell>
          <table:table-cell office:value-type="float" office:value="4454457" calcext:value-type="float">
            <text:p>4454457</text:p>
          </table:table-cell>
          <table:table-cell office:value-type="float" office:value="5355619" calcext:value-type="float">
            <text:p>5355619</text:p>
          </table:table-cell>
          <table:table-cell office:value-type="float" office:value="6301388" calcext:value-type="float">
            <text:p>630138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ean</text:p>
          </table:table-cell>
          <table:table-cell office:value-type="float" office:value="759115" calcext:value-type="float">
            <text:p>759115</text:p>
          </table:table-cell>
          <table:table-cell office:value-type="float" office:value="667922" calcext:value-type="float">
            <text:p>667922</text:p>
          </table:table-cell>
          <table:table-cell office:value-type="float" office:value="1442055" calcext:value-type="float">
            <text:p>1442055</text:p>
          </table:table-cell>
          <table:table-cell office:value-type="float" office:value="2368522" calcext:value-type="float">
            <text:p>2368522</text:p>
          </table:table-cell>
          <table:table-cell office:value-type="float" office:value="3459258" calcext:value-type="float">
            <text:p>3459258</text:p>
          </table:table-cell>
          <table:table-cell office:value-type="float" office:value="4693175" calcext:value-type="float">
            <text:p>4693175</text:p>
          </table:table-cell>
          <table:table-cell office:value-type="float" office:value="6037603" calcext:value-type="float">
            <text:p>6037603</text:p>
          </table:table-cell>
          <table:table-cell office:value-type="float" office:value="7451720" calcext:value-type="float">
            <text:p>7451720</text:p>
          </table:table-cell>
          <table:table-cell office:value-type="float" office:value="8904188" calcext:value-type="float">
            <text:p>8904188</text:p>
          </table:table-cell>
          <table:table-cell office:value-type="float" office:value="10384852" calcext:value-type="float">
            <text:p>1038485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high</text:p>
          </table:table-cell>
          <table:table-cell office:value-type="float" office:value="759115" calcext:value-type="float">
            <text:p>759115</text:p>
          </table:table-cell>
          <table:table-cell office:value-type="float" office:value="897162" calcext:value-type="float">
            <text:p>897162</text:p>
          </table:table-cell>
          <table:table-cell office:value-type="float" office:value="1999935" calcext:value-type="float">
            <text:p>1999935</text:p>
          </table:table-cell>
          <table:table-cell office:value-type="float" office:value="3386022" calcext:value-type="float">
            <text:p>3386022</text:p>
          </table:table-cell>
          <table:table-cell office:value-type="float" office:value="5019182" calcext:value-type="float">
            <text:p>5019182</text:p>
          </table:table-cell>
          <table:table-cell office:value-type="float" office:value="6825636" calcext:value-type="float">
            <text:p>6825636</text:p>
          </table:table-cell>
          <table:table-cell office:value-type="float" office:value="8718321" calcext:value-type="float">
            <text:p>8718321</text:p>
          </table:table-cell>
          <table:table-cell office:value-type="float" office:value="10665976" calcext:value-type="float">
            <text:p>10665976</text:p>
          </table:table-cell>
          <table:table-cell office:value-type="float" office:value="12657081" calcext:value-type="float">
            <text:p>12657081</text:p>
          </table:table-cell>
          <table:table-cell office:value-type="float" office:value="14549477" calcext:value-type="float">
            <text:p>1454947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ow</text:p>
          </table:table-cell>
          <table:table-cell office:value-type="float" office:value="125524" calcext:value-type="float">
            <text:p>125524</text:p>
          </table:table-cell>
          <table:table-cell office:value-type="float" office:value="97446" calcext:value-type="float">
            <text:p>97446</text:p>
          </table:table-cell>
          <table:table-cell office:value-type="float" office:value="204533" calcext:value-type="float">
            <text:p>204533</text:p>
          </table:table-cell>
          <table:table-cell office:value-type="float" office:value="316535" calcext:value-type="float">
            <text:p>316535</text:p>
          </table:table-cell>
          <table:table-cell office:value-type="float" office:value="433441" calcext:value-type="float">
            <text:p>433441</text:p>
          </table:table-cell>
          <table:table-cell office:value-type="float" office:value="555942" calcext:value-type="float">
            <text:p>555942</text:p>
          </table:table-cell>
          <table:table-cell office:value-type="float" office:value="685652" calcext:value-type="float">
            <text:p>685652</text:p>
          </table:table-cell>
          <table:table-cell office:value-type="float" office:value="827859" calcext:value-type="float">
            <text:p>827859</text:p>
          </table:table-cell>
          <table:table-cell table:number-columns-repeated="2" office:value-type="float" office:value="934282" calcext:value-type="float">
            <text:p>93428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mean</text:p>
          </table:table-cell>
          <table:table-cell office:value-type="float" office:value="125524" calcext:value-type="float">
            <text:p>125524</text:p>
          </table:table-cell>
          <table:table-cell office:value-type="float" office:value="126113" calcext:value-type="float">
            <text:p>126113</text:p>
          </table:table-cell>
          <table:table-cell office:value-type="float" office:value="265114" calcext:value-type="float">
            <text:p>265114</text:p>
          </table:table-cell>
          <table:table-cell office:value-type="float" office:value="411873" calcext:value-type="float">
            <text:p>411873</text:p>
          </table:table-cell>
          <table:table-cell office:value-type="float" office:value="567528" calcext:value-type="float">
            <text:p>567528</text:p>
          </table:table-cell>
          <table:table-cell office:value-type="float" office:value="735609" calcext:value-type="float">
            <text:p>735609</text:p>
          </table:table-cell>
          <table:table-cell table:number-columns-repeated="4" office:value-type="float" office:value="934282" calcext:value-type="float">
            <text:p>93428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high</text:p>
          </table:table-cell>
          <table:table-cell office:value-type="float" office:value="125524" calcext:value-type="float">
            <text:p>125524</text:p>
          </table:table-cell>
          <table:table-cell office:value-type="float" office:value="155225" calcext:value-type="float">
            <text:p>155225</text:p>
          </table:table-cell>
          <table:table-cell office:value-type="float" office:value="327078" calcext:value-type="float">
            <text:p>327078</text:p>
          </table:table-cell>
          <table:table-cell office:value-type="float" office:value="510872" calcext:value-type="float">
            <text:p>510872</text:p>
          </table:table-cell>
          <table:table-cell office:value-type="float" office:value="710596" calcext:value-type="float">
            <text:p>710596</text:p>
          </table:table-cell>
          <table:table-cell table:number-columns-repeated="5" office:value-type="float" office:value="934282" calcext:value-type="float">
            <text:p>93428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low</text:p>
          </table:table-cell>
          <table:table-cell office:value-type="float" office:value="210968" calcext:value-type="float">
            <text:p>210968</text:p>
          </table:table-cell>
          <table:table-cell office:value-type="float" office:value="129022" calcext:value-type="float">
            <text:p>129022</text:p>
          </table:table-cell>
          <table:table-cell office:value-type="float" office:value="285230" calcext:value-type="float">
            <text:p>285230</text:p>
          </table:table-cell>
          <table:table-cell office:value-type="float" office:value="468468" calcext:value-type="float">
            <text:p>468468</text:p>
          </table:table-cell>
          <table:table-cell office:value-type="float" office:value="677018" calcext:value-type="float">
            <text:p>677018</text:p>
          </table:table-cell>
          <table:table-cell office:value-type="float" office:value="905859" calcext:value-type="float">
            <text:p>905859</text:p>
          </table:table-cell>
          <table:table-cell office:value-type="float" office:value="1153439" calcext:value-type="float">
            <text:p>1153439</text:p>
          </table:table-cell>
          <table:table-cell office:value-type="float" office:value="1416789" calcext:value-type="float">
            <text:p>1416789</text:p>
          </table:table-cell>
          <table:table-cell office:value-type="float" office:value="1691242" calcext:value-type="float">
            <text:p>1691242</text:p>
          </table:table-cell>
          <table:table-cell office:value-type="float" office:value="1973012" calcext:value-type="float">
            <text:p>197301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ean</text:p>
          </table:table-cell>
          <table:table-cell office:value-type="float" office:value="210968" calcext:value-type="float">
            <text:p>210968</text:p>
          </table:table-cell>
          <table:table-cell office:value-type="float" office:value="178891" calcext:value-type="float">
            <text:p>178891</text:p>
          </table:table-cell>
          <table:table-cell office:value-type="float" office:value="406841" calcext:value-type="float">
            <text:p>406841</text:p>
          </table:table-cell>
          <table:table-cell office:value-type="float" office:value="681682" calcext:value-type="float">
            <text:p>681682</text:p>
          </table:table-cell>
          <table:table-cell office:value-type="float" office:value="993318" calcext:value-type="float">
            <text:p>993318</text:p>
          </table:table-cell>
          <table:table-cell office:value-type="float" office:value="1337003" calcext:value-type="float">
            <text:p>1337003</text:p>
          </table:table-cell>
          <table:table-cell office:value-type="float" office:value="1703057" calcext:value-type="float">
            <text:p>1703057</text:p>
          </table:table-cell>
          <table:table-cell office:value-type="float" office:value="2082223" calcext:value-type="float">
            <text:p>2082223</text:p>
          </table:table-cell>
          <table:table-cell office:value-type="float" office:value="2465991" calcext:value-type="float">
            <text:p>2465991</text:p>
          </table:table-cell>
          <table:table-cell office:value-type="float" office:value="2837581" calcext:value-type="float">
            <text:p>283758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high</text:p>
          </table:table-cell>
          <table:table-cell office:value-type="float" office:value="210968" calcext:value-type="float">
            <text:p>210968</text:p>
          </table:table-cell>
          <table:table-cell office:value-type="float" office:value="232510" calcext:value-type="float">
            <text:p>232510</text:p>
          </table:table-cell>
          <table:table-cell office:value-type="float" office:value="541369" calcext:value-type="float">
            <text:p>541369</text:p>
          </table:table-cell>
          <table:table-cell office:value-type="float" office:value="915960" calcext:value-type="float">
            <text:p>915960</text:p>
          </table:table-cell>
          <table:table-cell office:value-type="float" office:value="1342592" calcext:value-type="float">
            <text:p>1342592</text:p>
          </table:table-cell>
          <table:table-cell office:value-type="float" office:value="1804210" calcext:value-type="float">
            <text:p>1804210</text:p>
          </table:table-cell>
          <table:table-cell office:value-type="float" office:value="2283102" calcext:value-type="float">
            <text:p>2283102</text:p>
          </table:table-cell>
          <table:table-cell office:value-type="float" office:value="2763025" calcext:value-type="float">
            <text:p>2763025</text:p>
          </table:table-cell>
          <table:table-cell table:number-columns-repeated="2" office:value-type="float" office:value="2961607" calcext:value-type="float">
            <text:p>296160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low</text:p>
          </table:table-cell>
          <table:table-cell office:value-type="float" office:value="166454" calcext:value-type="float">
            <text:p>166454</text:p>
          </table:table-cell>
          <table:table-cell office:value-type="float" office:value="93887" calcext:value-type="float">
            <text:p>93887</text:p>
          </table:table-cell>
          <table:table-cell office:value-type="float" office:value="206087" calcext:value-type="float">
            <text:p>206087</text:p>
          </table:table-cell>
          <table:table-cell office:value-type="float" office:value="328718" calcext:value-type="float">
            <text:p>328718</text:p>
          </table:table-cell>
          <table:table-cell office:value-type="float" office:value="458554" calcext:value-type="float">
            <text:p>458554</text:p>
          </table:table-cell>
          <table:table-cell office:value-type="float" office:value="593855" calcext:value-type="float">
            <text:p>593855</text:p>
          </table:table-cell>
          <table:table-cell office:value-type="float" office:value="734036" calcext:value-type="float">
            <text:p>734036</text:p>
          </table:table-cell>
          <table:table-cell office:value-type="float" office:value="879325" calcext:value-type="float">
            <text:p>879325</text:p>
          </table:table-cell>
          <table:table-cell office:value-type="float" office:value="1030239" calcext:value-type="float">
            <text:p>1030239</text:p>
          </table:table-cell>
          <table:table-cell office:value-type="float" office:value="1186995" calcext:value-type="float">
            <text:p>118699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ean</text:p>
          </table:table-cell>
          <table:table-cell office:value-type="float" office:value="166454" calcext:value-type="float">
            <text:p>166454</text:p>
          </table:table-cell>
          <table:table-cell office:value-type="float" office:value="151632" calcext:value-type="float">
            <text:p>151632</text:p>
          </table:table-cell>
          <table:table-cell office:value-type="float" office:value="336193" calcext:value-type="float">
            <text:p>336193</text:p>
          </table:table-cell>
          <table:table-cell office:value-type="float" office:value="537588" calcext:value-type="float">
            <text:p>537588</text:p>
          </table:table-cell>
          <table:table-cell office:value-type="float" office:value="750896" calcext:value-type="float">
            <text:p>750896</text:p>
          </table:table-cell>
          <table:table-cell office:value-type="float" office:value="976383" calcext:value-type="float">
            <text:p>976383</text:p>
          </table:table-cell>
          <table:table-cell office:value-type="float" office:value="1215344" calcext:value-type="float">
            <text:p>1215344</text:p>
          </table:table-cell>
          <table:table-cell office:value-type="float" office:value="1468917" calcext:value-type="float">
            <text:p>1468917</text:p>
          </table:table-cell>
          <table:table-cell office:value-type="float" office:value="1740499" calcext:value-type="float">
            <text:p>1740499</text:p>
          </table:table-cell>
          <table:table-cell office:value-type="float" office:value="1825638" calcext:value-type="float">
            <text:p>182563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high</text:p>
          </table:table-cell>
          <table:table-cell office:value-type="float" office:value="166454" calcext:value-type="float">
            <text:p>166454</text:p>
          </table:table-cell>
          <table:table-cell office:value-type="float" office:value="213074" calcext:value-type="float">
            <text:p>213074</text:p>
          </table:table-cell>
          <table:table-cell office:value-type="float" office:value="474250" calcext:value-type="float">
            <text:p>474250</text:p>
          </table:table-cell>
          <table:table-cell office:value-type="float" office:value="759352" calcext:value-type="float">
            <text:p>759352</text:p>
          </table:table-cell>
          <table:table-cell office:value-type="float" office:value="1066707" calcext:value-type="float">
            <text:p>1066707</text:p>
          </table:table-cell>
          <table:table-cell office:value-type="float" office:value="1399025" calcext:value-type="float">
            <text:p>1399025</text:p>
          </table:table-cell>
          <table:table-cell office:value-type="float" office:value="1762671" calcext:value-type="float">
            <text:p>1762671</text:p>
          </table:table-cell>
          <table:table-cell table:number-columns-repeated="3" office:value-type="float" office:value="1825638" calcext:value-type="float">
            <text:p>182563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low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mean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high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low</text:p>
          </table:table-cell>
          <table:table-cell office:value-type="float" office:value="44714" calcext:value-type="float">
            <text:p>44714</text:p>
          </table:table-cell>
          <table:table-cell office:value-type="float" office:value="36739" calcext:value-type="float">
            <text:p>36739</text:p>
          </table:table-cell>
          <table:table-cell office:value-type="float" office:value="63730" calcext:value-type="float">
            <text:p>63730</text:p>
          </table:table-cell>
          <table:table-cell office:value-type="float" office:value="91148" calcext:value-type="float">
            <text:p>91148</text:p>
          </table:table-cell>
          <table:table-cell office:value-type="float" office:value="118689" calcext:value-type="float">
            <text:p>118689</text:p>
          </table:table-cell>
          <table:table-cell office:value-type="float" office:value="146286" calcext:value-type="float">
            <text:p>146286</text:p>
          </table:table-cell>
          <table:table-cell office:value-type="float" office:value="173846" calcext:value-type="float">
            <text:p>173846</text:p>
          </table:table-cell>
          <table:table-cell office:value-type="float" office:value="201498" calcext:value-type="float">
            <text:p>201498</text:p>
          </table:table-cell>
          <table:table-cell office:value-type="float" office:value="229331" calcext:value-type="float">
            <text:p>229331</text:p>
          </table:table-cell>
          <table:table-cell office:value-type="float" office:value="257321" calcext:value-type="float">
            <text:p>25732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mean</text:p>
          </table:table-cell>
          <table:table-cell office:value-type="float" office:value="44714" calcext:value-type="float">
            <text:p>44714</text:p>
          </table:table-cell>
          <table:table-cell office:value-type="float" office:value="54383" calcext:value-type="float">
            <text:p>54383</text:p>
          </table:table-cell>
          <table:table-cell office:value-type="float" office:value="99547" calcext:value-type="float">
            <text:p>99547</text:p>
          </table:table-cell>
          <table:table-cell office:value-type="float" office:value="145119" calcext:value-type="float">
            <text:p>145119</text:p>
          </table:table-cell>
          <table:table-cell office:value-type="float" office:value="190691" calcext:value-type="float">
            <text:p>190691</text:p>
          </table:table-cell>
          <table:table-cell office:value-type="float" office:value="236664" calcext:value-type="float">
            <text:p>236664</text:p>
          </table:table-cell>
          <table:table-cell office:value-type="float" office:value="283145" calcext:value-type="float">
            <text:p>283145</text:p>
          </table:table-cell>
          <table:table-cell office:value-type="float" office:value="330697" calcext:value-type="float">
            <text:p>330697</text:p>
          </table:table-cell>
          <table:table-cell office:value-type="float" office:value="379425" calcext:value-type="float">
            <text:p>379425</text:p>
          </table:table-cell>
          <table:table-cell office:value-type="float" office:value="429358" calcext:value-type="float">
            <text:p>42935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high</text:p>
          </table:table-cell>
          <table:table-cell office:value-type="float" office:value="44714" calcext:value-type="float">
            <text:p>44714</text:p>
          </table:table-cell>
          <table:table-cell office:value-type="float" office:value="72044" calcext:value-type="float">
            <text:p>72044</text:p>
          </table:table-cell>
          <table:table-cell office:value-type="float" office:value="135527" calcext:value-type="float">
            <text:p>135527</text:p>
          </table:table-cell>
          <table:table-cell office:value-type="float" office:value="199151" calcext:value-type="float">
            <text:p>199151</text:p>
          </table:table-cell>
          <table:table-cell office:value-type="float" office:value="263499" calcext:value-type="float">
            <text:p>263499</text:p>
          </table:table-cell>
          <table:table-cell office:value-type="float" office:value="329482" calcext:value-type="float">
            <text:p>329482</text:p>
          </table:table-cell>
          <table:table-cell office:value-type="float" office:value="397709" calcext:value-type="float">
            <text:p>397709</text:p>
          </table:table-cell>
          <table:table-cell office:value-type="float" office:value="468208" calcext:value-type="float">
            <text:p>468208</text:p>
          </table:table-cell>
          <table:table-cell office:value-type="float" office:value="540434" calcext:value-type="float">
            <text:p>540434</text:p>
          </table:table-cell>
          <table:table-cell office:value-type="float" office:value="614213" calcext:value-type="float">
            <text:p>61421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ow</text:p>
          </table:table-cell>
          <table:table-cell office:value-type="float" office:value="58391" calcext:value-type="float">
            <text:p>58391</text:p>
          </table:table-cell>
          <table:table-cell office:value-type="float" office:value="28223" calcext:value-type="float">
            <text:p>28223</text:p>
          </table:table-cell>
          <table:table-cell office:value-type="float" office:value="60973" calcext:value-type="float">
            <text:p>60973</text:p>
          </table:table-cell>
          <table:table-cell office:value-type="float" office:value="95900" calcext:value-type="float">
            <text:p>95900</text:p>
          </table:table-cell>
          <table:table-cell office:value-type="float" office:value="132289" calcext:value-type="float">
            <text:p>132289</text:p>
          </table:table-cell>
          <table:table-cell office:value-type="float" office:value="169343" calcext:value-type="float">
            <text:p>169343</text:p>
          </table:table-cell>
          <table:table-cell office:value-type="float" office:value="206896" calcext:value-type="float">
            <text:p>206896</text:p>
          </table:table-cell>
          <table:table-cell office:value-type="float" office:value="244907" calcext:value-type="float">
            <text:p>244907</text:p>
          </table:table-cell>
          <table:table-cell office:value-type="float" office:value="283413" calcext:value-type="float">
            <text:p>283413</text:p>
          </table:table-cell>
          <table:table-cell office:value-type="float" office:value="322614" calcext:value-type="float">
            <text:p>32261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ean</text:p>
          </table:table-cell>
          <table:table-cell office:value-type="float" office:value="58391" calcext:value-type="float">
            <text:p>58391</text:p>
          </table:table-cell>
          <table:table-cell office:value-type="float" office:value="56396" calcext:value-type="float">
            <text:p>56396</text:p>
          </table:table-cell>
          <table:table-cell office:value-type="float" office:value="122320" calcext:value-type="float">
            <text:p>122320</text:p>
          </table:table-cell>
          <table:table-cell office:value-type="float" office:value="191537" calcext:value-type="float">
            <text:p>191537</text:p>
          </table:table-cell>
          <table:table-cell office:value-type="float" office:value="262430" calcext:value-type="float">
            <text:p>262430</text:p>
          </table:table-cell>
          <table:table-cell office:value-type="float" office:value="335385" calcext:value-type="float">
            <text:p>335385</text:p>
          </table:table-cell>
          <table:table-cell office:value-type="float" office:value="411597" calcext:value-type="float">
            <text:p>411597</text:p>
          </table:table-cell>
          <table:table-cell office:value-type="float" office:value="492421" calcext:value-type="float">
            <text:p>492421</text:p>
          </table:table-cell>
          <table:table-cell office:value-type="float" office:value="579405" calcext:value-type="float">
            <text:p>579405</text:p>
          </table:table-cell>
          <table:table-cell office:value-type="float" office:value="674006" calcext:value-type="float">
            <text:p>67400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high</text:p>
          </table:table-cell>
          <table:table-cell office:value-type="float" office:value="58391" calcext:value-type="float">
            <text:p>58391</text:p>
          </table:table-cell>
          <table:table-cell office:value-type="float" office:value="86217" calcext:value-type="float">
            <text:p>86217</text:p>
          </table:table-cell>
          <table:table-cell office:value-type="float" office:value="186426" calcext:value-type="float">
            <text:p>186426</text:p>
          </table:table-cell>
          <table:table-cell office:value-type="float" office:value="290616" calcext:value-type="float">
            <text:p>290616</text:p>
          </table:table-cell>
          <table:table-cell office:value-type="float" office:value="400236" calcext:value-type="float">
            <text:p>400236</text:p>
          </table:table-cell>
          <table:table-cell office:value-type="float" office:value="519344" calcext:value-type="float">
            <text:p>519344</text:p>
          </table:table-cell>
          <table:table-cell office:value-type="float" office:value="652633" calcext:value-type="float">
            <text:p>652633</text:p>
          </table:table-cell>
          <table:table-cell office:value-type="float" office:value="804565" calcext:value-type="float">
            <text:p>804565</text:p>
          </table:table-cell>
          <table:table-cell office:value-type="float" office:value="977327" calcext:value-type="float">
            <text:p>977327</text:p>
          </table:table-cell>
          <table:table-cell office:value-type="float" office:value="1105743" calcext:value-type="float">
            <text:p>110574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low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mean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float" office:value="205" calcext:value-type="float">
            <text:p>205</text:p>
          </table:table-cell>
          <table:table-cell office:value-type="float" office:value="258" calcext:value-type="float">
            <text:p>258</text:p>
          </table:table-cell>
          <table:table-cell office:value-type="float" office:value="318" calcext:value-type="float">
            <text:p>318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high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17" calcext:value-type="float">
            <text:p>117</text:p>
          </table:table-cell>
          <table:table-cell office:value-type="float" office:value="182" calcext:value-type="float">
            <text:p>182</text:p>
          </table:table-cell>
          <table:table-cell office:value-type="float" office:value="255" calcext:value-type="float">
            <text:p>255</text:p>
          </table:table-cell>
          <table:table-cell office:value-type="float" office:value="343" calcext:value-type="float">
            <text:p>343</text:p>
          </table:table-cell>
          <table:table-cell table:number-columns-repeated="3"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low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mean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high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ow</text:p>
          </table:table-cell>
          <table:table-cell office:value-type="float" office:value="5629" calcext:value-type="float">
            <text:p>5629</text:p>
          </table:table-cell>
          <table:table-cell office:value-type="float" office:value="2388" calcext:value-type="float">
            <text:p>2388</text:p>
          </table:table-cell>
          <table:table-cell office:value-type="float" office:value="5099" calcext:value-type="float">
            <text:p>5099</text:p>
          </table:table-cell>
          <table:table-cell office:value-type="float" office:value="8508" calcext:value-type="float">
            <text:p>8508</text:p>
          </table:table-cell>
          <table:table-cell office:value-type="float" office:value="12269" calcext:value-type="float">
            <text:p>12269</text:p>
          </table:table-cell>
          <table:table-cell office:value-type="float" office:value="16232" calcext:value-type="float">
            <text:p>16232</text:p>
          </table:table-cell>
          <table:table-cell office:value-type="float" office:value="20406" calcext:value-type="float">
            <text:p>20406</text:p>
          </table:table-cell>
          <table:table-cell office:value-type="float" office:value="24721" calcext:value-type="float">
            <text:p>24721</text:p>
          </table:table-cell>
          <table:table-cell office:value-type="float" office:value="29145" calcext:value-type="float">
            <text:p>29145</text:p>
          </table:table-cell>
          <table:table-cell office:value-type="float" office:value="33669" calcext:value-type="float">
            <text:p>3366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mean</text:p>
          </table:table-cell>
          <table:table-cell office:value-type="float" office:value="5629" calcext:value-type="float">
            <text:p>5629</text:p>
          </table:table-cell>
          <table:table-cell office:value-type="float" office:value="4283" calcext:value-type="float">
            <text:p>4283</text:p>
          </table:table-cell>
          <table:table-cell office:value-type="float" office:value="10188" calcext:value-type="float">
            <text:p>10188</text:p>
          </table:table-cell>
          <table:table-cell office:value-type="float" office:value="16980" calcext:value-type="float">
            <text:p>16980</text:p>
          </table:table-cell>
          <table:table-cell office:value-type="float" office:value="24327" calcext:value-type="float">
            <text:p>24327</text:p>
          </table:table-cell>
          <table:table-cell office:value-type="float" office:value="32023" calcext:value-type="float">
            <text:p>32023</text:p>
          </table:table-cell>
          <table:table-cell office:value-type="float" office:value="39968" calcext:value-type="float">
            <text:p>39968</text:p>
          </table:table-cell>
          <table:table-cell office:value-type="float" office:value="48153" calcext:value-type="float">
            <text:p>48153</text:p>
          </table:table-cell>
          <table:table-cell office:value-type="float" office:value="56609" calcext:value-type="float">
            <text:p>56609</text:p>
          </table:table-cell>
          <table:table-cell office:value-type="float" office:value="65477" calcext:value-type="float">
            <text:p>6547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high</text:p>
          </table:table-cell>
          <table:table-cell office:value-type="float" office:value="5629" calcext:value-type="float">
            <text:p>5629</text:p>
          </table:table-cell>
          <table:table-cell office:value-type="float" office:value="6579" calcext:value-type="float">
            <text:p>6579</text:p>
          </table:table-cell>
          <table:table-cell office:value-type="float" office:value="15866" calcext:value-type="float">
            <text:p>15866</text:p>
          </table:table-cell>
          <table:table-cell office:value-type="float" office:value="26320" calcext:value-type="float">
            <text:p>26320</text:p>
          </table:table-cell>
          <table:table-cell office:value-type="float" office:value="37438" calcext:value-type="float">
            <text:p>37438</text:p>
          </table:table-cell>
          <table:table-cell office:value-type="float" office:value="49035" calcext:value-type="float">
            <text:p>49035</text:p>
          </table:table-cell>
          <table:table-cell office:value-type="float" office:value="61211" calcext:value-type="float">
            <text:p>61211</text:p>
          </table:table-cell>
          <table:table-cell office:value-type="float" office:value="74518" calcext:value-type="float">
            <text:p>74518</text:p>
          </table:table-cell>
          <table:table-cell table:number-columns-repeated="2" office:value-type="float" office:value="90842" calcext:value-type="float">
            <text:p>9084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low</text:p>
          </table:table-cell>
          <table:table-cell office:value-type="float" office:value="39142" calcext:value-type="float">
            <text:p>39142</text:p>
          </table:table-cell>
          <table:table-cell office:value-type="float" office:value="22948" calcext:value-type="float">
            <text:p>22948</text:p>
          </table:table-cell>
          <table:table-cell office:value-type="float" office:value="49069" calcext:value-type="float">
            <text:p>49069</text:p>
          </table:table-cell>
          <table:table-cell office:value-type="float" office:value="76872" calcext:value-type="float">
            <text:p>76872</text:p>
          </table:table-cell>
          <table:table-cell office:value-type="float" office:value="105891" calcext:value-type="float">
            <text:p>105891</text:p>
          </table:table-cell>
          <table:table-cell office:value-type="float" office:value="135963" calcext:value-type="float">
            <text:p>135963</text:p>
          </table:table-cell>
          <table:table-cell office:value-type="float" office:value="166920" calcext:value-type="float">
            <text:p>166920</text:p>
          </table:table-cell>
          <table:table-cell office:value-type="float" office:value="198736" calcext:value-type="float">
            <text:p>198736</text:p>
          </table:table-cell>
          <table:table-cell office:value-type="float" office:value="231333" calcext:value-type="float">
            <text:p>231333</text:p>
          </table:table-cell>
          <table:table-cell office:value-type="float" office:value="264708" calcext:value-type="float">
            <text:p>26470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mean</text:p>
          </table:table-cell>
          <table:table-cell office:value-type="float" office:value="39142" calcext:value-type="float">
            <text:p>39142</text:p>
          </table:table-cell>
          <table:table-cell office:value-type="float" office:value="38083" calcext:value-type="float">
            <text:p>38083</text:p>
          </table:table-cell>
          <table:table-cell office:value-type="float" office:value="81945" calcext:value-type="float">
            <text:p>81945</text:p>
          </table:table-cell>
          <table:table-cell office:value-type="float" office:value="128863" calcext:value-type="float">
            <text:p>128863</text:p>
          </table:table-cell>
          <table:table-cell office:value-type="float" office:value="178133" calcext:value-type="float">
            <text:p>178133</text:p>
          </table:table-cell>
          <table:table-cell office:value-type="float" office:value="229504" calcext:value-type="float">
            <text:p>229504</text:p>
          </table:table-cell>
          <table:table-cell office:value-type="float" office:value="282823" calcext:value-type="float">
            <text:p>282823</text:p>
          </table:table-cell>
          <table:table-cell office:value-type="float" office:value="338084" calcext:value-type="float">
            <text:p>338084</text:p>
          </table:table-cell>
          <table:table-cell office:value-type="float" office:value="395454" calcext:value-type="float">
            <text:p>395454</text:p>
          </table:table-cell>
          <table:table-cell office:value-type="float" office:value="455955" calcext:value-type="float">
            <text:p>45595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high</text:p>
          </table:table-cell>
          <table:table-cell office:value-type="float" office:value="39142" calcext:value-type="float">
            <text:p>39142</text:p>
          </table:table-cell>
          <table:table-cell office:value-type="float" office:value="53905" calcext:value-type="float">
            <text:p>53905</text:p>
          </table:table-cell>
          <table:table-cell office:value-type="float" office:value="116475" calcext:value-type="float">
            <text:p>116475</text:p>
          </table:table-cell>
          <table:table-cell office:value-type="float" office:value="183795" calcext:value-type="float">
            <text:p>183795</text:p>
          </table:table-cell>
          <table:table-cell office:value-type="float" office:value="255001" calcext:value-type="float">
            <text:p>255001</text:p>
          </table:table-cell>
          <table:table-cell office:value-type="float" office:value="329850" calcext:value-type="float">
            <text:p>329850</text:p>
          </table:table-cell>
          <table:table-cell office:value-type="float" office:value="408692" calcext:value-type="float">
            <text:p>408692</text:p>
          </table:table-cell>
          <table:table-cell office:value-type="float" office:value="493909" calcext:value-type="float">
            <text:p>493909</text:p>
          </table:table-cell>
          <table:table-cell table:number-columns-repeated="2" office:value-type="float" office:value="601829" calcext:value-type="float">
            <text:p>60182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low</text:p>
          </table:table-cell>
          <table:table-cell office:value-type="float" office:value="750" calcext:value-type="float">
            <text:p>750</text:p>
          </table:table-cell>
          <table:table-cell office:value-type="float" office:value="269" calcext:value-type="float">
            <text:p>269</text:p>
          </table:table-cell>
          <table:table-cell office:value-type="float" office:value="529" calcext:value-type="float">
            <text:p>529</text:p>
          </table:table-cell>
          <table:table-cell office:value-type="float" office:value="801" calcext:value-type="float">
            <text:p>801</text:p>
          </table:table-cell>
          <table:table-cell office:value-type="float" office:value="1081" calcext:value-type="float">
            <text:p>1081</text:p>
          </table:table-cell>
          <table:table-cell office:value-type="float" office:value="1367" calcext:value-type="float">
            <text:p>1367</text:p>
          </table:table-cell>
          <table:table-cell office:value-type="float" office:value="1655" calcext:value-type="float">
            <text:p>1655</text:p>
          </table:table-cell>
          <table:table-cell office:value-type="float" office:value="1939" calcext:value-type="float">
            <text:p>1939</text:p>
          </table:table-cell>
          <table:table-cell office:value-type="float" office:value="2226" calcext:value-type="float">
            <text:p>2226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mean</text:p>
          </table:table-cell>
          <table:table-cell office:value-type="float" office:value="750" calcext:value-type="float">
            <text:p>750</text:p>
          </table:table-cell>
          <table:table-cell office:value-type="float" office:value="739" calcext:value-type="float">
            <text:p>739</text:p>
          </table:table-cell>
          <table:table-cell office:value-type="float" office:value="1529" calcext:value-type="float">
            <text:p>1529</text:p>
          </table:table-cell>
          <table:table-cell office:value-type="float" office:value="2325" calcext:value-type="float">
            <text:p>2325</text:p>
          </table:table-cell>
          <table:table-cell office:value-type="float" office:value="3128" calcext:value-type="float">
            <text:p>3128</text:p>
          </table:table-cell>
          <table:table-cell office:value-type="float" office:value="3939" calcext:value-type="float">
            <text:p>3939</text:p>
          </table:table-cell>
          <table:table-cell office:value-type="float" office:value="4748" calcext:value-type="float">
            <text:p>4748</text:p>
          </table:table-cell>
          <table:table-cell table:number-columns-repeated="3" office:value-type="float" office:value="5247" calcext:value-type="float">
            <text:p>524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high</text:p>
          </table:table-cell>
          <table:table-cell office:value-type="float" office:value="750" calcext:value-type="float">
            <text:p>750</text:p>
          </table:table-cell>
          <table:table-cell office:value-type="float" office:value="1243" calcext:value-type="float">
            <text:p>1243</text:p>
          </table:table-cell>
          <table:table-cell office:value-type="float" office:value="2552" calcext:value-type="float">
            <text:p>2552</text:p>
          </table:table-cell>
          <table:table-cell office:value-type="float" office:value="3877" calcext:value-type="float">
            <text:p>3877</text:p>
          </table:table-cell>
          <table:table-cell table:number-columns-repeated="6" office:value-type="float" office:value="5247" calcext:value-type="float">
            <text:p>524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low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mean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high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ow</text:p>
          </table:table-cell>
          <table:table-cell office:value-type="float" office:value="71021" calcext:value-type="float">
            <text:p>71021</text:p>
          </table:table-cell>
          <table:table-cell office:value-type="float" office:value="53469" calcext:value-type="float">
            <text:p>53469</text:p>
          </table:table-cell>
          <table:table-cell office:value-type="float" office:value="105347" calcext:value-type="float">
            <text:p>105347</text:p>
          </table:table-cell>
          <table:table-cell office:value-type="float" office:value="160967" calcext:value-type="float">
            <text:p>160967</text:p>
          </table:table-cell>
          <table:table-cell office:value-type="float" office:value="219711" calcext:value-type="float">
            <text:p>219711</text:p>
          </table:table-cell>
          <table:table-cell office:value-type="float" office:value="281036" calcext:value-type="float">
            <text:p>281036</text:p>
          </table:table-cell>
          <table:table-cell office:value-type="float" office:value="344921" calcext:value-type="float">
            <text:p>344921</text:p>
          </table:table-cell>
          <table:table-cell office:value-type="float" office:value="411709" calcext:value-type="float">
            <text:p>411709</text:p>
          </table:table-cell>
          <table:table-cell office:value-type="float" office:value="482369" calcext:value-type="float">
            <text:p>482369</text:p>
          </table:table-cell>
          <table:table-cell office:value-type="float" office:value="558826" calcext:value-type="float">
            <text:p>55882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mean</text:p>
          </table:table-cell>
          <table:table-cell office:value-type="float" office:value="71021" calcext:value-type="float">
            <text:p>71021</text:p>
          </table:table-cell>
          <table:table-cell office:value-type="float" office:value="73471" calcext:value-type="float">
            <text:p>73471</text:p>
          </table:table-cell>
          <table:table-cell office:value-type="float" office:value="149124" calcext:value-type="float">
            <text:p>149124</text:p>
          </table:table-cell>
          <table:table-cell office:value-type="float" office:value="231047" calcext:value-type="float">
            <text:p>231047</text:p>
          </table:table-cell>
          <table:table-cell office:value-type="float" office:value="318029" calcext:value-type="float">
            <text:p>318029</text:p>
          </table:table-cell>
          <table:table-cell office:value-type="float" office:value="410342" calcext:value-type="float">
            <text:p>410342</text:p>
          </table:table-cell>
          <table:table-cell office:value-type="float" office:value="510318" calcext:value-type="float">
            <text:p>510318</text:p>
          </table:table-cell>
          <table:table-cell office:value-type="float" office:value="623600" calcext:value-type="float">
            <text:p>623600</text:p>
          </table:table-cell>
          <table:table-cell table:number-columns-repeated="2" office:value-type="float" office:value="672766" calcext:value-type="float">
            <text:p>67276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high</text:p>
          </table:table-cell>
          <table:table-cell office:value-type="float" office:value="71021" calcext:value-type="float">
            <text:p>71021</text:p>
          </table:table-cell>
          <table:table-cell office:value-type="float" office:value="94198" calcext:value-type="float">
            <text:p>94198</text:p>
          </table:table-cell>
          <table:table-cell office:value-type="float" office:value="194945" calcext:value-type="float">
            <text:p>194945</text:p>
          </table:table-cell>
          <table:table-cell office:value-type="float" office:value="304760" calcext:value-type="float">
            <text:p>304760</text:p>
          </table:table-cell>
          <table:table-cell office:value-type="float" office:value="423271" calcext:value-type="float">
            <text:p>423271</text:p>
          </table:table-cell>
          <table:table-cell office:value-type="float" office:value="555601" calcext:value-type="float">
            <text:p>555601</text:p>
          </table:table-cell>
          <table:table-cell table:number-columns-repeated="4" office:value-type="float" office:value="672766" calcext:value-type="float">
            <text:p>6727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document-statistic meta:table-count="1" meta:cell-count="5370" meta:object-count="0"/>
  </office:meta>
</office:document-meta>
</file>